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9ec4"/>
    </style:style>
    <style:style style:name="P2" style:family="paragraph" style:parent-style-name="Standard">
      <style:text-properties officeooo:rsid="000297c4" officeooo:paragraph-rsid="000297c4"/>
    </style:style>
    <style:style style:name="P3" style:family="paragraph" style:parent-style-name="Standard">
      <style:paragraph-properties fo:text-align="center" style:justify-single-word="false"/>
      <style:text-properties officeooo:rsid="000297c4" officeooo:paragraph-rsid="000297c4"/>
    </style:style>
    <style:style style:name="P4" style:family="paragraph" style:parent-style-name="Standard">
      <style:paragraph-properties fo:text-align="center" style:justify-single-word="false"/>
      <style:text-properties officeooo:rsid="00038444" officeooo:paragraph-rsid="00064a69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officeooo:rsid="00064a69" officeooo:paragraph-rsid="00064a69"/>
    </style:style>
    <style:style style:name="P7" style:family="paragraph" style:parent-style-name="Text_20_body">
      <style:paragraph-properties fo:text-align="start" style:justify-single-word="false"/>
      <style:text-properties officeooo:rsid="00064a69" officeooo:paragraph-rsid="00064a69"/>
    </style:style>
    <style:style style:name="P8" style:family="paragraph" style:parent-style-name="Text_20_body">
      <style:text-properties officeooo:rsid="00079ec4" officeooo:paragraph-rsid="00079ec4"/>
    </style:style>
    <style:style style:name="P9" style:family="paragraph" style:parent-style-name="Title">
      <style:text-properties officeooo:paragraph-rsid="000297c4"/>
    </style:style>
    <style:style style:name="P10" style:family="paragraph" style:parent-style-name="Heading_20_3">
      <style:text-properties officeooo:paragraph-rsid="00079ec4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9ec4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eek 2 Notes</text:p>
      <text:p text:style-name="P2"/>
      <text:h text:style-name="Heading_20_3" text:outline-level="3">Sum of Squared Errors</text:h>
      <text:p text:style-name="P3"><draw:g text:anchor-type="as-char" svg:y="-0.54cm" draw:z-index="1" draw:name="Shape1" draw:style-name="gr1"><svg:title>TexMaths</svg:title><svg:desc>12§display§E = \dfrac{1}{2} \sum_{i}(t_i - z_i)^2§svg§600§FALSE§</svg:desc><draw:g draw:style-name="gr2"><draw:path draw:style-name="gr3" draw:text-style-name="P11" svg:width="3.466cm" svg:height="1.02cm" svg:x="0.004cm" svg:y="0.021cm" svg:viewBox="0 0 3467 1021" svg:d="M1734 1021c-578 0-1156 0-1734 0 0-341 0-680 0-1021 1156 0 2311 0 3467 0 0 341 0 680 0 1021-577 0-1156 0-1733 0z"><text:p/></draw:path><draw:path draw:style-name="gr4" draw:text-style-name="P12" svg:width="0.304cm" svg:height="0.284cm" svg:x="-0.001cm" svg:y="0.278cm" svg:viewBox="0 0 305 285" svg:d="M282 188c1-2 1-5 2-6 0-1 0-5-4-5-5 0-5 3-6 5-28 63-44 90-116 90-20 0-40 0-61 0-6 0-7 0-9 0-4 0-6-1-6-3s0-3 2-11c10-39 19-76 29-114 14 0 27 0 42 0 36 0 36 8 36 19 0 2 0 8-4 20 0 3-1 4-1 5 0 3 2 5 6 5s5-2 6-8c8-33 16-66 24-99 0-2-2-4-5-4s-5 2-6 7c-8 32-17 42-55 42-13 0-26 0-40 0 9-34 17-69 26-102 3-15 4-16 22-16 21 0 40 0 60 0 51 0 64 12 64 47 0 10 0 11-1 22 0 2-1 4-1 7 0 1 1 6 4 6 5 0 6-3 6-11 3-24 6-49 9-73 1-11 0-11-11-11-71 0-143 0-214 0-8 0-12 0-12 8 0 5 4 5 12 5 16 0 28 0 28 7 0 2 0 3-2 10-20 74-38 149-57 223-3 17-5 19-38 19-7 0-11 0-11 9 0 4 4 4 11 4 73 0 146 0 219 0 10 0 10 0 14-7 13-30 25-60 38-90z"><text:p/></draw:path><draw:path draw:style-name="gr4" draw:text-style-name="P12" svg:width="0.28cm" svg:height="0.097cm" svg:x="0.458cm" svg:y="0.41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" svg:width="0.138cm" svg:height="0.28cm" svg:x="0.968cm" svg:y="-0.001cm" svg:viewBox="0 0 139 281" svg:d="M86 11c0-10 0-11-9-11-27 28-64 28-77 28 0 4 0 8 0 13 8 0 34 0 55-12 0 73 0 145 0 218 0 16-1 20-39 20-5 0-9 0-14 0 0 4 0 9 0 14 15-2 52-2 69-2s53 0 68 2c0-5 0-10 0-14-5 0-8 0-13 0-38 0-40-4-40-20 0-79 0-157 0-236z"><text:p/></draw:path><draw:path draw:style-name="gr4" draw:text-style-name="P12" svg:width="0.209cm" svg:height="0.016cm" svg:x="0.931cm" svg:y="0.45cm" svg:viewBox="0 0 210 17" svg:d="M104 17c-34 0-69 0-104 0 0-6 0-11 0-17 70 0 140 0 210 0 0 6 0 11 0 17-35 0-71 0-106 0z"><text:p/></draw:path><draw:path draw:style-name="gr4" draw:text-style-name="P12" svg:width="0.167cm" svg:height="0.28cm" svg:x="0.952cm" svg:y="0.57cm" svg:viewBox="0 0 168 281" svg:d="M32 248c15-14 30-29 45-43 66-59 91-81 91-123 0-48-37-82-89-82-48 0-79 40-79 77 0 23 22 23 23 23 7 0 21-5 21-22 0-11-7-22-22-22-3 0-4 0-5 0 9-27 32-43 56-43 39 0 57 35 57 69 0 33-21 67-45 93-26 30-54 60-80 90-5 5-5 6-5 16 52 0 104 0 156 0 4-26 8-50 12-74-4 0-6 0-10 0-2 12-6 32-9 38-4 3-31 3-41 3-25 0-50 0-76 0z"><text:p/></draw:path><draw:path draw:style-name="gr4" draw:text-style-name="P12" svg:width="0.559cm" svg:height="0.587cm" svg:x="1.286cm" svg:y="0.165cm" svg:viewBox="0 0 560 588" svg:d="M510 588c17-45 34-89 50-134-3 0-6 0-9 0-17 44-61 72-111 86-8 2-50 12-130 12-86 0-170 0-255 0 72-83 143-167 215-251 2-4 4-5 4-6s0-2-3-7c-66-90-131-179-197-268 77 0 154 0 231 0 56 0 95 6 99 6 23 4 59 11 93 33 11 6 39 25 54 60 3 0 6 0 9 0-16-40-33-79-50-119-167 0-332 0-499 0-10 0-10 0-11 2 0 2 0 10 0 15 74 102 149 202 223 304-73 86-145 171-218 255-5 4-4 4-5 7 0 5 4 5 11 5 167 0 332 0 499 0z"><text:p/></draw:path><draw:path draw:style-name="gr4" draw:text-style-name="P12" svg:width="0.088cm" svg:height="0.198cm" svg:x="1.522cm" svg:y="0.863cm" svg:viewBox="0 0 89 199" svg:d="M82 12c0-5-4-12-12-12-9 0-17 8-17 17 0 5 3 11 12 11 8 0 17-9 17-16zM22 162c-2 3-4 7-4 12 0 13 12 25 29 25 29 0 42-41 42-46 0-3-4-3-5-3-4 0-5 1-5 5-7 24-20 36-32 36-5 0-7-4-7-11 0-6 2-12 4-18 4-9 6-17 10-24 2-7 13-34 14-37 2-4 3-7 3-10 0-14-12-25-29-25-29 0-42 40-42 46 0 3 4 3 5 3 3 0 3-1 5-5 8-25 20-36 32-36 4 0 7 3 7 10s-2 12-9 30c-6 16-12 32-18 48z"><text:p/></draw:path><draw:path draw:style-name="gr4" draw:text-style-name="P12" svg:width="0.097cm" svg:height="0.42cm" svg:x="1.912cm" svg:y="0.248cm" svg:viewBox="0 0 98 421" svg:d="M98 417c0-2 0-2-7-9-53-53-66-133-66-197 0-73 16-147 67-199 6-6 6-6 6-7 0-4-2-5-4-5-4 0-42 29-68 83-20 45-26 92-26 128 0 32 5 83 28 131 26 51 62 79 66 79 2 0 4-1 4-4z"><text:p/></draw:path><draw:path draw:style-name="gr4" draw:text-style-name="P12" svg:width="0.129cm" svg:height="0.266cm" svg:x="2.044cm" svg:y="0.3cm" svg:viewBox="0 0 130 267" svg:d="M78 95c13 0 26 0 40 0 8 0 12 0 12-9 0-4-4-4-12-4-12 0-26 0-38 0 16-60 18-69 18-71 0-7-4-11-12-11-1 0-13 0-16 14-6 23-11 45-17 68-13 0-27 0-40 0-8 0-13 0-13 8 0 5 4 5 12 5 12 0 25 0 37 0-30 120-32 127-32 134 0 23 17 38 39 38 42 0 68-61 68-64 0-4-4-4-6-4-4 0-4 1-6 6-18 43-41 53-56 53-8 0-13-5-13-19 0-10 1-14 4-21 11-41 20-82 31-123z"><text:p/></draw:path><draw:path draw:style-name="gr4" draw:text-style-name="P12" svg:width="0.088cm" svg:height="0.197cm" svg:x="2.201cm" svg:y="0.432cm" svg:viewBox="0 0 89 198" svg:d="M82 11c0-5-4-11-12-11-9 0-17 7-17 17 0 5 3 11 12 11 8 0 17-9 17-17zM22 161c-2 3-4 7-4 13 0 13 12 24 29 24 29 0 42-40 42-45 0-3-4-3-5-3-4 0-4 1-5 5-7 22-20 36-32 36-5 0-7-5-7-11 0-7 2-12 4-19 4-8 6-16 10-23 2-7 13-35 14-38 2-3 3-6 3-10 0-13-12-24-29-24-29 0-42 40-42 44s4 4 5 4c3 0 3-1 5-5 8-25 20-36 32-36 4 0 7 3 7 11 0 7-2 11-9 30-6 16-12 31-18 47z"><text:p/></draw:path><draw:path draw:style-name="gr4" draw:text-style-name="P12" svg:width="0.257cm" svg:height="0.016cm" svg:x="2.455cm" svg:y="0.45cm" svg:viewBox="0 0 258 17" svg:d="M244 17c7 0 14 0 14-9 0-8-7-8-14-8-76 0-153 0-228 0-8 0-16 0-16 8 0 9 8 9 16 9 75 0 152 0 228 0z"><text:p/></draw:path><draw:path draw:style-name="gr4" draw:text-style-name="P12" svg:width="0.178cm" svg:height="0.19cm" svg:x="2.861cm" svg:y="0.377cm" svg:viewBox="0 0 179 191" svg:d="M37 151c23-24 35-35 51-48 13-12 26-23 40-37 41-40 51-60 51-61 0-5-4-4-5-5-4 0-5 1-7 5-12 20-22 27-31 27-11 0-16-7-22-14-7-10-14-18-29-18-31 0-51 40-51 48 0 2 1 5 6 5 3 0 4-3 4-5 9-19 33-19 36-19 9 0 17 2 27 6 17 6 21 6 32 6-14 18-50 49-59 55-12 12-25 24-37 36-29 27-43 51-43 55s4 4 5 4c3 0 3-2 6-5 11-16 23-27 36-27 9 0 14 4 25 16 7 10 14 16 26 16 42 0 66-53 66-65 0-2-1-4-4-4-4 0-5 3-6 5-10 28-36 36-51 36-8 0-15-2-25-6-14-5-20-7-29-7-1 0-8 0-12 1z"><text:p/></draw:path><draw:path draw:style-name="gr4" draw:text-style-name="P12" svg:width="0.089cm" svg:height="0.197cm" svg:x="3.052cm" svg:y="0.432cm" svg:viewBox="0 0 90 198" svg:d="M83 11c0-5-4-11-12-11-9 0-17 7-17 17 0 5 4 11 12 11s17-9 17-17zM22 161c-2 3-3 7-3 13 0 13 12 24 29 24 29 0 42-40 42-45 0-3-4-3-5-3-3 0-5 1-6 5-6 22-19 36-31 36-6 0-7-5-7-11 0-7 2-12 5-19 3-8 6-16 9-23s13-35 15-38c1-3 2-6 2-10 0-13-12-24-29-24-29 0-43 40-43 44s5 4 6 4c4 0 4-1 5-5 7-25 20-36 31-36 5 0 8 3 8 11 0 7-2 11-9 30-6 16-13 31-19 47z"><text:p/></draw:path><draw:path draw:style-name="gr4" draw:text-style-name="P12" svg:width="0.096cm" svg:height="0.42cm" svg:x="3.203cm" svg:y="0.248cm" svg:viewBox="0 0 97 421" svg:d="M97 211c0-34-3-84-27-132-26-51-62-79-66-79-3 0-4 2-4 5 0 1 0 1 8 9 41 41 65 108 65 197 0 72-15 145-67 199-6 5-6 5-6 7 0 3 1 4 4 4 4 0 43-29 67-82 21-46 26-93 26-128z"><text:p/></draw:path><draw:path draw:style-name="gr4" draw:text-style-name="P12" svg:width="0.13cm" svg:height="0.194cm" svg:x="3.361cm" svg:y="0.195cm" svg:viewBox="0 0 131 195" svg:d="M131 143c-4 0-7 0-11 0 0 6-4 24-7 26s-25 2-29 2c-18 0-37 0-55 0 31-27 42-35 60-50 21-17 42-35 42-63 0-36-31-58-70-58-36 0-61 26-61 53 0 15 13 17 16 17 7 0 15-5 15-16 0-5-2-16-17-16 9-20 29-27 44-27 28 0 44 23 44 47 0 26-18 46-28 56-24 24-46 47-70 71-4 2-4 3-4 10 41 0 80 0 121 0 4-18 6-34 10-52z"><text:p/></draw:path></draw:g></draw:g></text:p>
      <text:h text:style-name="Heading_20_3" text:outline-level="3">Cross Entropy</text:h>
      <text:p text:style-name="P3"><draw:g text:anchor-type="as-char" svg:y="-0.406cm" draw:z-index="0" draw:name="Shape2" draw:style-name="gr1"><svg:title>TexMaths</svg:title><svg:desc>12§display§E = \sum_{i} (-t_i\log(z_i) - (1-t_i)\log(1-z_i)§svg§600§FALSE§</svg:desc><draw:g draw:style-name="gr2"><draw:path draw:style-name="gr3" draw:text-style-name="P11" svg:width="7.351cm" svg:height="0.855cm" svg:x="0.004cm" svg:y="0.022cm" svg:viewBox="0 0 7352 856" svg:d="M3677 856c-1227 0-2452 0-3677 0 0-286 0-570 0-856 2450 0 4902 0 7352 0 0 286 0 570 0 856-1225 0-2450 0-3675 0z"><text:p/></draw:path><draw:path draw:style-name="gr4" draw:text-style-name="P12" svg:width="0.304cm" svg:height="0.285cm" svg:x="-0.001cm" svg:y="0.114cm" svg:viewBox="0 0 305 286" svg:d="M282 188c1-2 2-4 2-6 0-1 0-4-4-4-5 0-5 2-6 4-28 63-44 92-116 92-20 0-40 0-61 0-6 0-7 0-9-1-4 0-6 0-6-4 0-1 0-2 2-10 10-38 19-77 29-115 14 0 27 0 42 0 36 0 36 8 36 19 0 3 0 9-4 21 0 2-1 3-1 4 0 3 2 5 6 5s5-2 6-8c8-33 16-66 24-99 0-2-2-4-5-4s-5 2-6 7c-8 32-17 42-55 42-13 0-26 0-40 0 9-34 17-69 26-102 3-15 4-16 22-16 21 0 40 0 60 0 51 0 64 12 64 47 0 10 0 11-1 22 0 2-1 6-1 8 0 1 1 5 4 5 5 0 6-3 6-11 3-24 6-49 9-73 1-11 0-11-11-11-71 0-143 0-214 0-8 0-12 0-12 8 0 5 4 5 12 5 16 0 28 0 28 7 0 3 0 3-2 11-20 75-38 148-57 222-3 17-5 21-38 21-7 0-11 0-11 7 0 5 4 5 11 5 73 0 146 0 219 0 10 0 10 0 14-7 13-31 25-61 38-91z"><text:p/></draw:path><draw:path draw:style-name="gr4" draw:text-style-name="P12" svg:width="0.28cm" svg:height="0.097cm" svg:x="0.458cm" svg:y="0.24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" svg:width="0.561cm" svg:height="0.587cm" svg:x="0.904cm" svg:y="0cm" svg:viewBox="0 0 562 588" svg:d="M510 588c17-44 35-89 52-133-4 0-8 0-11 0-17 43-61 71-109 84-10 2-51 13-132 13-86 0-170 0-255 0 72-84 143-167 215-251 4-2 4-3 4-6 0-1 0-2-3-7-66-90-131-179-197-268 77 0 155 0 232 0 56 0 95 6 98 8 23 2 60 9 93 31 11 7 39 25 54 60 3 0 7 0 11 0-17-40-35-79-52-119-166 0-332 0-498 0-10 0-11 1-12 4 0 1 0 8 0 13 74 102 149 203 223 305-73 85-145 169-218 254-5 5-4 5-5 7 0 5 5 5 12 5 166 0 332 0 498 0z"><text:p/></draw:path><draw:path draw:style-name="gr4" draw:text-style-name="P12" svg:width="0.089cm" svg:height="0.197cm" svg:x="1.139cm" svg:y="0.7cm" svg:viewBox="0 0 90 198" svg:d="M82 11c0-5-4-11-12-11s-16 7-16 16c0 4 4 10 11 10 8 0 17-8 17-15zM22 161c-2 3-3 7-3 12 0 13 12 25 28 25 30 0 43-41 43-46 0-3-4-2-5-3-5 0-5 2-6 5-7 24-20 36-31 36-6 0-7-4-7-11 0-6 1-12 5-18 2-9 6-17 8-24 4-7 14-34 16-37 0-4 1-8 1-10 0-14-12-25-28-25-30 0-43 39-43 45 0 4 4 4 5 4 5 0 5-1 6-5 7-25 20-36 31-36 5 0 7 3 7 11 0 6-1 11-9 29-6 15-12 32-18 48z"><text:p/></draw:path><draw:path draw:style-name="gr4" draw:text-style-name="P12" svg:width="0.096cm" svg:height="0.42cm" svg:x="1.531cm" svg:y="0.084cm" svg:viewBox="0 0 97 421" svg:d="M97 418c0-1 0-3-7-10-53-53-66-133-66-197 0-73 16-146 68-199 5-5 5-6 5-7 0-4-1-5-3-5-5 0-42 29-68 83-21 45-26 92-26 128 0 33 5 84 28 131 25 52 61 79 66 79 2 0 3-1 3-3z"><text:p/></draw:path><draw:path draw:style-name="gr4" draw:text-style-name="P12" svg:width="0.256cm" svg:height="0.016cm" svg:x="1.688cm" svg:y="0.287cm" svg:viewBox="0 0 257 17" svg:d="M242 17c8 0 15 0 15-9 0-8-7-8-15-8-75 0-152 0-228 0-7 0-14 0-14 8 0 9 7 9 14 9 76 0 153 0 228 0z"><text:p/></draw:path><draw:path draw:style-name="gr4" draw:text-style-name="P12" svg:width="0.129cm" svg:height="0.267cm" svg:x="1.991cm" svg:y="0.137cm" svg:viewBox="0 0 130 268" svg:d="M77 95c13 0 26 0 39 0 9 0 14 0 14-9 0-4-5-4-12-4-12 0-26 0-38 0 16-60 17-69 17-71 0-7-5-11-12-11-1 0-13 0-17 14-4 23-10 45-15 68-13 0-28 0-41 0-8 0-12 0-12 8 0 5 4 5 12 5 12 0 25 0 37 0-31 120-32 127-32 134 0 23 15 39 38 39 43 0 67-62 67-65 0-4-3-4-4-4-4 0-5 1-6 6-18 43-41 54-56 54-8 0-13-6-13-20 0-10 1-12 3-19 10-42 20-83 31-125z"><text:p/></draw:path><draw:path draw:style-name="gr4" draw:text-style-name="P12" svg:width="0.089cm" svg:height="0.198cm" svg:x="2.147cm" svg:y="0.268cm" svg:viewBox="0 0 90 199" svg:d="M82 12c0-5-4-12-11-12-9 0-17 8-17 17 0 5 4 11 12 11s16-9 16-16zM22 161c-2 5-3 7-3 13 0 13 12 25 28 25 30 0 43-41 43-45s-4-4-5-4c-5 0-5 1-6 5-6 24-19 36-31 36-6 0-7-5-7-11 0-7 2-12 5-19 2-7 6-16 9-23s13-35 15-37c1-4 1-7 1-10 0-14-12-25-28-25-29 0-43 40-43 44 0 5 4 4 5 5 5 0 5-2 6-5 7-25 20-36 31-36 5 0 7 3 7 10s-1 12-8 30c-6 16-13 31-19 47z"><text:p/></draw:path><draw:path draw:style-name="gr4" draw:text-style-name="P12" svg:width="0.093cm" svg:height="0.291cm" svg:x="2.358cm" svg:y="0.107cm" svg:viewBox="0 0 94 292" svg:d="M60 0c-20 1-40 4-60 5 0 5 0 8 0 13 29 0 32 2 32 23 0 73 0 146 0 220 0 19-4 19-32 19 0 3 0 7 0 12 13 0 36-1 47-1s31 1 47 1c0-5 0-9 0-12-29 0-34 0-34-19 0-88 0-175 0-261z"><text:p/></draw:path><draw:path draw:style-name="gr4" draw:text-style-name="P12" svg:width="0.185cm" svg:height="0.192cm" svg:x="2.473cm" svg:y="0.211cm" svg:viewBox="0 0 186 193" svg:d="M186 98c0-54-42-98-92-98-53 0-94 47-94 98 0 56 43 95 92 95 52 0 94-41 94-95zM94 184c-18 0-38-10-48-29-11-18-11-45-11-59 0-17 0-40 9-58 12-20 32-28 48-28 20 0 38 9 48 27 11 18 11 42 11 59 0 14 0 37-9 56-9 18-28 32-48 32z"><text:p/></draw:path><draw:path draw:style-name="gr4" draw:text-style-name="P12" svg:width="0.192cm" svg:height="0.276cm" svg:x="2.683cm" svg:y="0.21cm" svg:viewBox="0 0 193 277" svg:d="M83 118c-37 0-37-42-37-52 0-11 0-25 7-35 2-6 13-18 30-18 36 0 36 43 36 53 0 11 0 24-6 35-4 5-13 17-30 17zM34 134c0-2 0-12 7-20 17 12 33 13 42 13 38 0 68-29 68-61 0-16-7-31-18-41 16-14 30-17 39-17 1 0 2 0 3 2-5 1-6 6-6 10 0 8 5 12 12 12 4 0 12-2 12-12 0-7-5-20-21-20-9 0-27 2-45 19-18-14-36-15-44-15-40 0-69 30-69 62 0 18 9 34 20 43-5 6-14 21-14 35 0 13 6 29 20 37-26 7-40 25-40 42 0 30 42 54 94 54 50 0 93-21 93-55 0-14-6-36-27-48-22-11-47-11-72-11-11 0-29 0-33-1-13-1-21-14-21-28zM94 268c-42 0-71-22-71-45 0-19 15-35 35-36 8 0 15 0 24 0 36 0 84 0 84 36 0 23-30 45-72 45z"><text:p/></draw:path><draw:path draw:style-name="gr4" draw:text-style-name="P12" svg:width="0.096cm" svg:height="0.42cm" svg:x="2.93cm" svg:y="0.084cm" svg:viewBox="0 0 97 421" svg:d="M97 418c0-1 0-3-7-10-52-53-66-133-66-197 0-73 17-146 68-199 5-5 5-6 5-7 0-4-1-5-3-5-5 0-42 29-68 83-21 45-26 92-26 128 0 33 5 84 28 131 25 52 61 79 66 79 2 0 3-1 3-3z"><text:p/></draw:path><draw:path draw:style-name="gr4" draw:text-style-name="P12" svg:width="0.178cm" svg:height="0.19cm" svg:x="3.071cm" svg:y="0.213cm" svg:viewBox="0 0 179 191" svg:d="M38 151c23-24 35-35 50-48 14-12 26-23 42-37 39-40 49-60 49-61 0-5-4-5-5-5-2 0-4 1-6 5-13 20-23 27-32 27-11 0-15-7-22-14-7-10-14-18-29-18-31 0-50 40-50 48 0 2 1 5 5 5 3 0 4-1 6-5 7-19 32-19 34-19 10 0 17 2 28 6 17 6 20 6 32 6-15 19-51 49-58 55-14 12-26 24-39 36-29 28-43 52-43 55 0 4 4 4 5 4 3 0 5 0 7-5 10-16 22-26 36-26 10 0 13 3 24 15 7 10 14 16 26 16 42 0 68-53 68-65 0-1-3-4-6-4-4 0-4 3-5 5-11 28-37 36-52 36-8 0-15-2-24-6-14-5-21-7-30-7-1 0-7 0-11 1z"><text:p/></draw:path><draw:path draw:style-name="gr4" draw:text-style-name="P12" svg:width="0.088cm" svg:height="0.198cm" svg:x="3.263cm" svg:y="0.268cm" svg:viewBox="0 0 89 199" svg:d="M82 12c0-5-4-12-12-12-9 0-17 8-17 17 0 5 3 11 12 11 8 0 17-9 17-16zM22 161c-2 5-3 7-3 13 0 13 11 25 28 25 29 0 42-41 42-45s-4-4-5-4c-4 0-4 1-5 5-7 24-20 36-31 36-6 0-8-5-8-11 0-7 2-12 4-19 4-7 8-16 10-23s13-35 14-37c2-4 3-7 3-10 0-14-12-25-29-25-29 0-42 40-42 44 0 5 4 5 5 5 3 0 5-2 5-5 8-25 21-36 32-36 5 0 7 3 7 10s-2 12-9 30c-6 16-12 31-18 47z"><text:p/></draw:path><draw:path draw:style-name="gr4" draw:text-style-name="P12" svg:width="0.097cm" svg:height="0.42cm" svg:x="3.413cm" svg:y="0.084cm" svg:viewBox="0 0 98 421" svg:d="M98 211c0-33-4-84-27-132-27-51-63-79-66-79s-5 2-5 5c0 1 0 2 8 9 41 42 65 108 65 197 0 72-15 146-67 200-6 4-6 6-6 7 0 2 2 3 5 3s42-28 67-81c22-47 26-94 26-129z"><text:p/></draw:path><draw:path draw:style-name="gr4" draw:text-style-name="P12" svg:width="0.257cm" svg:height="0.016cm" svg:x="3.68cm" svg:y="0.287cm" svg:viewBox="0 0 258 17" svg:d="M242 17c8 0 16 0 16-9 0-8-8-8-16-8-75 0-152 0-228 0-7 0-14 0-14 8 0 9 7 9 14 9 76 0 153 0 228 0z"><text:p/></draw:path><draw:path draw:style-name="gr4" draw:text-style-name="P12" svg:width="0.097cm" svg:height="0.42cm" svg:x="4.109cm" svg:y="0.084cm" svg:viewBox="0 0 98 421" svg:d="M98 418c0-1 0-3-7-10-53-53-67-133-67-197 0-73 17-146 68-199 6-5 6-6 6-7 0-4-2-5-4-5-4 0-42 29-68 83-21 45-26 92-26 128 0 33 5 84 28 131 25 52 62 79 66 79 2 0 4-1 4-3z"><text:p/></draw:path><draw:path draw:style-name="gr4" draw:text-style-name="P12" svg:width="0.138cm" svg:height="0.279cm" svg:x="4.268cm" svg:y="0.12cm" svg:viewBox="0 0 139 280" svg:d="M86 11c0-10 0-11-9-11-27 26-64 26-77 26 0 5 0 9 0 14 8 0 34 0 55-11 0 73 0 145 0 218 0 15-1 21-38 21-5 0-10 0-15 0 0 3 0 7 0 12 16-1 52-1 69-1s54 0 68 1c0-5 0-9 0-12-5 0-8 0-13 0-38 0-40-5-40-21 0-79 0-157 0-236z"><text:p/></draw:path><draw:path draw:style-name="gr4" draw:text-style-name="P12" svg:width="0.257cm" svg:height="0.016cm" svg:x="4.571cm" svg:y="0.287cm" svg:viewBox="0 0 258 17" svg:d="M242 17c8 0 16 0 16-9 0-8-8-8-16-8-75 0-152 0-228 0-7 0-14 0-14 8 0 9 7 9 14 9 76 0 153 0 228 0z"><text:p/></draw:path><draw:path draw:style-name="gr4" draw:text-style-name="P12" svg:width="0.129cm" svg:height="0.267cm" svg:x="4.967cm" svg:y="0.137cm" svg:viewBox="0 0 130 268" svg:d="M77 95c13 0 27 0 41 0 8 0 12 0 12-9 0-4-4-4-12-4-12 0-26 0-38 0 16-60 18-69 18-71 0-7-6-11-12-11-2 0-13 0-18 14-4 23-10 45-15 68-13 0-27 0-40 0-8 0-13 0-13 8 0 5 4 5 12 5 12 0 25 0 37 0-30 120-32 127-32 134 0 23 17 39 39 39 42 0 66-62 66-65 0-4-2-4-4-4-4 0-4 1-6 6-18 43-41 54-56 54-8 0-13-6-13-20 0-10 1-12 3-19 10-42 20-83 31-125z"><text:p/></draw:path><draw:path draw:style-name="gr4" draw:text-style-name="P12" svg:width="0.088cm" svg:height="0.198cm" svg:x="5.124cm" svg:y="0.268cm" svg:viewBox="0 0 89 199" svg:d="M82 12c0-5-4-12-12-12-9 0-17 8-17 17 0 5 3 11 12 11 8 0 17-9 17-16zM20 161c0 5-2 7-2 13 0 13 12 25 29 25 29 0 42-41 42-45s-4-4-5-4c-4 0-5 1-6 5-6 24-19 36-31 36-6 0-7-5-7-11 0-7 2-12 4-19 4-7 6-16 10-23 2-7 13-35 14-37 2-4 3-7 3-10 0-14-12-25-29-25-29 0-42 40-42 44 0 5 4 5 5 5 3 0 3-2 5-5 8-25 20-36 31-36 5 0 8 3 8 10s-2 12-9 30c-6 16-14 31-20 47z"><text:p/></draw:path><draw:path draw:style-name="gr4" draw:text-style-name="P12" svg:width="0.097cm" svg:height="0.42cm" svg:x="5.274cm" svg:y="0.084cm" svg:viewBox="0 0 98 421" svg:d="M98 211c0-33-4-84-28-132-26-51-62-79-65-79-4 0-5 2-5 5 0 1 0 2 8 9 41 42 65 108 65 197 0 72-15 146-67 200-6 4-6 6-6 7 0 2 1 3 5 3 3 0 42-28 66-81 21-47 27-94 27-129z"><text:p/></draw:path><draw:path draw:style-name="gr4" draw:text-style-name="P12" svg:width="0.093cm" svg:height="0.291cm" svg:x="5.498cm" svg:y="0.107cm" svg:viewBox="0 0 94 292" svg:d="M60 0c-20 1-40 4-60 5 0 5 0 8 0 13 29 0 32 2 32 23 0 73 0 146 0 220 0 19-4 19-32 19 0 3 0 7 0 12 13 0 36-1 47-1s31 1 47 1c0-5 0-9 0-12-29 0-34 0-34-19 0-88 0-175 0-261z"><text:p/></draw:path><draw:path draw:style-name="gr4" draw:text-style-name="P12" svg:width="0.185cm" svg:height="0.192cm" svg:x="5.613cm" svg:y="0.211cm" svg:viewBox="0 0 186 193" svg:d="M186 98c0-54-42-98-92-98-53 0-94 47-94 98 0 56 43 95 92 95 52 0 94-41 94-95zM94 184c-18 0-38-10-48-29-11-18-11-45-11-59 0-17 0-40 9-58 12-20 32-28 48-28 20 0 38 9 48 27 11 18 11 42 11 59 0 14 0 37-9 56-9 18-28 32-48 32z"><text:p/></draw:path><draw:path draw:style-name="gr4" draw:text-style-name="P12" svg:width="0.192cm" svg:height="0.276cm" svg:x="5.823cm" svg:y="0.21cm" svg:viewBox="0 0 193 277" svg:d="M82 118c-36 0-36-42-36-52 0-11 0-25 7-35 2-6 12-18 29-18 37 0 37 43 37 53 0 11 0 24-7 35-3 5-12 17-30 17zM34 134c0-2 0-12 7-20 15 12 33 13 41 13 39 0 68-29 68-61 0-16-6-31-17-41 16-14 30-17 39-17 1 0 2 0 3 2-5 1-6 6-6 10 0 8 5 12 12 12 4 0 12-2 12-12 0-7-5-20-21-20-9 0-28 2-45 19-18-14-36-15-45-15-39 0-68 30-68 62 0 18 9 34 20 43-6 6-14 21-14 35 0 13 6 29 20 37-26 7-40 25-40 42 0 30 42 54 94 54 49 0 93-21 93-55 0-14-6-36-27-48-22-11-47-11-72-11-11 0-29 0-33-1-13-1-21-14-21-28zM94 268c-42 0-71-22-71-45 0-19 15-35 33-36 9 0 17 0 26 0 36 0 84 0 84 36 0 23-30 45-72 45z"><text:p/></draw:path><draw:path draw:style-name="gr4" draw:text-style-name="P12" svg:width="0.096cm" svg:height="0.42cm" svg:x="6.071cm" svg:y="0.084cm" svg:viewBox="0 0 97 421" svg:d="M97 418c0-1 0-3-7-10-53-53-66-133-66-197 0-73 17-146 68-199 5-5 5-6 5-7 0-4-1-5-3-5-5 0-42 29-68 83-21 45-26 92-26 128 0 33 5 84 28 131 25 52 61 79 66 79 2 0 3-1 3-3z"><text:p/></draw:path><draw:path draw:style-name="gr4" draw:text-style-name="P12" svg:width="0.138cm" svg:height="0.279cm" svg:x="6.23cm" svg:y="0.12cm" svg:viewBox="0 0 139 280" svg:d="M86 11c0-10 0-11-9-11-27 26-64 26-77 26 0 5 0 9 0 14 8 0 34 0 55-11 0 73 0 145 0 218 0 15-1 21-39 21-5 0-9 0-14 0 0 3 0 7 0 12 15-1 52-1 69-1s54 0 68 1c0-5 0-9 0-12-5 0-8 0-13 0-38 0-40-5-40-21 0-79 0-157 0-236z"><text:p/></draw:path><draw:path draw:style-name="gr4" draw:text-style-name="P12" svg:width="0.256cm" svg:height="0.016cm" svg:x="6.533cm" svg:y="0.287cm" svg:viewBox="0 0 257 17" svg:d="M242 17c8 0 15 0 15-9 0-8-7-8-15-8-75 0-152 0-228 0-7 0-14 0-14 8 0 9 7 9 14 9 76 0 153 0 228 0z"><text:p/></draw:path><draw:path draw:style-name="gr4" draw:text-style-name="P12" svg:width="0.178cm" svg:height="0.19cm" svg:x="6.937cm" svg:y="0.213cm" svg:viewBox="0 0 179 191" svg:d="M38 151c23-24 35-35 50-48 14-12 26-23 42-37 39-40 49-60 49-61 0-5-4-5-5-5-2 0-4 1-6 5-13 20-23 27-32 27-11 0-15-7-21-14-8-10-15-18-30-18-31 0-50 40-50 48 0 2 1 5 5 5 3 0 4-1 6-5 7-19 32-19 34-19 10 0 17 2 28 6 17 6 20 6 32 6-15 19-51 49-58 55-14 12-26 24-39 36-29 28-43 52-43 55 0 4 4 4 5 4 3 0 5 0 7-5 10-16 22-26 36-26 10 0 13 3 24 15 7 10 14 16 28 16 40 0 66-53 66-65 0-1-3-4-6-4-4 0-4 3-5 5-11 28-37 36-52 36-8 0-15-2-24-6-14-5-21-7-30-7-1 0-7 0-11 1z"><text:p/></draw:path><draw:path draw:style-name="gr4" draw:text-style-name="P12" svg:width="0.088cm" svg:height="0.198cm" svg:x="7.129cm" svg:y="0.268cm" svg:viewBox="0 0 89 199" svg:d="M82 12c0-5-4-12-12-12-9 0-17 8-17 17 0 5 5 11 12 11 8 0 17-9 17-16zM22 161c-2 5-3 7-3 13 0 13 11 25 28 25 30 0 42-41 42-45s-4-4-5-4c-4 0-4 1-5 5-7 24-20 36-31 36-6 0-8-5-8-11 0-7 2-12 4-19 4-7 8-16 10-23 4-7 13-35 14-37 2-4 3-7 3-10 0-14-12-25-29-25-29 0-42 40-42 44 0 5 4 5 5 5 3 0 5-2 5-5 8-25 21-36 32-36 5 0 7 3 7 10s-2 12-9 30c-6 16-12 31-18 47z"><text:p/></draw:path><draw:path draw:style-name="gr4" draw:text-style-name="P12" svg:width="0.097cm" svg:height="0.42cm" svg:x="7.279cm" svg:y="0.084cm" svg:viewBox="0 0 98 421" svg:d="M98 211c0-33-4-84-27-132-25-51-63-79-66-79s-5 2-5 5c0 1 0 2 8 9 41 42 65 108 65 197 0 72-15 146-67 200-6 4-6 6-6 7 0 2 2 3 5 3s42-28 67-81c22-47 26-94 26-129z"><text:p/></draw:path></draw:g></draw:g></text:p>
      <text:h text:style-name="Heading_20_3" text:outline-level="3">Softmax</text:h>
      <text:p text:style-name="P4"><draw:g text:anchor-type="as-char" svg:y="-0.406cm" draw:z-index="16" draw:name="Shape3" draw:style-name="gr1"><svg:title>TexMaths</svg:title><svg:desc>12§display§E = \sum_i (-t_i \log z_i - (1 - t_i) \log (1 - z_i))§svg§600§FALSE§</svg:desc><draw:g draw:style-name="gr2"><draw:path draw:style-name="gr3" draw:text-style-name="P11" svg:width="7.259cm" svg:height="0.855cm" svg:x="0.004cm" svg:y="0.022cm" svg:viewBox="0 0 7260 856" svg:d="M3631 856c-1211 0-2421 0-3631 0 0-286 0-570 0-856 2420 0 4841 0 7260 0 0 286 0 570 0 856-1210 0-2419 0-3629 0z"><text:p/></draw:path><draw:path draw:style-name="gr4" draw:text-style-name="P12" svg:width="0.304cm" svg:height="0.285cm" svg:x="-0.001cm" svg:y="0.114cm" svg:viewBox="0 0 305 286" svg:d="M282 188c1-2 2-4 2-6 0-1 0-4-4-4-5 0-5 2-6 4-28 63-44 92-116 92-20 0-40 0-61 0-6 0-7 0-9-1-4 0-6 0-6-4 0-1 0-2 2-10 10-38 19-77 29-115 14 0 27 0 42 0 36 0 36 8 36 19 0 3 0 9-4 21 0 2-1 3-1 4 0 3 2 5 6 5s5-2 6-8c8-33 16-66 24-99 0-2-2-4-5-4s-5 2-6 7c-8 32-17 42-55 42-13 0-26 0-40 0 9-34 17-69 26-102 3-15 4-16 22-16 21 0 40 0 60 0 51 0 64 12 64 47 0 10 0 11-1 22 0 2-1 6-1 8 0 1 1 5 4 5 5 0 6-3 6-11 3-24 6-49 9-73 1-11 0-11-11-11-71 0-143 0-214 0-8 0-12 0-12 8 0 5 4 5 12 5 16 0 28 0 28 7 0 3 0 3-2 11-20 75-38 148-57 222-3 17-5 21-38 21-7 0-11 0-11 7 0 5 4 5 11 5 73 0 146 0 219 0 10 0 10 0 14-7 13-31 25-61 38-91z"><text:p/></draw:path><draw:path draw:style-name="gr4" draw:text-style-name="P12" svg:width="0.28cm" svg:height="0.097cm" svg:x="0.459cm" svg:y="0.24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" svg:width="0.561cm" svg:height="0.587cm" svg:x="0.904cm" svg:y="0cm" svg:viewBox="0 0 562 588" svg:d="M510 588c17-44 35-89 52-133-4 0-7 0-11 0-17 43-61 71-109 84-10 2-51 13-132 13-86 0-170 0-255 0 72-84 143-167 215-251 4-2 4-3 4-6 0-1 0-2-3-7-66-90-131-179-197-268 77 0 155 0 232 0 56 0 95 6 98 8 23 2 60 9 93 31 11 7 40 25 54 60 4 0 7 0 11 0-17-40-35-79-52-119-166 0-332 0-498 0-10 0-11 1-12 4 0 1 0 8 0 13 74 102 149 203 223 305-73 85-145 169-218 254-5 5-4 5-5 7 0 5 5 5 12 5 166 0 332 0 498 0z"><text:p/></draw:path><draw:path draw:style-name="gr4" draw:text-style-name="P12" svg:width="0.089cm" svg:height="0.197cm" svg:x="1.139cm" svg:y="0.7cm" svg:viewBox="0 0 90 198" svg:d="M82 11c0-5-4-11-12-11s-16 7-16 16c0 4 4 10 11 10 8 0 17-8 17-15zM22 161c-2 3-3 7-3 12 0 13 12 25 28 25 30 0 43-41 43-46 0-3-4-2-5-3-5 0-5 2-6 5-7 24-20 36-31 36-6 0-7-4-7-11 0-6 1-12 5-18 2-9 6-17 9-24s13-34 15-37c0-4 1-8 1-10 0-14-12-25-28-25-30 0-43 39-43 45 0 4 4 4 5 4 5 0 5-1 6-5 7-25 20-36 31-36 5 0 7 3 7 11 0 6-1 11-9 29-6 15-12 32-18 48z"><text:p/></draw:path><draw:path draw:style-name="gr4" draw:text-style-name="P12" svg:width="0.096cm" svg:height="0.42cm" svg:x="1.532cm" svg:y="0.084cm" svg:viewBox="0 0 97 421" svg:d="M97 418c0-1 0-3-7-10-53-53-66-133-66-197 0-73 16-146 68-199 5-5 5-6 5-7 0-4-1-5-3-5-5 0-42 29-68 83-21 45-26 92-26 128 0 33 5 84 28 131 25 52 61 79 66 79 2 0 3-1 3-3z"><text:p/></draw:path><draw:path draw:style-name="gr4" draw:text-style-name="P12" svg:width="0.256cm" svg:height="0.016cm" svg:x="1.689cm" svg:y="0.287cm" svg:viewBox="0 0 257 17" svg:d="M242 17c8 0 15 0 15-9 0-8-7-8-15-8-75 0-152 0-228 0-7 0-14 0-14 8 0 9 7 9 14 9 76 0 153 0 228 0z"><text:p/></draw:path><draw:path draw:style-name="gr4" draw:text-style-name="P12" svg:width="0.129cm" svg:height="0.267cm" svg:x="1.991cm" svg:y="0.137cm" svg:viewBox="0 0 130 268" svg:d="M77 95c13 0 26 0 39 0 9 0 14 0 14-9 0-4-5-4-12-4-12 0-26 0-38 0 16-60 17-69 17-71 0-7-5-11-12-11-1 0-13 0-17 14-4 23-10 45-15 68-13 0-27 0-40 0-9 0-13 0-13 8 0 5 4 5 12 5 12 0 25 0 37 0-31 120-32 127-32 134 0 23 15 39 38 39 43 0 67-62 67-65 0-4-3-4-4-4-4 0-5 1-6 6-18 43-41 54-56 54-8 0-13-6-13-20 0-10 1-12 3-19 10-42 20-83 31-125z"><text:p/></draw:path><draw:path draw:style-name="gr4" draw:text-style-name="P12" svg:width="0.089cm" svg:height="0.198cm" svg:x="2.147cm" svg:y="0.268cm" svg:viewBox="0 0 90 199" svg:d="M82 12c0-5-3-12-11-12-9 0-17 8-17 17 0 5 4 11 12 11s16-9 16-16zM22 161c-2 5-3 7-3 13 0 13 12 25 28 25 30 0 43-41 43-45s-4-4-5-4c-5 0-5 1-6 5-6 24-19 36-31 36-6 0-7-5-7-11 0-7 2-12 5-19 2-7 6-16 9-23s13-35 15-37c1-4 1-7 1-10 0-14-11-25-28-25-29 0-43 40-43 44 0 5 5 5 6 5 4 0 4-2 5-5 7-25 20-36 31-36 5 0 7 3 7 10s-1 12-8 30c-6 16-13 31-19 47z"><text:p/></draw:path><draw:path draw:style-name="gr4" draw:text-style-name="P12" svg:width="0.093cm" svg:height="0.291cm" svg:x="2.359cm" svg:y="0.107cm" svg:viewBox="0 0 94 292" svg:d="M61 0c-20 1-41 4-61 5 0 5 0 8 0 13 30 0 32 2 32 23 0 73 0 146 0 220 0 19-4 19-32 19 0 3 0 7 0 12 14 0 36-1 47-1s31 1 47 1c0-5 0-9 0-12-29 0-33 0-33-19 0-88 0-175 0-261z"><text:p/></draw:path><draw:path draw:style-name="gr4" draw:text-style-name="P12" svg:width="0.185cm" svg:height="0.192cm" svg:x="2.474cm" svg:y="0.211cm" svg:viewBox="0 0 186 193" svg:d="M186 98c0-54-42-98-92-98-53 0-94 47-94 98 0 56 43 95 92 95 52 0 94-41 94-95zM94 184c-18 0-38-10-48-29-11-18-11-45-11-59 0-17 0-40 9-58 12-20 32-28 48-28 20 0 38 9 48 27 11 18 11 42 11 59 0 14 0 37-8 56-10 18-29 32-49 32z"><text:p/></draw:path><draw:path draw:style-name="gr4" draw:text-style-name="P12" svg:width="0.192cm" svg:height="0.276cm" svg:x="2.684cm" svg:y="0.21cm" svg:viewBox="0 0 193 277" svg:d="M83 118c-37 0-37-42-37-52 0-11 0-25 7-35 2-6 13-18 30-18 36 0 36 43 36 53 0 11 0 24-6 35-4 5-13 17-30 17zM34 134c0-2 0-12 7-20 17 12 33 13 42 13 38 0 68-29 68-61 0-16-7-31-18-41 16-14 30-17 39-17 1 0 2 0 3 2-5 1-6 6-6 10 0 8 5 12 12 12 4 0 12-2 12-12 0-7-5-20-21-20-9 0-27 2-45 19-18-14-36-15-44-15-40 0-69 30-69 62 0 18 9 34 20 43-5 6-14 21-14 35 0 13 6 29 20 37-26 7-40 25-40 42 0 30 42 54 94 54 50 0 93-21 93-55 0-14-6-36-27-48-22-11-47-11-72-11-11 0-29 0-33-1-13-1-21-14-21-28zM94 268c-42 0-71-22-71-45 0-19 15-35 35-36 8 0 15 0 24 0 36 0 84 0 84 36 0 23-30 45-72 45z"><text:p/></draw:path><draw:path draw:style-name="gr4" draw:text-style-name="P12" svg:width="0.178cm" svg:height="0.19cm" svg:x="2.978cm" svg:y="0.213cm" svg:viewBox="0 0 179 191" svg:d="M37 151c23-24 36-35 51-48 14-12 26-23 42-37 39-40 49-60 49-61 0-5-4-5-5-5-2 0-5 1-6 5-13 20-23 27-32 27-11 0-15-7-22-14-7-10-14-18-29-18-31 0-50 40-50 48 0 2 1 5 5 5 3 0 4-1 4-5 9-19 34-19 36-19 10 0 17 2 27 6 18 6 21 6 33 6-15 19-51 49-58 55-14 12-26 24-39 36-29 28-43 52-43 55 0 4 4 4 5 4 3 0 5 0 7-5 10-16 22-26 36-26 10 0 13 3 24 15 7 10 14 16 26 16 42 0 68-53 68-65 0-1-3-4-6-4-4 0-4 3-6 5-10 28-36 36-51 36-8 0-15-2-24-6-14-5-21-7-30-7-1 0-7 0-12 1z"><text:p/></draw:path><draw:path draw:style-name="gr4" draw:text-style-name="P12" svg:width="0.088cm" svg:height="0.198cm" svg:x="3.17cm" svg:y="0.268cm" svg:viewBox="0 0 89 199" svg:d="M82 12c0-5-4-12-12-12-9 0-17 8-17 17 0 5 3 11 12 11 8 0 17-9 17-16zM22 161c-2 5-4 7-4 13 0 13 12 25 29 25 29 0 42-41 42-45s-4-4-5-4c-4 0-4 1-5 5-7 24-20 36-31 36-6 0-8-5-8-11 0-7 2-12 4-19 4-7 8-16 10-23s13-35 14-37c2-4 3-7 3-10 0-14-12-25-29-25-29 0-42 40-42 44 0 5 4 5 5 5 3 0 5-2 5-5 8-25 21-36 32-36 5 0 7 3 7 10s-2 12-9 30c-6 16-12 31-18 47z"><text:p/></draw:path><draw:path draw:style-name="gr4" draw:text-style-name="P12" svg:width="0.257cm" svg:height="0.016cm" svg:x="3.424cm" svg:y="0.287cm" svg:viewBox="0 0 258 17" svg:d="M244 17c7 0 14 0 14-9 0-8-7-8-14-8-76 0-153 0-228 0-8 0-16 0-16 8 0 9 8 9 16 9 75 0 152 0 228 0z"><text:p/></draw:path><draw:path draw:style-name="gr4" draw:text-style-name="P12" svg:width="0.097cm" svg:height="0.42cm" svg:x="3.852cm" svg:y="0.084cm" svg:viewBox="0 0 98 421" svg:d="M98 418c0-1 0-3-7-10-53-53-66-133-66-197 0-73 16-146 67-199 6-5 6-6 6-7 0-4-1-5-4-5-4 0-42 29-66 83-22 45-28 92-28 128 0 33 5 84 29 131 25 52 61 79 65 79 3 0 4-1 4-3z"><text:p/></draw:path><draw:path draw:style-name="gr4" draw:text-style-name="P12" svg:width="0.137cm" svg:height="0.279cm" svg:x="4.012cm" svg:y="0.12cm" svg:viewBox="0 0 138 280" svg:d="M86 11c0-10 0-11-10-11-26 26-63 26-76 26 0 5 0 9 0 14 8 0 32 0 55-11 0 73 0 145 0 218 0 15-1 21-39 21-5 0-9 0-14 0 0 3 0 7 0 12 15-1 52-1 69-1s53 0 67 1c0-5 0-9 0-12-5 0-8 0-13 0-37 0-39-5-39-21 0-79 0-157 0-236z"><text:p/></draw:path><draw:path draw:style-name="gr4" draw:text-style-name="P12" svg:width="0.257cm" svg:height="0.016cm" svg:x="4.314cm" svg:y="0.287cm" svg:viewBox="0 0 258 17" svg:d="M244 17c7 0 14 0 14-9 0-8-7-8-14-8-77 0-153 0-230 0-6 0-14 0-14 8 0 9 8 9 14 9 77 0 153 0 230 0z"><text:p/></draw:path><draw:path draw:style-name="gr4" draw:text-style-name="P12" svg:width="0.129cm" svg:height="0.267cm" svg:x="4.71cm" svg:y="0.137cm" svg:viewBox="0 0 130 268" svg:d="M78 95c13 0 26 0 40 0 8 0 12 0 12-9 0-4-4-4-11-4-12 0-25 0-37 0 14-60 16-69 16-71 0-7-4-11-12-11-1 0-13 0-16 14-6 23-11 45-17 68-13 0-27 0-40 0-8 0-13 0-13 8 0 5 4 5 12 5 12 0 25 0 37 0-30 120-31 127-31 134 0 23 16 39 38 39 44 0 68-62 68-65 0-4-4-4-5-4-5 0-5 1-7 6-18 43-40 54-54 54-10 0-14-6-14-20 0-10 0-12 3-19 11-42 20-83 31-125z"><text:p/></draw:path><draw:path draw:style-name="gr4" draw:text-style-name="P12" svg:width="0.088cm" svg:height="0.198cm" svg:x="4.867cm" svg:y="0.268cm" svg:viewBox="0 0 89 199" svg:d="M82 12c0-5-4-12-12-12s-17 8-17 17c0 5 5 11 12 11 8 0 17-9 17-16zM22 161c-2 5-3 7-3 13 0 13 11 25 28 25 30 0 42-41 42-45s-4-4-5-4c-4 0-4 1-5 5-7 24-20 36-31 36-6 0-7-5-7-11 0-7 1-12 3-19 4-7 8-16 10-23 4-7 13-35 14-37 2-4 3-7 3-10 0-14-12-25-28-25-30 0-43 40-43 44 0 5 4 5 5 5 3 0 5-2 5-5 8-25 21-36 32-36 5 0 7 3 7 10s-2 12-9 30c-6 16-12 31-18 47z"><text:p/></draw:path><draw:path draw:style-name="gr4" draw:text-style-name="P12" svg:width="0.097cm" svg:height="0.42cm" svg:x="5.017cm" svg:y="0.084cm" svg:viewBox="0 0 98 421" svg:d="M98 211c0-33-4-84-27-132-25-51-63-79-66-79s-5 2-5 5c0 1 0 2 8 9 41 42 65 108 65 197 0 72-15 146-67 200-6 4-6 6-6 7 0 2 2 3 5 3s42-28 67-81c22-47 26-94 26-129z"><text:p/></draw:path><draw:path draw:style-name="gr4" draw:text-style-name="P12" svg:width="0.093cm" svg:height="0.291cm" svg:x="5.241cm" svg:y="0.107cm" svg:viewBox="0 0 94 292" svg:d="M61 0c-20 1-41 4-61 5 0 5 0 8 0 13 30 0 34 2 34 23 0 73 0 146 0 220 0 19-5 19-34 19 0 3 0 7 0 12 14 0 36-1 47-1s31 1 47 1c0-5 0-9 0-12-28 0-33 0-33-19 0-88 0-175 0-261z"><text:p/></draw:path><draw:path draw:style-name="gr4" draw:text-style-name="P12" svg:width="0.186cm" svg:height="0.192cm" svg:x="5.357cm" svg:y="0.211cm" svg:viewBox="0 0 187 193" svg:d="M187 98c0-54-43-98-93-98-53 0-94 47-94 98 0 56 43 95 94 95 50 0 93-41 93-95zM94 184c-18 0-38-10-48-29-11-18-11-45-11-59 0-17 0-40 11-58 10-20 31-28 48-28 18 0 36 9 46 27 11 18 11 42 11 59 0 14 0 37-8 56-10 18-28 32-49 32z"><text:p/></draw:path><draw:path draw:style-name="gr4" draw:text-style-name="P12" svg:width="0.191cm" svg:height="0.276cm" svg:x="5.568cm" svg:y="0.21cm" svg:viewBox="0 0 192 277" svg:d="M82 118c-38 0-38-42-38-52 0-11 2-25 8-35 3-6 13-18 30-18 36 0 36 43 36 53 0 11 0 24-6 35-4 5-14 17-30 17zM32 134c0-2 0-12 8-20 16 12 33 13 42 13 38 0 68-29 68-61 0-16-7-31-18-41 16-14 31-17 38-17 2 0 3 0 4 2-4 1-6 6-6 10 0 8 5 12 12 12 5 0 12-2 12-12 0-7-5-20-22-20-8 0-26 2-44 19-18-14-35-15-44-15-40 0-69 30-69 62 0 18 10 34 19 43-4 6-12 21-12 35 0 13 5 29 18 37-25 7-38 25-38 42 0 30 41 54 92 54s94-21 94-55c0-14-6-36-28-48-21-11-46-11-72-11-10 0-28 0-31-1-14-1-23-14-23-28zM94 268c-44 0-72-22-72-45 0-19 15-35 34-36 9 0 16 0 24 0 38 0 84 0 84 36 0 23-30 45-70 45z"><text:p/></draw:path><draw:path draw:style-name="gr4" draw:text-style-name="P12" svg:width="0.097cm" svg:height="0.42cm" svg:x="5.814cm" svg:y="0.084cm" svg:viewBox="0 0 98 421" svg:d="M98 418c0-1 0-3-7-10-53-53-66-133-66-197 0-73 16-146 67-199 6-5 6-6 6-7 0-4-2-5-4-5-4 0-42 29-68 83-21 45-26 92-26 128 0 33 5 84 28 131 25 52 62 79 66 79 2 0 4-1 4-3z"><text:p/></draw:path><draw:path draw:style-name="gr4" draw:text-style-name="P12" svg:width="0.138cm" svg:height="0.279cm" svg:x="5.974cm" svg:y="0.12cm" svg:viewBox="0 0 139 280" svg:d="M86 11c0-10 0-11-9-11-27 26-63 26-77 26 0 5 0 9 0 14 8 0 34 0 55-11 0 73 0 145 0 218 0 15-1 21-38 21-5 0-10 0-15 0 0 3 0 7 0 12 16-1 52-1 69-1s54 0 68 1c0-5 0-9 0-12-5 0-8 0-13 0-38 0-40-5-40-21 0-79 0-157 0-236z"><text:p/></draw:path><draw:path draw:style-name="gr4" draw:text-style-name="P12" svg:width="0.257cm" svg:height="0.016cm" svg:x="6.276cm" svg:y="0.287cm" svg:viewBox="0 0 258 17" svg:d="M242 17c8 0 16 0 16-9 0-8-8-8-16-8-75 0-152 0-228 0-7 0-14 0-14 8 0 9 7 9 14 9 76 0 153 0 228 0z"><text:p/></draw:path><draw:path draw:style-name="gr4" draw:text-style-name="P12" svg:width="0.178cm" svg:height="0.19cm" svg:x="6.681cm" svg:y="0.213cm" svg:viewBox="0 0 179 191" svg:d="M38 151c23-24 35-35 51-48 13-12 26-23 41-37 40-40 49-60 49-61 0-5-4-5-5-5-2 0-4 1-6 5-12 20-22 27-31 27-11 0-16-7-22-14-8-10-15-18-29-18-32 0-51 40-51 48 0 2 1 5 5 5 3 0 4-1 6-5 8-19 32-19 36-19 8 0 16 2 26 6 17 6 22 6 32 6-15 19-50 49-58 55-14 12-26 24-39 36-27 28-43 52-43 55 0 4 5 4 6 4 2 0 4 0 6-5 10-16 23-26 36-26 10 0 14 3 24 15 7 10 16 16 28 16 42 0 66-53 66-65 0-1-2-4-5-4-4 0-5 3-6 5-10 28-37 36-51 36-8 0-16-2-25-6-14-5-20-7-30-7-3 0-7 0-11 1z"><text:p/></draw:path><draw:path draw:style-name="gr4" draw:text-style-name="P12" svg:width="0.089cm" svg:height="0.198cm" svg:x="6.873cm" svg:y="0.268cm" svg:viewBox="0 0 90 199" svg:d="M82 12c0-5-4-12-12-12s-16 8-16 17c0 5 4 11 12 11s16-9 16-16zM22 161c-2 5-3 7-3 13 0 13 12 25 28 25 30 0 43-41 43-45s-4-3-5-4c-5 0-5 1-6 5-7 24-19 36-31 36-6 0-7-5-7-11 0-7 2-12 5-19 2-7 6-16 9-23s13-35 15-37c0-4 1-7 1-10 0-14-12-25-28-25-30 0-43 40-43 44 0 5 4 4 5 5 5 0 5-2 6-5 7-25 20-36 31-36 5 0 7 3 7 10s-1 12-8 30c-6 16-13 31-19 47z"><text:p/></draw:path><draw:path draw:style-name="gr4" draw:text-style-name="P12" svg:width="0.096cm" svg:height="0.42cm" svg:x="7.024cm" svg:y="0.084cm" svg:viewBox="0 0 97 421" svg:d="M97 211c0-33-5-84-27-132-26-51-62-79-66-79-3 0-4 2-4 5 0 1 0 2 7 9 42 42 66 108 66 197 0 72-15 146-68 200-5 4-5 6-5 7 0 2 1 3 4 3 4 0 42-28 67-81 21-47 26-94 26-129z"><text:p/></draw:path><draw:path draw:style-name="gr4" draw:text-style-name="P12" svg:width="0.097cm" svg:height="0.42cm" svg:x="7.187cm" svg:y="0.084cm" svg:viewBox="0 0 98 421" svg:d="M98 211c0-33-4-84-27-132-27-51-63-79-66-79s-5 2-5 5c0 1 0 2 8 9 41 42 65 108 65 197 0 72-15 146-67 200-6 4-6 6-6 7 0 2 2 3 5 3s42-28 67-81c22-47 26-94 26-129z"><text:p/></draw:path></draw:g></draw:g></text:p>
      <text:h text:style-name="Heading_20_3" text:outline-level="3">Log Softmax</text:h>
      <text:p text:style-name="Text_20_body"/>
      <text:h text:style-name="Heading_20_3" text:outline-level="3">Maximum Likelihood Estimation (MLE)</text:h>
      <text:p text:style-name="P8">In maximum likelihood estimation, the hypothesis <draw:g text:anchor-type="as-char" svg:y="-0.291cm" draw:z-index="18" draw:name="Shape4" draw:style-name="gr1"><svg:title>TexMaths</svg:title><svg:desc>12§display§h \in H§svg§600§FALSE§</svg:desc><draw:g draw:style-name="gr2"><draw:path draw:style-name="gr3" draw:text-style-name="P11" svg:width="1.083cm" svg:height="0.263cm" svg:x="-0.001cm" svg:y="0.02cm" svg:viewBox="0 0 1084 264" svg:d="M542 264c-181 0-361 0-542 0 0-88 0-176 0-264 361 0 723 0 1084 0 0 88 0 176 0 264-181 0-362 0-542 0z"><text:p/></draw:path><draw:path draw:style-name="gr4" draw:text-style-name="P12" svg:width="0.205cm" svg:height="0.294cm" svg:x="0.001cm" svg:y="-0.001cm" svg:viewBox="0 0 206 295" svg:d="M97 5c-2-1 0-5-6-5-9 0-39 4-50 5-4 0-9 0-9 8 0 5 4 5 10 5 20 0 22 2 22 7 0 3-2 6-2 9-20 80-40 159-61 240-1 6-1 7-1 9 0 10 8 12 12 12 6 0 13-6 16-11 2-10 4-21 7-32 3-12 6-24 9-37 3-10 5-19 8-29 1-2 4-16 4-18 2-4 15-26 29-38 10-6 21-15 40-15 18 0 23 15 23 29 0 23-16 67-26 94-3 9-6 14-6 22 0 20 15 35 35 35 40 0 55-61 55-65s-3-4-5-4c-4 0-4 1-7 8-6 22-19 52-42 52-7 0-10-4-10-15 0-9 3-20 7-29 7-18 26-68 26-91 0-27-17-45-48-45-27 0-47 13-62 32 11-44 21-89 32-133z"><text:p/></draw:path><draw:path draw:style-name="gr4" draw:text-style-name="P12" svg:width="0.21cm" svg:height="0.241cm" svg:x="0.372cm" svg:y="0.065cm" svg:viewBox="0 0 211 242" svg:d="M195 130c8 0 16 0 16-9 0-8-8-8-16-8-58 0-118 0-177 0 5-55 53-96 113-96 21 0 43 0 64 0 8 0 16 0 16-9 0-8-8-8-16-8-21 0-44 0-65 0-72 0-130 54-130 121 0 66 58 121 130 121 21 0 44 0 65 0 8 0 16 0 16-8s-8-8-16-8c-21 0-43 0-64 0-60 0-108-41-113-96 59 0 119 0 177 0z"><text:p/></draw:path><draw:path draw:style-name="gr4" draw:text-style-name="P12" svg:width="0.354cm" svg:height="0.285cm" svg:x="0.75cm" svg:y="0.005cm" svg:viewBox="0 0 355 286" svg:d="M305 32c4-15 4-19 36-19 10 0 14 0 14-8 0-5-5-5-6-5-12 0-42 1-54 1s-42-1-54-1c-4 0-8 0-8 8 0 5 3 5 12 5 1 0 8 0 15 1 7 0 12 2 12 6 0 3-1 3-2 9-9 33-17 67-25 102-44 0-86 0-129 0 9-34 17-66 26-99 3-15 4-19 34-19 11 0 15 0 15-8 0-5-5-5-6-5-12 0-42 1-54 1s-42-1-54-1c-4 0-9 0-9 8 0 5 5 5 12 5 2 0 10 0 17 1 7 0 11 2 11 6 0 3 0 4-1 9-19 74-37 150-57 224-4 16-6 19-38 19-8 0-12 0-12 9 0 5 5 5 6 5 12 0 42-2 54-2 8 0 18 0 26 0 10 0 20 2 28 2 4 0 8 0 8-9 0-5-3-5-12-5-15 0-27 0-27-7 0-2 1-5 1-7 10-38 19-77 29-114 43 0 85 0 128 0-17 68-26 108-29 114-3 14-12 14-38 14-6 0-10 0-10 9 0 5 5 5 6 5 12 0 41-2 53-2 10 0 18 0 28 0 8 0 18 2 27 2 3 0 9 0 9-9 0-5-5-5-12-5-16 0-28 0-28-7 0-2 1-5 1-7 18-76 37-150 57-226z"><text:p/></draw:path></draw:g></draw:g><text:s/>is chosen which maximises the conditional probability <draw:g text:anchor-type="as-char" svg:y="-0.314cm" draw:z-index="19" draw:name="Shape5" draw:style-name="gr1"><svg:title>TexMaths</svg:title><svg:desc>12§display§P(D|h)§svg§600§FALSE§</svg:desc><draw:g draw:style-name="gr2"><draw:path draw:style-name="gr3" draw:text-style-name="P11" svg:width="1.29cm" svg:height="0.376cm" svg:x="0.004cm" svg:y="0.021cm" svg:viewBox="0 0 1291 377" svg:d="M646 377c-215 0-430 0-646 0 0-126 0-251 0-377 431 0 860 0 1291 0 0 126 0 251 0 377-215 0-430 0-645 0z"><text:p/></draw:path><draw:path draw:style-name="gr4" draw:text-style-name="P12" svg:width="0.3cm" svg:height="0.285cm" svg:x="-0.001cm" svg:y="0.028cm" svg:viewBox="0 0 301 286" svg:d="M112 154c24 0 46 0 70 0 60 0 119-43 119-90 0-33-28-64-83-64-45 0-91 0-136 0-9 0-14 0-14 7 0 6 5 6 14 6 4 0 13 0 18 0 6 1 9 3 9 7 0 2-1 3-2 9-19 74-37 150-57 225-3 15-4 19-38 19-7 0-12 0-12 8 0 5 5 5 7 5 11 0 41-1 53-1 8 0 18 0 28 0 8 0 18 1 26 1 4 0 8 0 8-8 0-5-3-5-10-5-16 0-28 0-28-7 0-3 0-5 1-8 9-34 18-69 27-104zM142 29c3-15 4-16 22-16 14 0 28 0 41 0 35 0 56 11 56 40 0 17-8 53-24 68-21 18-46 22-64 22-21 0-40 0-60 0 9-38 19-76 29-114z"><text:p/></draw:path><draw:path draw:style-name="gr4" draw:text-style-name="P12" svg:width="0.097cm" svg:height="0.42cm" svg:x="0.353cm" svg:y="-0.001cm" svg:viewBox="0 0 98 421" svg:d="M98 416c0-1 0-1-7-9-53-54-66-133-66-195 0-75 16-148 67-200 6-6 6-6 6-7 0-4-2-5-4-5-4 0-42 29-68 83-21 46-26 92-26 129 0 31 5 81 28 129 25 52 62 80 66 80 2 0 4-1 4-5z"><text:p/></draw:path><draw:path draw:style-name="gr4" draw:text-style-name="P12" svg:width="0.32cm" svg:height="0.285cm" svg:x="0.492cm" svg:y="0.028cm" svg:viewBox="0 0 321 286" svg:d="M50 254c-4 15-4 19-38 19-7 0-12 0-12 8 0 5 4 5 12 5 47 0 92 0 139 0 88 0 170-88 170-180 0-59-36-106-98-106-47 0-95 0-141 0-9 0-14 0-14 7 0 6 4 6 12 6 6 0 14 0 20 0 6 1 8 3 8 7 0 2 0 3-1 9-19 74-37 150-57 225zM142 29c3-15 4-16 22-16 15 0 30 0 45 0 42 0 76 22 76 77 0 22-8 90-44 137-12 15-46 46-97 46-16 0-32 0-48 0-6 0-7 0-10 0s-4-1-4-5c0-1 0-1 2-10 19-75 38-152 58-229z"><text:p/></draw:path><draw:path draw:style-name="gr4" draw:text-style-name="P12" svg:width="0.016cm" svg:height="0.42cm" svg:x="0.884cm" svg:y="-0.001cm" svg:viewBox="0 0 17 421" svg:d="M17 16c0-8 0-16-9-16-8 0-8 8-8 16 0 129 0 259 0 389 0 7 0 16 8 16 9 0 9-9 9-16 0-130 0-260 0-389z"><text:p/></draw:path><draw:path draw:style-name="gr4" draw:text-style-name="P12" svg:width="0.206cm" svg:height="0.295cm" svg:x="0.974cm" svg:y="0.023cm" svg:viewBox="0 0 207 296" svg:d="M98 5c0-1 0-5-6-5-9 0-40 4-51 4-3 1-7 1-7 8 0 6 3 6 9 6 21 0 22 2 22 7 0 3-1 6-1 9-21 80-41 161-62 240-2 6-2 7-2 10 0 9 8 12 12 12 7 0 14-5 16-11 2-11 6-22 8-33 4-12 6-24 10-36 2-9 4-19 7-28 1-3 3-16 5-20 1-3 14-26 28-38 9-6 22-15 40-15s23 15 23 29c0 23-16 70-27 94-2 10-4 14-4 23 0 20 14 35 34 35 40 0 55-62 55-65 0-4-3-4-6-4s-3 1-6 7c-6 22-19 52-43 52-7 0-9-4-9-13 0-11 3-21 7-30 7-17 26-68 26-92 0-27-16-45-49-45-26 0-47 13-62 32 11-44 23-89 33-133z"><text:p/></draw:path><draw:path draw:style-name="gr4" draw:text-style-name="P12" svg:width="0.097cm" svg:height="0.42cm" svg:x="1.217cm" svg:y="-0.001cm" svg:viewBox="0 0 98 421" svg:d="M98 212c0-34-4-85-27-133-25-51-63-79-66-79s-5 2-5 5c0 1 0 1 8 9 41 41 65 109 65 198 0 69-15 144-67 197-6 6-6 6-6 7 0 2 2 5 5 5s42-29 67-83c22-46 26-93 26-126z"><text:p/></draw:path></draw:g></draw:g><text:s/>of the observed data <draw:g text:anchor-type="as-char" svg:y="-0.286cm" draw:z-index="20" draw:name="Shape6" draw:style-name="gr1"><svg:title>TexMaths</svg:title><svg:desc>12§display§D§svg§600§FALSE§</svg:desc><draw:g draw:style-name="gr2"><draw:path draw:style-name="gr3" draw:text-style-name="P11" svg:width="0.293cm" svg:height="0.241cm" svg:x="0.004cm" svg:y="0.022cm" svg:viewBox="0 0 294 242" svg:d="M0 0c98 0 195 0 294 0 0 80 0 162 0 242-99 0-196 0-294 0 0-80 0-162 0-242z"><text:p/></draw:path><draw:path draw:style-name="gr4" draw:text-style-name="P12" svg:width="0.319cm" svg:height="0.285cm" svg:x="-0.001cm" svg:y="0cm" svg:viewBox="0 0 320 286" svg:d="M50 253c-4 16-4 19-38 19-7 0-12 0-12 9 0 5 4 5 12 5 46 0 92 0 139 0 86 0 169-89 169-179 0-60-36-107-98-107-47 0-94 0-140 0-9 0-14 0-14 8 0 5 4 5 12 5 6 0 13 0 18 1 7 0 10 2 10 6 0 3 0 4-1 9-19 74-39 150-57 224zM141 29c4-15 4-16 22-16 14 0 30 0 44 0 41 0 76 22 76 78 0 21-9 88-43 135-13 15-46 46-96 46-17 0-33 0-48 0-6 0-7 0-10 0-3-1-4-1-4-4 0-2 0-2 1-10 19-77 38-152 58-229z"><text:p/></draw:path></draw:g></draw:g>, conditioned on <draw:g text:anchor-type="as-char" svg:y="-0.295cm" draw:z-index="21" draw:name="Shape7" draw:style-name="gr1"><svg:title>TexMaths</svg:title><svg:desc>12§display§h§svg§600§FALSE§</svg:desc><draw:g draw:style-name="gr2"><draw:path draw:style-name="gr3" draw:text-style-name="P11" svg:width="0.183cm" svg:height="0.251cm" svg:x="-0.001cm" svg:y="0.02cm" svg:viewBox="0 0 184 252" svg:d="M0 0c61 0 123 0 184 0 0 84 0 168 0 252-61 0-123 0-184 0 0-84 0-168 0-252z"><text:p/></draw:path><draw:path draw:style-name="gr4" draw:text-style-name="P12" svg:width="0.203cm" svg:height="0.295cm" svg:x="0cm" svg:y="0cm" svg:viewBox="0 0 204 296" svg:d="M97 5c-3-1 0-5-5-5-9 0-41 4-51 5-4 0-8 0-8 8 0 5 4 5 10 5 20 0 20 2 20 7-1 3-1 6-1 9-20 80-39 159-60 240-2 6-2 7-2 10 0 9 8 12 12 12 7 0 14-5 16-11 2-11 5-22 8-33 2-12 6-24 9-37 3-10 5-19 8-29 0-2 3-15 3-19 3-4 15-25 29-37 9-6 23-15 39-15 18 0 23 15 23 30 0 21-17 68-26 93-4 9-6 14-6 23 0 20 15 35 34 35 40 0 55-62 55-65 0-4-3-4-4-4-5 0-5 1-6 7-7 22-21 52-43 52-7 0-11-4-11-13 0-11 5-21 8-30 6-18 25-69 25-93 0-26-16-44-47-44-26 0-46 13-61 32 10-44 21-89 32-133z"><text:p/></draw:path></draw:g></draw:g></text:p>
      <text:h text:style-name="Heading_20_3" text:outline-level="3">Bayesian Inference</text:h>
      <text:p text:style-name="P8">In Bayesian inference, the hypothesis <draw:g text:anchor-type="as-char" svg:y="-0.291cm" draw:z-index="22" draw:name="Shape8" draw:style-name="gr1"><svg:title>TexMaths</svg:title><svg:desc>12§display§h \in H§svg§600§FALSE§</svg:desc><draw:g draw:style-name="gr2"><draw:path draw:style-name="gr3" draw:text-style-name="P11" svg:width="1.083cm" svg:height="0.263cm" svg:x="-0.001cm" svg:y="0.02cm" svg:viewBox="0 0 1084 264" svg:d="M542 264c-181 0-361 0-542 0 0-88 0-176 0-264 361 0 723 0 1084 0 0 88 0 176 0 264-181 0-362 0-542 0z"><text:p/></draw:path><draw:path draw:style-name="gr4" draw:text-style-name="P12" svg:width="0.205cm" svg:height="0.294cm" svg:x="0.001cm" svg:y="-0.001cm" svg:viewBox="0 0 206 295" svg:d="M97 5c-2-1 0-5-6-5-9 0-39 4-50 5-4 0-9 0-9 8 0 5 4 5 10 5 20 0 22 2 22 7 0 3-2 6-2 9-20 80-40 159-61 240-1 6-1 7-1 9 0 10 8 12 12 12 6 0 13-6 16-11 2-10 4-21 7-32 3-12 6-24 9-37 3-10 5-19 8-29 1-2 4-16 4-18 2-4 15-26 29-38 10-6 21-15 40-15 18 0 23 15 23 29 0 23-16 67-26 94-3 9-6 14-6 22 0 20 15 35 35 35 40 0 55-61 55-65s-3-4-5-4c-4 0-4 1-7 8-6 22-19 52-42 52-7 0-10-4-10-15 0-9 3-20 7-29 7-18 26-68 26-91 0-27-17-45-48-45-27 0-47 13-62 32 11-44 21-89 32-133z"><text:p/></draw:path><draw:path draw:style-name="gr4" draw:text-style-name="P12" svg:width="0.21cm" svg:height="0.241cm" svg:x="0.372cm" svg:y="0.065cm" svg:viewBox="0 0 211 242" svg:d="M195 130c8 0 16 0 16-9 0-8-8-8-16-8-58 0-118 0-177 0 5-55 53-96 113-96 21 0 43 0 64 0 8 0 16 0 16-9 0-8-8-8-16-8-21 0-44 0-65 0-72 0-130 54-130 121 0 66 58 121 130 121 21 0 44 0 65 0 8 0 16 0 16-8s-8-8-16-8c-21 0-43 0-64 0-60 0-108-41-113-96 59 0 119 0 177 0z"><text:p/></draw:path><draw:path draw:style-name="gr4" draw:text-style-name="P12" svg:width="0.354cm" svg:height="0.285cm" svg:x="0.75cm" svg:y="0.005cm" svg:viewBox="0 0 355 286" svg:d="M305 32c4-15 4-19 36-19 10 0 14 0 14-8 0-5-5-5-6-5-12 0-42 1-54 1s-42-1-54-1c-4 0-8 0-8 8 0 5 3 5 12 5 1 0 8 0 15 1 7 0 12 2 12 6 0 3-1 3-2 9-9 33-17 67-25 102-44 0-86 0-129 0 9-34 17-66 26-99 3-15 4-19 34-19 11 0 15 0 15-8 0-5-5-5-6-5-12 0-42 1-54 1s-42-1-54-1c-4 0-9 0-9 8 0 5 5 5 12 5 2 0 10 0 17 1 7 0 11 2 11 6 0 3 0 4-1 9-19 74-37 150-57 224-4 16-6 19-38 19-8 0-12 0-12 9 0 5 5 5 6 5 12 0 42-2 54-2 8 0 18 0 26 0 10 0 20 2 28 2 4 0 8 0 8-9 0-5-3-5-12-5-15 0-27 0-27-7 0-2 1-5 1-7 10-38 19-77 29-114 43 0 85 0 128 0-17 68-26 108-29 114-3 14-12 14-38 14-6 0-10 0-10 9 0 5 5 5 6 5 12 0 41-2 53-2 10 0 18 0 28 0 8 0 18 2 27 2 3 0 9 0 9-9 0-5-5-5-12-5-16 0-28 0-28-7 0-2 1-5 1-7 18-76 37-150 57-226z"><text:p/></draw:path></draw:g></draw:g><text:s/>is chosen which maximises <draw:g text:anchor-type="as-char" svg:y="-0.314cm" draw:z-index="23" draw:name="Shape9" draw:style-name="gr1"><svg:title>TexMaths</svg:title><svg:desc>12§display§P(D|h)P(h)§svg§600§FALSE§</svg:desc><draw:g draw:style-name="gr2"><draw:path draw:style-name="gr3" draw:text-style-name="P11" svg:width="2.19cm" svg:height="0.376cm" svg:x="0.004cm" svg:y="0.021cm" svg:viewBox="0 0 2191 377" svg:d="M1096 377c-365 0-730 0-1096 0 0-126 0-251 0-377 731 0 1460 0 2191 0 0 126 0 251 0 377-365 0-730 0-1095 0z"><text:p/></draw:path><draw:path draw:style-name="gr4" draw:text-style-name="P12" svg:width="0.3cm" svg:height="0.285cm" svg:x="-0.001cm" svg:y="0.028cm" svg:viewBox="0 0 301 286" svg:d="M112 154c24 0 46 0 70 0 60 0 119-43 119-90 0-33-27-64-83-64-45 0-91 0-136 0-9 0-12 0-12 7 0 6 3 6 12 6 4 0 13 0 18 0 6 1 9 3 9 7 0 2-1 3-2 9-19 74-37 150-57 225-3 15-4 19-38 19-7 0-12 0-12 8 0 5 5 5 7 5 11 0 41-1 53-1 10 0 18 0 28 0 8 0 18 1 26 1 4 0 8 0 8-8 0-5-3-5-10-5-16 0-28 0-28-7 0-3 1-5 1-8 9-34 18-69 27-104zM142 29c3-15 4-16 22-16 14 0 28 0 41 0 35 0 57 11 57 40 0 17-9 53-24 68-22 18-47 22-65 22-21 0-40 0-60 0 9-38 19-76 29-114z"><text:p/></draw:path><draw:path draw:style-name="gr4" draw:text-style-name="P12" svg:width="0.097cm" svg:height="0.42cm" svg:x="0.353cm" svg:y="-0.001cm" svg:viewBox="0 0 98 421" svg:d="M98 416c0-1 0-1-7-9-53-54-66-133-66-195 0-75 16-148 67-200 6-6 6-6 6-7 0-4-2-5-4-5-4 0-42 29-68 83-21 46-26 92-26 129 0 31 5 81 28 129 26 52 62 80 66 80 2 0 4-1 4-5z"><text:p/></draw:path><draw:path draw:style-name="gr4" draw:text-style-name="P12" svg:width="0.32cm" svg:height="0.285cm" svg:x="0.492cm" svg:y="0.028cm" svg:viewBox="0 0 321 286" svg:d="M50 254c-4 15-4 19-38 19-7 0-12 0-12 8 0 5 4 5 12 5 47 0 92 0 139 0 88 0 170-88 170-180 0-59-34-106-98-106-47 0-95 0-141 0-9 0-14 0-14 7 0 6 5 6 14 6 4 0 12 0 18 0 6 1 8 3 8 7 0 2 0 3-1 9-19 74-37 150-57 225zM142 29c3-15 4-16 22-16 15 0 30 0 45 0 42 0 77 22 77 77 0 22-9 90-45 137-12 15-45 46-97 46-16 0-32 0-48 0-6 0-6 0-10 0-3 0-4-1-4-5 0-1 0-1 2-10 19-75 38-152 58-229z"><text:p/></draw:path><draw:path draw:style-name="gr4" draw:text-style-name="P12" svg:width="0.016cm" svg:height="0.42cm" svg:x="0.885cm" svg:y="-0.001cm" svg:viewBox="0 0 17 421" svg:d="M17 16c0-8 0-16-9-16-8 0-8 8-8 16 0 129 0 259 0 389 0 7 0 16 8 16 9 0 9-9 9-16 0-130 0-260 0-389z"><text:p/></draw:path><draw:path draw:style-name="gr4" draw:text-style-name="P12" svg:width="0.207cm" svg:height="0.295cm" svg:x="0.975cm" svg:y="0.023cm" svg:viewBox="0 0 208 296" svg:d="M98 5c0-1 0-5-6-5-9 0-39 4-50 4-4 1-8 1-8 8 0 6 3 6 9 6 21 0 22 2 22 7 0 3-1 6-1 9-21 80-41 161-62 240-2 6-2 7-2 10 0 9 8 12 13 12 6 0 13-5 16-11 2-11 5-22 7-33 4-12 6-24 10-36 2-9 4-19 7-28 1-3 5-16 5-20 1-3 14-26 28-38 9-6 21-15 40-15 18 0 23 15 23 29 0 23-16 70-25 94-4 10-6 14-6 23 0 20 14 35 34 35 40 0 56-62 56-65 0-4-4-4-5-4-5 0-5 1-7 7-6 22-20 52-42 52-8 0-11-4-11-13 0-11 3-21 7-30 7-17 26-68 26-92 0-27-16-45-48-45-27 0-46 13-62 32 11-44 22-89 32-133z"><text:p/></draw:path><draw:path draw:style-name="gr4" draw:text-style-name="P12" svg:width="0.096cm" svg:height="0.42cm" svg:x="1.219cm" svg:y="-0.001cm" svg:viewBox="0 0 97 421" svg:d="M97 212c0-34-5-85-27-133-26-51-62-79-66-79-3 0-4 2-4 5 0 1 0 1 7 9 42 41 66 109 66 198 0 69-15 144-68 197-5 6-5 6-5 7 0 2 1 5 4 5 4 0 42-29 67-83 21-46 26-93 26-126z"><text:p/></draw:path><draw:path draw:style-name="gr4" draw:text-style-name="P12" svg:width="0.3cm" svg:height="0.285cm" svg:x="1.375cm" svg:y="0.028cm" svg:viewBox="0 0 301 286" svg:d="M112 154c24 0 46 0 70 0 60 0 119-43 119-90 0-33-27-64-83-64-45 0-91 0-136 0-9 0-14 0-14 7 0 6 5 6 14 6 4 0 12 0 18 0 6 1 8 3 8 7 0 2 0 3-1 9-19 74-37 150-57 225-4 15-4 19-38 19-7 0-12 0-12 8 0 5 5 5 6 5 12 0 42-1 54-1 8 0 18 0 26 0 10 0 20 1 28 1 4 0 8 0 8-8 0-5-3-5-10-5-16 0-28 0-28-7 0-3 0-5 1-8 9-34 18-69 27-104zM142 29c3-15 4-16 22-16 14 0 27 0 40 0 36 0 58 11 58 40 0 17-9 53-24 68-22 18-47 22-66 22-20 0-40 0-59 0 9-38 19-76 29-114z"><text:p/></draw:path><draw:path draw:style-name="gr4" draw:text-style-name="P12" svg:width="0.097cm" svg:height="0.42cm" svg:x="1.729cm" svg:y="-0.001cm" svg:viewBox="0 0 98 421" svg:d="M98 416c0-1 0-1-7-9-53-54-67-133-67-195 0-75 17-148 68-200 6-6 6-6 6-7 0-4-2-5-4-5-4 0-42 29-68 83-21 46-26 92-26 129 0 31 5 81 28 129 25 52 62 80 66 80 2 0 4-1 4-5z"><text:p/></draw:path><draw:path draw:style-name="gr4" draw:text-style-name="P12" svg:width="0.207cm" svg:height="0.295cm" svg:x="1.874cm" svg:y="0.023cm" svg:viewBox="0 0 208 296" svg:d="M98 5c0-1 0-5-6-5-9 0-40 4-51 4-3 1-7 1-7 8 0 6 3 6 9 6 21 0 22 2 22 7 0 3-1 6-1 9-21 80-41 161-62 240-2 6-2 7-2 10 0 9 8 12 12 12 7 0 14-5 16-11 2-11 6-22 8-33 4-12 6-24 10-36 2-9 4-19 7-28 0-3 3-16 5-20 1-3 14-26 28-38 9-6 22-15 40-15s23 15 23 29c0 23-16 70-27 94-2 10-4 14-4 23 0 20 14 35 34 35 40 0 56-62 56-65 0-4-4-4-6-4-4 0-4 1-6 7-6 22-20 52-44 52-7 0-9-4-9-13 0-11 3-21 7-30 7-17 26-68 26-92 0-27-16-45-49-45-26 0-47 13-62 32 11-44 23-89 33-133z"><text:p/></draw:path><draw:path draw:style-name="gr4" draw:text-style-name="P12" svg:width="0.097cm" svg:height="0.42cm" svg:x="2.117cm" svg:y="-0.001cm" svg:viewBox="0 0 98 421" svg:d="M98 212c0-34-4-85-27-133-25-51-63-79-66-79s-5 2-5 5c0 1 0 1 8 9 41 41 65 109 65 198 0 69-15 144-67 197-6 6-6 6-6 7 0 2 2 5 5 5s42-29 67-83c22-46 26-93 26-126z"><text:p/></draw:path></draw:g></draw:g>, where <draw:g text:anchor-type="as-char" svg:y="-0.314cm" draw:z-index="24" draw:name="Shape10" draw:style-name="gr1"><svg:title>TexMaths</svg:title><svg:desc>12§display§P(h)§svg§600§FALSE§</svg:desc><draw:g draw:style-name="gr2"><draw:path draw:style-name="gr3" draw:text-style-name="P11" svg:width="0.813cm" svg:height="0.375cm" svg:x="0.004cm" svg:y="0.022cm" svg:viewBox="0 0 814 376" svg:d="M0 0c272 0 542 0 814 0 0 125 0 251 0 376-272 0-542 0-814 0 0-125 0-251 0-376z"><text:p/></draw:path><draw:path draw:style-name="gr4" draw:text-style-name="P12" svg:width="0.301cm" svg:height="0.286cm" svg:x="-0.001cm" svg:y="0.028cm" svg:viewBox="0 0 302 287" svg:d="M111 155c24 0 48 0 72 0 60 0 119-44 119-91 0-33-29-64-84-64-46 0-91 0-136 0-9 0-13 0-13 8 0 5 3 5 12 5 6 0 13 1 18 1 7 2 9 3 9 8 0 1 0 2-1 7-19 74-37 150-57 225-4 16-4 20-38 20-7 0-12 0-12 7 0 5 5 6 6 6 12 0 42-2 54-2 9 0 18 1 27 1s19 1 27 1c4 0 9-1 9-9 0-4-4-4-12-4-16 0-27 0-27-8 0-3 0-5 1-8 9-34 17-68 26-103zM142 30c3-16 3-17 23-17 13 0 26 0 39 0 35 0 58 12 58 41 0 17-8 53-25 67-21 20-46 23-65 23-21 0-40 0-59 0 10-38 19-75 29-114z"><text:p/></draw:path><draw:path draw:style-name="gr4" draw:text-style-name="P12" svg:width="0.096cm" svg:height="0.419cm" svg:x="0.353cm" svg:y="0cm" svg:viewBox="0 0 97 420" svg:d="M97 415c0-2 0-2-7-9-53-53-66-132-66-196 0-73 16-146 69-199 4-5 4-5 4-7 0-3-1-4-3-4-5 0-42 29-68 82-21 47-26 93-26 128 0 32 5 83 28 130 25 52 61 80 66 80 2 0 3-2 3-5z"><text:p/></draw:path><draw:path draw:style-name="gr4" draw:text-style-name="P12" svg:width="0.206cm" svg:height="0.293cm" svg:x="0.498cm" svg:y="0.024cm" svg:viewBox="0 0 207 294" svg:d="M97 4c-1-2 0-4-4-4-10 0-41 2-52 4-4 0-9 1-9 8 0 5 4 5 11 5 20 0 21 3 21 7 0 2-1 6-1 8-21 81-41 162-62 242-1 6-1 6-1 10 0 9 8 10 12 10 7 0 13-4 16-10 2-10 6-21 8-32 2-12 6-25 8-38 3-8 5-17 8-26 1-3 4-17 4-20 2-3 15-27 29-38 10-7 23-16 41-16s23 15 23 30c0 23-17 68-26 93-4 9-6 15-6 24 0 19 15 33 34 33 40 0 56-61 56-64 0-4-4-4-5-4-5 0-5 1-6 7-7 23-21 53-43 53-8 0-11-5-11-14 0-11 3-21 8-30 6-18 25-67 25-92 0-26-16-44-48-44-26 0-46 13-62 32 11-45 22-90 32-134z"><text:p/></draw:path><draw:path draw:style-name="gr4" draw:text-style-name="P12" svg:width="0.096cm" svg:height="0.419cm" svg:x="0.742cm" svg:y="0cm" svg:viewBox="0 0 97 420" svg:d="M97 210c0-32-4-84-27-131-26-51-62-79-66-79-3 0-4 1-4 4 0 2 0 2 7 10 42 41 66 109 66 196 0 71-15 145-68 199-5 4-5 4-5 6 0 3 1 5 4 5 4 0 42-29 67-82 22-47 26-94 26-128z"><text:p/></draw:path></draw:g></draw:g><text:s/>is the prior probability of <draw:g text:anchor-type="as-char" svg:y="-0.295cm" draw:z-index="25" draw:name="Shape11" draw:style-name="gr1"><svg:title>TexMaths</svg:title><svg:desc>12§display§h§svg§600§FALSE§</svg:desc><draw:g draw:style-name="gr2"><draw:path draw:style-name="gr3" draw:text-style-name="P11" svg:width="0.183cm" svg:height="0.251cm" svg:x="-0.001cm" svg:y="0.02cm" svg:viewBox="0 0 184 252" svg:d="M0 0c61 0 123 0 184 0 0 84 0 168 0 252-61 0-123 0-184 0 0-84 0-168 0-252z"><text:p/></draw:path><draw:path draw:style-name="gr4" draw:text-style-name="P12" svg:width="0.203cm" svg:height="0.295cm" svg:x="0cm" svg:y="0cm" svg:viewBox="0 0 204 296" svg:d="M97 5c-3-1 0-5-5-5-9 0-41 4-51 5-4 0-8 0-8 8 0 5 4 5 10 5 20 0 20 2 20 7-1 3-1 6-1 9-20 80-39 159-60 240-2 6-2 7-2 10 0 9 8 12 12 12 7 0 14-5 16-11 2-11 5-22 8-33 2-12 6-24 9-37 3-10 5-19 8-29 0-2 3-15 3-19 3-4 15-25 29-37 9-6 23-15 39-15 18 0 23 15 23 30 0 21-17 68-26 93-4 9-6 14-6 23 0 20 15 35 34 35 40 0 55-62 55-65 0-4-3-4-4-4-5 0-5 1-6 7-7 22-21 52-43 52-7 0-11-4-11-13 0-11 5-21 8-30 6-18 25-69 25-93 0-26-16-44-47-44-26 0-46 13-61 32 10-44 21-89 32-133z"><text:p/></draw:path></draw:g></draw:g>.</text:p>
      <text:h text:style-name="Heading_20_3" text:outline-level="3">Weight Decay</text:h>
      <text:p text:style-name="P5"><draw:g text:anchor-type="as-char" svg:y="-0.557cm" draw:z-index="2" draw:name="Shape12" draw:style-name="gr1"><svg:title>TexMaths</svg:title><svg:desc>12§display§E = \dfrac{1}{2} \sum_{i} (z_i - t_i)^2 + \dfrac{\lambda}{2} \sum_{j} w_j^2§svg§600§FALSE§</svg:desc><draw:g draw:style-name="gr2"><draw:path draw:style-name="gr3" draw:text-style-name="P11" svg:width="5.581cm" svg:height="1.09cm" svg:x="0.004cm" svg:y="0.022cm" svg:viewBox="0 0 5582 1091" svg:d="M2791 1091c-931 0-1861 0-2791 0 0-364 0-727 0-1091 1860 0 3721 0 5582 0 0 364 0 727 0 1091-931 0-1861 0-2791 0z"><text:p/></draw:path><draw:path draw:style-name="gr4" draw:text-style-name="P12" svg:width="0.304cm" svg:height="0.285cm" svg:x="-0.001cm" svg:y="0.294cm" svg:viewBox="0 0 305 286" svg:d="M282 188c1-2 1-3 2-6 0-1 0-4-4-4-5 0-5 2-6 4-28 63-44 92-116 92-20 0-40 0-61 0-6 0-7 0-9-2-4 0-6-1-6-3 0-1 0-3 2-10 10-38 19-77 29-115 14 0 27 0 42 0 36 0 36 8 36 19 0 3 0 9-4 21 0 2-1 3-1 4 0 3 2 5 6 5s5-2 6-8c8-33 16-66 24-99 0-2-2-4-5-4s-5 2-6 7c-8 32-17 42-55 42-13 0-26 0-40 0 9-34 17-69 26-102 3-15 4-16 22-16 21 0 40 0 60 0 51 0 64 12 64 47 0 10 0 11-1 22 0 2-1 4-1 7 0 1 1 6 4 6 5 0 6-3 6-11 3-24 6-49 9-73 1-11 0-11-11-11-71 0-143 0-214 0-8 0-12 0-12 8 0 5 4 5 12 5 16 0 28 0 28 7 0 2 0 3-2 10-20 74-38 149-57 223-3 17-5 21-38 21-7 0-11 0-11 7 0 5 4 5 11 5 73 0 146 0 219 0 10 0 10 0 14-8 13-30 25-60 38-90z"><text:p/></draw:path><draw:path draw:style-name="gr4" draw:text-style-name="P12" svg:width="0.28cm" svg:height="0.097cm" svg:x="0.458cm" svg:y="0.42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" svg:width="0.138cm" svg:height="0.28cm" svg:x="0.969cm" svg:y="0.012cm" svg:viewBox="0 0 139 281" svg:d="M86 11c0-10 0-11-9-11-27 28-64 28-77 28 0 3 0 8 0 12 8 0 34 0 55-11 0 73 0 145 0 218 0 16-1 21-39 21-5 0-9 0-14 0 0 3 0 8 0 13 15-1 52-1 69-1s53 0 68 1c0-5 0-10 0-13-5 0-8 0-13 0-38 0-40-5-40-21 0-79 0-157 0-236z"><text:p/></draw:path><draw:path draw:style-name="gr4" draw:text-style-name="P12" svg:width="0.209cm" svg:height="0.016cm" svg:x="0.931cm" svg:y="0.467cm" svg:viewBox="0 0 210 17" svg:d="M104 17c-34 0-69 0-104 0 0-6 0-11 0-17 70 0 140 0 210 0 0 6 0 11 0 17-35 0-71 0-106 0z"><text:p/></draw:path><draw:path draw:style-name="gr4" draw:text-style-name="P12" svg:width="0.167cm" svg:height="0.28cm" svg:x="0.952cm" svg:y="0.587cm" svg:viewBox="0 0 168 281" svg:d="M32 248c15-14 30-28 45-43 66-57 91-80 91-122 0-49-37-83-89-83-48 0-79 40-79 77 0 24 22 24 23 24 7 0 21-6 21-23 0-11-7-22-22-22-3 0-4 0-5 0 9-27 32-43 56-43 39 0 57 35 57 70 0 33-21 66-45 92-26 30-54 60-80 90-5 5-5 6-5 16 52 0 104 0 156 0 4-25 8-49 12-73-4 0-6 0-10 0-2 13-6 31-9 37-4 3-31 3-41 3-25 0-50 0-76 0z"><text:p/></draw:path><draw:path draw:style-name="gr4" draw:text-style-name="P12" svg:width="0.559cm" svg:height="0.587cm" svg:x="1.287cm" svg:y="0.178cm" svg:viewBox="0 0 560 588" svg:d="M510 588c17-44 34-89 50-133-3 0-6 0-9 0-17 44-61 72-111 85-8 2-50 13-130 13-86 0-170 0-255 0 72-84 143-168 215-252 2-3 4-5 4-6s0-2-3-7c-66-90-131-179-197-268 77 0 154 0 231 0 56 0 95 6 99 6 23 4 59 11 93 33 11 6 39 25 54 60 3 0 6 0 9 0-16-40-33-79-50-119-167 0-332 0-499 0-10 0-10 0-11 2 0 2 0 10 0 15 74 102 148 203 222 305-73 85-145 170-218 255-4 5-4 6-4 7 0 4 4 4 11 4 167 0 332 0 499 0z"><text:p/></draw:path><draw:path draw:style-name="gr4" draw:text-style-name="P12" svg:width="0.088cm" svg:height="0.197cm" svg:x="1.522cm" svg:y="0.879cm" svg:viewBox="0 0 89 198" svg:d="M82 11c0-5-4-11-12-11-9 0-17 7-17 16 0 4 3 12 12 12 8 0 17-9 17-17zM22 161c-2 3-4 7-4 12 0 14 12 25 29 25 29 0 42-41 42-44 0-5-4-5-5-5-4 0-5 2-6 5-6 24-19 36-31 36-6 0-7-4-7-10 0-7 2-13 4-19 4-9 6-16 10-24 2-7 13-34 14-37 2-3 3-6 3-10 0-13-12-25-29-25-29 0-42 41-42 45s4 4 5 4c3 0 3-1 5-5 8-25 20-36 31-36 5 0 8 3 8 11 0 6-2 11-9 29-6 15-12 32-18 48z"><text:p/></draw:path><draw:path draw:style-name="gr4" draw:text-style-name="P12" svg:width="0.097cm" svg:height="0.42cm" svg:x="1.913cm" svg:y="0.264cm" svg:viewBox="0 0 98 421" svg:d="M98 418c0-2 0-3-7-10-53-53-66-133-66-197 0-73 16-147 67-199 6-6 6-6 6-7 0-4-2-5-4-5-4 0-42 29-68 83-21 45-26 92-26 128 0 33 5 83 28 131 26 52 62 79 66 79 2 0 4-1 4-3z"><text:p/></draw:path><draw:path draw:style-name="gr4" draw:text-style-name="P12" svg:width="0.178cm" svg:height="0.19cm" svg:x="2.053cm" svg:y="0.393cm" svg:viewBox="0 0 179 191" svg:d="M38 151c23-24 35-35 51-48 13-12 25-23 41-37 39-40 49-60 49-61 0-5-4-5-5-5-2 0-4 1-6 5-12 20-22 27-31 27-11 0-16-7-22-14-8-10-15-18-29-18-32 0-51 40-51 48 0 2 1 5 5 5 3 0 4-3 6-5 8-19 32-19 36-19 8 0 16 2 26 6 17 6 22 6 32 6-15 18-50 49-58 55-14 12-26 24-39 36-27 28-43 52-43 55 0 4 4 3 5 4 3 0 5 0 7-5 10-16 23-26 36-26 10 0 14 3 24 15 7 10 16 16 28 16 42 0 66-53 66-65 0-2-2-4-5-4-4 0-5 3-6 5-10 28-37 36-51 36-8 0-16-2-25-6-14-5-20-7-30-7-3 0-7 0-11 1z"><text:p/></draw:path><draw:path draw:style-name="gr4" draw:text-style-name="P12" svg:width="0.089cm" svg:height="0.198cm" svg:x="2.245cm" svg:y="0.446cm" svg:viewBox="0 0 90 199" svg:d="M82 11c0-4-4-11-12-11s-16 8-16 17c0 5 4 11 11 11 9 0 17-9 17-17zM22 161c-2 5-3 7-3 13 0 13 12 25 28 25 30 0 43-41 43-45s-4-3-5-4c-5 0-5 1-6 5-7 24-19 36-31 36-6 0-7-5-7-11 0-7 2-12 5-19 2-7 6-16 9-23s13-35 15-38c0-3 1-6 1-9 0-14-12-25-28-25-30 0-43 40-43 44s4 3 5 4c5 0 5-1 6-4 7-26 20-36 31-36 5 0 7 3 7 10s-1 12-8 30c-6 16-13 31-19 47z"><text:p/></draw:path><draw:path draw:style-name="gr4" draw:text-style-name="P12" svg:width="0.256cm" svg:height="0.016cm" svg:x="2.501cm" svg:y="0.467cm" svg:viewBox="0 0 257 17" svg:d="M242 17c8 0 15 0 15-9 0-8-7-8-15-8-75 0-152 0-228 0-7 0-14 0-14 8 0 9 7 9 14 9 76 0 153 0 228 0z"><text:p/></draw:path><draw:path draw:style-name="gr4" draw:text-style-name="P12" svg:width="0.129cm" svg:height="0.267cm" svg:x="2.896cm" svg:y="0.317cm" svg:viewBox="0 0 130 268" svg:d="M77 95c13 0 26 0 39 0 9 0 14 0 14-9 0-4-5-4-12-4-12 0-26 0-38 0 16-60 18-69 18-71 0-7-6-11-13-11-1 0-13 0-17 14-4 23-10 45-15 68-13 0-27 0-40 0-8 0-13 0-13 8 0 5 4 5 12 5 12 0 25 0 37 0-30 120-32 127-32 134 0 23 15 39 38 39 43 0 67-62 67-65 0-4-3-4-4-4-4 0-4 1-6 6-18 43-41 54-56 54-8 0-13-6-13-20 0-10 1-12 3-19 10-42 20-83 31-125z"><text:p/></draw:path><draw:path draw:style-name="gr4" draw:text-style-name="P12" svg:width="0.089cm" svg:height="0.198cm" svg:x="3.052cm" svg:y="0.446cm" svg:viewBox="0 0 90 199" svg:d="M83 11c0-4-4-11-12-11-9 0-17 8-17 17 0 5 4 11 12 11s17-9 17-17zM22 161c-2 5-3 7-3 13 0 13 12 25 29 25 29 0 42-41 42-45s-4-4-5-4c-3 0-5 1-6 5-6 24-19 36-31 36-6 0-7-5-7-11 0-7 2-12 5-19s6-16 9-23 13-35 15-38c1-3 1-6 1-9 0-14-11-25-28-25-29 0-43 40-43 44s5 4 6 4c4 0 4-1 5-4 7-26 20-36 31-36 5 0 8 3 8 10s-2 12-9 30c-6 16-13 31-19 47z"><text:p/></draw:path><draw:path draw:style-name="gr4" draw:text-style-name="P12" svg:width="0.096cm" svg:height="0.42cm" svg:x="3.203cm" svg:y="0.264cm" svg:viewBox="0 0 97 421" svg:d="M97 211c0-33-3-84-27-132-26-51-62-79-66-79-3 0-4 1-4 5 0 1 0 1 8 9 41 41 65 108 65 197 0 72-15 145-68 199-5 5-5 6-5 8s1 3 4 3c4 0 43-29 67-81 21-47 26-94 26-129z"><text:p/></draw:path><draw:path draw:style-name="gr4" draw:text-style-name="P12" svg:width="0.13cm" svg:height="0.195cm" svg:x="3.361cm" svg:y="0.208cm" svg:viewBox="0 0 131 196" svg:d="M131 143c-4 0-7 0-11 0 0 6-4 24-7 26-3 3-25 3-29 3-18 0-37 0-55 0 31-28 42-36 60-51 21-17 42-35 42-63 0-36-31-58-70-58-36 0-61 26-61 53 0 15 13 17 16 17 7 0 15-5 15-16 0-5-2-16-17-16 9-21 29-27 42-27 30 0 46 23 46 47 0 26-18 46-28 56-24 24-48 47-72 71-2 2-2 3-2 11 41 0 80 0 121 0 4-18 6-35 10-53z"><text:p/></draw:path><draw:path draw:style-name="gr4" draw:text-style-name="P12" svg:width="0.28cm" svg:height="0.28cm" svg:x="3.649cm" svg:y="0.333cm" svg:viewBox="0 0 281 281" svg:d="M149 149c39 0 78 0 117 0 6 0 15 0 15-9 0-8-9-8-15-8-39 0-78 0-117 0 0-40 0-79 0-119 0-6 0-13-9-13-8 0-8 7-8 13 0 40 0 79 0 119-40 0-79 0-119 0-5 0-13 0-13 8 0 9 8 9 13 9 40 0 79 0 119 0 0 39 0 78 0 117 0 6 0 15 8 15 9 0 9-9 9-15 0-39 0-78 0-117z"><text:p/></draw:path><draw:path draw:style-name="gr4" draw:text-style-name="P12" svg:width="0.208cm" svg:height="0.297cm" svg:x="4.12cm" svg:y="0cm" svg:viewBox="0 0 209 298" svg:d="M128 169c18 45 38 109 45 119s11 10 23 10c2 0 6 0 8 0 5-2 5-4 5-5s0-3-1-4c-5-5-8-11-11-19-29-80-57-160-85-240-10-24-33-30-52-30-2 0-7 0-7 5 0 3 2 5 3 5 14 2 17 4 28 33 13 39 28 76 41 114-39 39-78 77-117 115-6 6-8 9-8 14 0 7 6 12 13 12s11-4 15-9c33-41 67-80 100-120z"><text:p/></draw:path><draw:path draw:style-name="gr4" draw:text-style-name="P12" svg:width="0.245cm" svg:height="0.016cm" svg:x="4.098cm" svg:y="0.467cm" svg:viewBox="0 0 246 17" svg:d="M122 17c-40 0-81 0-122 0 0-6 0-11 0-17 82 0 164 0 246 0 0 6 0 11 0 17-41 0-83 0-124 0z"><text:p/></draw:path><draw:path draw:style-name="gr4" draw:text-style-name="P12" svg:width="0.167cm" svg:height="0.28cm" svg:x="4.137cm" svg:y="0.587cm" svg:viewBox="0 0 168 281" svg:d="M32 248c15-14 30-28 45-43 66-57 91-80 91-122 0-49-37-83-89-83-48 0-79 40-79 77 0 24 22 24 23 24 7 0 21-6 21-23 0-11-7-22-22-22-4 0-4 0-5 0 9-27 32-43 56-43 39 0 57 35 57 70 0 33-21 66-45 92-26 30-54 60-80 90-5 5-5 6-5 16 52 0 104 0 156 0 4-25 8-49 12-73-4 0-7 0-11 0-1 13-5 31-8 37-4 3-31 3-41 3-25 0-50 0-76 0z"><text:p/></draw:path><draw:path draw:style-name="gr4" draw:text-style-name="P12" svg:width="0.561cm" svg:height="0.587cm" svg:x="4.488cm" svg:y="0.178cm" svg:viewBox="0 0 562 588" svg:d="M510 588c17-44 35-89 52-133-4 0-8 0-11 0-17 44-61 72-109 85-10 2-51 13-132 13-84 0-170 0-254 0 71-84 143-168 214-252 4-3 5-5 5-6s0-2-4-7c-66-90-131-179-197-268 77 0 155 0 232 0 56 0 95 6 98 6 23 4 60 11 93 33 11 6 39 25 54 60 3 0 7 0 11 0-17-40-35-79-52-119-166 0-332 0-498 0-10 0-10 0-12 2 0 2 0 10 0 15 74 102 149 203 223 305-73 85-145 170-218 255-5 5-5 6-5 7 0 4 5 4 12 4 166 0 332 0 498 0z"><text:p/></draw:path><draw:path draw:style-name="gr4" draw:text-style-name="P12" svg:width="0.129cm" svg:height="0.255cm" svg:x="4.691cm" svg:y="0.879cm" svg:viewBox="0 0 130 256" svg:d="M130 11c0-5-4-11-12-11-9 0-17 8-17 16 0 4 3 12 12 12 8 0 17-9 17-17zM67 210c-5 20-20 37-38 37-4 0-7-1-11-2 8-4 11-10 11-15 0-7-6-10-12-10-10 0-17 7-17 16 0 12 11 20 29 20 17 0 53-11 61-47 10-35 18-71 28-106 0-3 1-6 1-11 0-15-15-27-31-27-34 0-53 41-53 45s5 4 6 4c3 0 3-1 6-5 7-18 23-36 39-36 8 0 10 5 10 15 0 3 0 7-1 9-10 37-18 76-28 113z"><text:p/></draw:path><draw:path draw:style-name="gr4" draw:text-style-name="P12" svg:width="0.277cm" svg:height="0.19cm" svg:x="5.157cm" svg:y="0.393cm" svg:viewBox="0 0 278 191" svg:d="M182 43c3-8 6-24 6-26 0-9-6-12-12-12-4 0-13 3-15 12-1 2-22 83-24 95-4 12-4 19-4 27 0 5 0 5 0 7-9 23-21 36-38 36-34 0-34-31-34-38 0-14 1-30 22-83 5-12 7-18 7-26 0-19-14-35-35-35-39 0-55 61-55 65 0 5 4 5 5 5 3 0 5-2 7-9 11-38 28-51 42-51 4 0 11 0 11 14 0 10-5 22-7 29-20 50-24 69-24 85 0 38 27 53 60 53 7 0 26 0 43-29 11 26 41 29 53 29 32 0 50-27 61-52 14-32 27-89 27-109 0-24-10-30-18-30-10 0-21 11-21 20 0 6 2 9 7 12 4 4 14 16 14 35 0 15-12 57-22 78-11 22-27 37-47 37-19 0-31-13-31-37 0-12 3-25 4-31 6-24 12-47 18-71z"><text:p/></draw:path><draw:path draw:style-name="gr4" draw:text-style-name="P12" svg:width="0.13cm" svg:height="0.195cm" svg:x="5.476cm" svg:y="0.208cm" svg:viewBox="0 0 131 196" svg:d="M131 143c-4 0-7 0-11 0 0 6-4 24-7 26-3 3-25 3-29 3-18 0-37 0-55 0 31-28 42-36 60-51 21-17 42-35 42-63 0-36-31-58-70-58-36 0-61 26-61 53 0 15 13 17 16 17 7 0 15-5 15-16 0-5-2-16-17-16 9-21 29-27 44-27 28 0 44 23 44 47 0 26-18 46-28 56-24 24-46 47-70 71-4 2-4 3-4 11 41 0 80 0 121 0 4-18 6-35 10-53z"><text:p/></draw:path><draw:path draw:style-name="gr4" draw:text-style-name="P12" svg:width="0.129cm" svg:height="0.255cm" svg:x="5.446cm" svg:y="0.488cm" svg:viewBox="0 0 130 256" svg:d="M130 12c0-6-4-12-12-12-9 0-17 8-17 17 0 5 3 11 12 11 8 0 17-8 17-16zM67 210c-5 20-20 37-38 37-4 0-7 0-11-1 8-4 11-11 11-16 0-6-6-10-12-10-9 0-17 8-17 18s11 18 29 18c17 0 53-11 62-46s18-71 27-106c0-3 1-6 1-10 0-17-15-28-31-28-34 0-52 41-52 44 0 5 4 5 5 5 3 0 3-1 6-6 7-17 23-35 39-35 8 0 10 5 10 15 0 2 0 7 0 8-10 37-19 76-29 113z"><text:p/></draw:path></draw:g></draw:g></text:p>
      <text:p text:style-name="P7">or</text:p>
      <text:p text:style-name="P5"><draw:g text:anchor-type="as-char" svg:y="-0.542cm" draw:z-index="17" draw:name="Shape13" draw:style-name="gr1"><svg:title>TexMaths</svg:title><svg:desc>12§display§E = \dfrac{1}{2} \sum_j w_j^2§svg§600§FALSE§</svg:desc><draw:g draw:style-name="gr2"><draw:path draw:style-name="gr3" draw:text-style-name="P11" svg:width="2.376cm" svg:height="1.078cm" svg:x="0.004cm" svg:y="0.021cm" svg:viewBox="0 0 2377 1079" svg:d="M1189 1079c-397 0-793 0-1189 0 0-360 0-719 0-1079 792 0 1585 0 2377 0 0 360 0 719 0 1079-396 0-792 0-1188 0z"><text:p/></draw:path><draw:path draw:style-name="gr4" draw:text-style-name="P12" svg:width="0.304cm" svg:height="0.285cm" svg:x="-0.001cm" svg:y="0.279cm" svg:viewBox="0 0 305 286" svg:d="M282 188c1-2 1-3 2-6 0-1 0-4-6-4-3 0-3 2-4 4-28 63-44 92-116 92-20 0-40 0-61 0-6 0-7 0-9-2-5 0-6 0-6-3 0-1 0-3 2-10 10-38 19-77 29-115 14 0 27 0 42 0 36 0 36 8 36 19 0 3 0 9-4 21 0 2-1 3-1 4 0 3 2 5 6 5s5-2 6-8c8-33 16-66 24-99 0-2-2-4-5-4s-5 2-6 7c-8 32-17 42-55 42-13 0-26 0-40 0 9-34 17-69 26-102 3-15 3-16 22-16 20 0 40 0 59 0 52 0 65 12 65 47 0 10 0 11-2 22 0 2 0 6 0 8 0 1 1 5 4 5 5 0 6-3 6-11 3-24 6-49 9-73 1-11 0-11-11-11-71 0-143 0-214 0-8 0-12 0-12 8 0 5 4 5 12 5 16 0 28 0 28 7 0 2 0 3-2 10-20 74-38 149-57 223-3 17-5 21-38 21-7 0-11 0-11 7 0 5 4 5 11 5 73 0 146 0 219 0 10 0 10 0 14-6 13-32 25-62 38-92z"><text:p/></draw:path><draw:path draw:style-name="gr4" draw:text-style-name="P12" svg:width="0.28cm" svg:height="0.097cm" svg:x="0.458cm" svg:y="0.412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" svg:width="0.138cm" svg:height="0.28cm" svg:x="0.968cm" svg:y="0cm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4" draw:text-style-name="P12" svg:width="0.21cm" svg:height="0.016cm" svg:x="0.93cm" svg:y="0.452cm" svg:viewBox="0 0 211 17" svg:d="M106 17c-35 0-71 0-106 0 0-6 0-11 0-17 71 0 140 0 211 0 0 6 0 11 0 17-35 0-71 0-105 0z"><text:p/></draw:path><draw:path draw:style-name="gr4" draw:text-style-name="P12" svg:width="0.167cm" svg:height="0.28cm" svg:x="0.952cm" svg:y="0.572cm" svg:viewBox="0 0 168 281" svg:d="M32 248c15-14 30-28 45-43 66-57 91-80 91-122 0-48-38-83-89-83-48 0-79 40-79 77 0 24 20 24 23 24 6 0 21-6 21-23 0-11-8-22-22-22-4 0-4 0-5 0 9-27 32-43 56-43 39 0 57 35 57 70 0 33-21 66-45 92-26 30-54 60-80 90-5 5-5 6-5 16 52 0 104 0 156 0 4-25 8-49 12-73-4 0-7 0-11 0-1 13-5 31-8 37-4 3-31 3-41 3-25 0-50 0-76 0z"><text:p/></draw:path><draw:path draw:style-name="gr4" draw:text-style-name="P12" svg:width="0.561cm" svg:height="0.587cm" svg:x="1.284cm" svg:y="0.166cm" svg:viewBox="0 0 562 588" svg:d="M510 588c17-44 34-89 52-133-4 0-8 0-11 0-17 44-61 72-109 85-10 2-51 13-131 13-85 0-169 0-255 0 72-84 143-168 215-252 3-2 4-5 4-6s0-2-4-7c-65-90-131-179-195-268 76 0 153 0 230 0 56 0 95 6 98 6 23 4 60 11 94 33 10 6 38 25 53 60 3 0 7 0 11 0-18-40-35-79-52-119-166 0-332 0-498 0-10 0-10 0-11 2-1 3-1 10-1 15 74 102 149 203 223 305-73 85-145 170-218 255-4 4-4 6-4 7 0 4 4 4 11 4 166 0 332 0 498 0z"><text:p/></draw:path><draw:path draw:style-name="gr4" draw:text-style-name="P12" svg:width="0.129cm" svg:height="0.255cm" svg:x="1.487cm" svg:y="0.866cm" svg:viewBox="0 0 130 256" svg:d="M130 11c0-5-4-11-12-11-9 0-16 8-16 16 0 4 2 12 11 12 8 0 17-9 17-17zM67 210c-5 20-20 37-38 37-4 0-7-1-11-2 8-4 11-10 11-15 0-7-6-10-12-10-9 0-17 7-17 16 0 12 12 20 30 20 17 0 52-11 61-47 9-35 18-71 27-106 1-3 1-6 1-11 0-15-15-27-31-27-34 0-52 41-52 45s4 4 5 4c3 0 3-1 6-5 7-18 23-36 39-36 8 0 10 5 10 15 0 3 0 7 0 9-10 37-19 76-29 113z"><text:p/></draw:path><draw:path draw:style-name="gr4" draw:text-style-name="P12" svg:width="0.277cm" svg:height="0.19cm" svg:x="1.952cm" svg:y="0.378cm" svg:viewBox="0 0 278 191" svg:d="M182 43c3-8 6-24 6-26 0-9-6-12-12-12-4 0-13 3-15 12-1 2-22 84-24 95-3 12-4 19-4 27 0 5 0 5 0 7-9 23-21 36-38 36-34 0-34-31-34-38 0-14 3-30 22-82 5-13 7-19 7-27 0-19-14-35-35-35-39 0-55 61-55 65 0 5 4 5 5 5 5 0 5-2 7-8 11-39 28-52 42-52 4 0 11 0 11 14 0 10-5 22-7 29-20 50-24 69-24 85 0 38 27 53 60 53 7 0 26 0 43-29 11 26 41 29 53 29 32 0 50-27 61-52 14-32 27-89 27-109 0-23-10-30-18-30-10 0-21 11-21 20 0 6 2 9 7 12 5 5 14 16 14 35 0 15-12 57-22 78-11 22-26 37-47 37-19 0-31-13-31-37 0-12 3-25 4-31 6-24 12-47 18-71z"><text:p/></draw:path><draw:path draw:style-name="gr4" draw:text-style-name="P12" svg:width="0.13cm" svg:height="0.196cm" svg:x="2.272cm" svg:y="0.196cm" svg:viewBox="0 0 131 197" svg:d="M131 143c-4 0-7 0-11 0 0 6-4 24-7 26-3 3-25 3-29 3-18 0-37 0-55 0 31-28 42-36 60-51 21-17 42-35 42-63 0-35-31-58-70-58-36 0-61 26-61 53 0 15 13 17 16 17 7 0 15-5 15-16 0-5-2-16-17-16 9-20 29-27 44-27 28 0 44 23 44 47 0 26-18 46-28 56-24 24-46 47-70 71-4 2-4 3-4 12 41 0 80 0 121 0 4-18 6-36 10-54z"><text:p/></draw:path><draw:path draw:style-name="gr4" draw:text-style-name="P12" svg:width="0.129cm" svg:height="0.255cm" svg:x="2.242cm" svg:y="0.473cm" svg:viewBox="0 0 130 256" svg:d="M130 12c0-5-4-12-12-12-9 0-17 8-17 17 0 5 3 11 12 11 8 0 17-8 17-16zM67 210c-5 20-20 38-38 38-4 0-7-1-11-2 8-4 11-11 11-14 0-8-6-12-12-12-9 0-17 8-17 18s11 18 29 18c17 0 53-10 62-46 9-35 18-71 27-106 1-3 1-6 1-10 0-17-15-28-31-28-34 0-52 41-52 44 0 5 4 5 5 5 3 0 3-1 6-6 7-17 23-35 39-35 8 0 10 5 10 15 0 3 0 7 0 8-10 37-19 76-29 113z"><text:p/></draw:path></draw:g></draw:g></text:p>
      <text:h text:style-name="P10" text:outline-level="3">Momentum</text:h>
      <text:p text:style-name="Text_20_body"><text:span text:style-name="T1">A r</text:span>unning <text:span text:style-name="T1">a</text:span>verage of the <text:span text:style-name="T1">differentials for each</text:span> each weight <text:span text:style-name="T1">is maintained and used to update the weights as follows:</text:span></text:p>
      <text:p text:style-name="P5"><draw:g text:anchor-type="as-char" svg:y="-0.589cm" draw:z-index="4" draw:name="Shape14" draw:style-name="gr1"><svg:title>TexMaths</svg:title><svg:desc>12§display§\delta w \leftarrow \alpha \delta w - \eta \dfrac{\partial E}{\partial w}§svg§600§FALSE§</svg:desc><draw:g draw:style-name="gr2"><draw:path draw:style-name="gr3" draw:text-style-name="P11" svg:width="3.288cm" svg:height="0.84cm" svg:x="0.002cm" svg:y="0.021cm" svg:viewBox="0 0 3289 841" svg:d="M0 0c1097 0 2192 0 3289 0 0 280 0 561 0 841-1097 0-2192 0-3289 0 0-280 0-561 0-841z"><text:p/></draw:path><draw:path draw:style-name="gr4" draw:text-style-name="P12" svg:width="0.172cm" svg:height="0.304cm" svg:x="-0.001cm" svg:y="0.289cm" svg:viewBox="0 0 173 305" svg:d="M94 115c-53 14-94 68-94 119 0 41 26 71 66 71 49 0 85-66 85-125 0-38-18-59-31-78-16-19-41-50-41-70 0-8 9-19 23-19 13 0 22 6 30 12 8 5 17 11 24 11 11 0 17-11 17-17 0-9-7-11-22-14-23-5-29-5-35-5-33 0-48 18-48 43 0 23 12 47 26 72zM98 125c11 19 23 42 23 72 0 28-15 99-55 99-23 0-40-18-40-50 0-26 16-105 72-121z"><text:p/></draw:path><draw:path draw:style-name="gr4" draw:text-style-name="P12" svg:width="0.277cm" svg:height="0.189cm" svg:x="0.197cm" svg:y="0.401cm" svg:viewBox="0 0 278 190" svg:d="M182 43c3-9 6-25 6-27 0-8-6-12-12-12-4 0-13 3-15 12-1 3-22 84-24 95-4 12-4 20-4 27 0 5 0 6 0 7-9 23-23 36-38 36-34 0-34-31-34-38 0-13 1-30 22-82 5-13 7-19 7-27 0-20-14-34-35-34-39 0-55 60-55 65 0 3 4 3 5 3 3 0 5-1 6-7 12-39 29-53 43-53 4 0 11 2 11 15 0 11-5 21-9 29-18 50-22 69-22 85 0 38 27 53 60 53 7 0 26 0 43-29 11 26 41 29 53 29 31 0 50-27 61-52 14-32 27-89 27-109 0-23-10-29-18-29-10 0-21 11-21 19 0 6 2 9 7 12 4 5 14 16 14 36 0 15-12 56-22 77-11 22-27 37-47 37-19 0-31-13-31-37 0-12 3-24 4-30 6-24 12-47 18-71z"><text:p/></draw:path><draw:path draw:style-name="gr4" draw:text-style-name="P12" svg:width="0.373cm" svg:height="0.219cm" svg:x="0.638cm" svg:y="0.371cm" svg:viewBox="0 0 374 220" svg:d="M359 119c7 0 15 0 15-8 0-9-8-9-15-9-105 0-209 0-313 0 22-18 34-35 38-41 18-29 14-37 22-55 0-6-5-6-9-6-7 0-7 1-8 8-11 42-35 77-83 97-5 2-6 2-6 6 0 2 2 3 6 4 44 20 72 52 83 99 1 5 1 6 8 6 4 0 9 0 9-5-8-19-4-28-22-55-8-13-20-28-38-41 104 0 208 0 313 0z"><text:p/></draw:path><draw:path draw:style-name="gr4" draw:text-style-name="P12" svg:width="0.237cm" svg:height="0.189cm" svg:x="1.17cm" svg:y="0.401cm" svg:viewBox="0 0 238 190" svg:d="M185 87c0-67-40-87-71-87-58 0-114 60-114 119 0 40 26 71 68 71 28 0 58-10 90-35 5 23 20 35 38 35 22 0 36-23 36-29 0-4-3-5-5-5-4 0-5 1-6 5-7 20-16 13-23 20-13 0-13-33-13-43 0-8 0-9 3-14 40-51 50-99 50-100-3-1-2-4-6-4s-4 2-6 9c-8 26-22 59-41 84 0-8 0-18 0-26zM156 144c-37 33-70 37-86 37-26 0-39-19-39-46 0-21 12-67 25-87 20-31 42-40 58-40 41 0 41 56 41 89 0 16 0 40 1 47z"><text:p/></draw:path><draw:path draw:style-name="gr4" draw:text-style-name="P12" svg:width="0.172cm" svg:height="0.304cm" svg:x="1.442cm" svg:y="0.289cm" svg:viewBox="0 0 173 305" svg:d="M94 115c-53 14-94 68-94 119 0 41 26 71 66 71 50 0 85-66 85-125 0-38-17-59-31-78-16-19-41-50-41-70 0-8 9-19 24-19 12 0 21 6 30 12 9 5 17 11 23 11 11 0 17-11 17-17 0-9-7-11-22-14-23-5-29-5-35-5-33 0-48 18-48 43 0 23 12 47 26 72zM98 125c11 19 23 42 23 72 0 28-15 99-55 99-23 0-40-18-40-50 0-26 16-105 72-121z"><text:p/></draw:path><draw:path draw:style-name="gr4" draw:text-style-name="P12" svg:width="0.277cm" svg:height="0.189cm" svg:x="1.64cm" svg:y="0.401cm" svg:viewBox="0 0 278 190" svg:d="M182 43c3-9 6-25 6-27 0-8-6-12-12-12-4 0-13 3-15 12-1 3-22 84-24 95-3 12-4 20-4 27 0 5 0 6 0 7-9 23-21 36-38 36-34 0-34-31-34-38 0-13 1-30 22-82 5-13 7-19 7-27 0-20-14-34-35-34-39 0-55 60-55 65 0 3 4 3 5 3 5 0 5-1 7-7 11-39 28-53 42-53 4 0 11 2 11 15 0 11-5 21-7 29-20 50-24 69-24 85 0 38 27 53 60 53 7 0 26 0 43-29 11 26 41 29 53 29 32 0 50-27 61-52 14-32 27-89 27-109 0-23-10-29-18-29-10 0-21 11-21 19 0 6 2 9 7 12 5 5 14 16 14 36 0 15-12 56-22 77-11 22-26 37-47 37-19 0-31-13-31-37 0-12 3-24 4-30 6-24 12-47 18-71z"><text:p/></draw:path><draw:path draw:style-name="gr4" draw:text-style-name="P12" svg:width="0.257cm" svg:height="0.016cm" svg:x="2.069cm" svg:y="0.472cm" svg:viewBox="0 0 258 17" svg:d="M242 17c8 0 16 0 16-9 0-8-8-8-16-8-75 0-152 0-228 0-7 0-14 0-14 8 0 9 7 9 14 9 76 0 153 0 228 0z"><text:p/></draw:path><draw:path draw:style-name="gr4" draw:text-style-name="P12" svg:width="0.196cm" svg:height="0.275cm" svg:x="2.467cm" svg:y="0.401cm" svg:viewBox="0 0 197 276" svg:d="M194 68c2-7 3-12 3-24 0-27-17-44-48-44-34 0-55 22-66 36-1-24-19-36-39-36-19 0-27 16-31 24-7 13-13 38-13 41s4 2 5 3c5 0 5 0 7-9 7-30 16-51 31-51 7 0 13 4 13 20 0 9-1 14-7 36-8 32-15 65-24 97-1 6-3 16-3 18 0 7 6 11 12 11 4 0 13-3 15-11 0-1 6-22 9-31 2-13 6-25 8-39 4-9 6-18 7-27 1-4 5-17 5-20 1-3 14-27 29-38 9-7 23-16 41-16s22 15 22 30c0 3 0 10-4 27-16 65-33 128-48 193-2 6-2 6-2 8 0 6 5 10 12 10 14 0 16-12 17-16 17-64 33-128 49-192z"><text:p/></draw:path><draw:path draw:style-name="gr4" draw:text-style-name="P12" svg:width="0.221cm" svg:height="0.31cm" svg:x="2.747cm" svg:y="0cm" svg:viewBox="0 0 222 311" svg:d="M179 159c-5-26-22-50-54-50-27 0-54 6-87 40-34 35-38 74-38 86 0 27 19 76 78 76 101 0 144-142 144-202 0-67-40-109-91-109-61 0-81 55-81 66 0 6 4 16 17 16s22-14 22-23c0-15-12-15-19-15 18-31 48-33 61-33 30 0 60 21 60 76 0 16-3 38-12 72zM79 299c-47 0-47-43-47-48 0-11 11-70 29-95 17-24 37-37 64-37 45 0 47 47 47 55 0 30-28 125-93 125z"><text:p/></draw:path><draw:path draw:style-name="gr4" draw:text-style-name="P12" svg:width="0.305cm" svg:height="0.285cm" svg:x="2.994cm" svg:y="0.015cm" svg:viewBox="0 0 306 286" svg:d="M282 187c1-1 1-3 2-4 0-2 0-5-4-5s-5 2-6 5c-28 62-44 90-116 90-20 0-40 0-61 0-6 0-7 0-9 0-4 0-5-1-5-5 0-1 0-1 1-10 10-38 19-77 29-114 14 0 27 0 42 0 36 0 36 9 36 19 0 3 0 8-4 21 0 2-1 3-1 5s2 4 6 4 5-2 6-8c8-34 16-66 24-98 0-4-2-5-5-5s-5 2-6 7c-8 32-17 42-55 42-13 0-26 0-40 0 9-34 17-69 26-102 3-15 4-16 22-16 21 0 40 0 60 0 52 0 64 12 64 46 0 11 0 12-1 23 0 2-1 5-1 7 0 1 1 6 6 6 3 0 4-4 4-11 3-24 6-49 9-73 2-11 0-11-11-11-71 0-142 0-212 0-9 0-14 0-14 8 0 5 4 5 12 5 16 0 28 0 28 7 0 2 0 3-2 10-18 75-38 149-56 224-4 16-6 19-38 19-7 0-12 0-12 8 0 5 4 5 12 5 73 0 145 0 218 0 10 0 10 0 14-7 13-32 25-62 38-92z"><text:p/></draw:path><draw:path draw:style-name="gr4" draw:text-style-name="P12" svg:width="0.582cm" svg:height="0.016cm" svg:x="2.73cm" svg:y="0.472cm" svg:viewBox="0 0 583 17" svg:d="M0 0c194 0 389 0 583 0 0 6 0 11 0 17-194 0-389 0-583 0 0-6 0-11 0-17z"><text:p/></draw:path><draw:path draw:style-name="gr4" draw:text-style-name="P12" svg:width="0.22cm" svg:height="0.31cm" svg:x="2.759cm" svg:y="0.573cm" svg:viewBox="0 0 221 311" svg:d="M178 159c-4-26-22-50-54-50-26 0-53 8-87 40-35 35-37 74-37 88 0 25 18 74 77 74 101 0 144-142 144-202 0-67-39-109-90-109-61 0-82 55-82 66 0 6 4 16 17 16s23-14 23-23c0-15-13-15-21-15 20-31 50-33 62-33 31 0 60 21 60 76 0 16-3 38-11 72zM78 299c-46 0-46-43-46-47 0-12 11-71 28-96 17-24 37-37 64-37 45 0 46 47 46 55 0 30-27 125-92 125z"><text:p/></draw:path><draw:path draw:style-name="gr4" draw:text-style-name="P12" svg:width="0.277cm" svg:height="0.19cm" svg:x="3.001cm" svg:y="0.688cm" svg:viewBox="0 0 278 191" svg:d="M182 43c3-8 6-24 6-26 0-9-6-12-12-12-4 0-12 3-15 12-1 2-21 83-24 94-3 13-4 20-4 28 0 4 0 5 0 8-9 22-21 34-38 34-34 0-34-31-34-38 0-13 3-29 22-82 5-12 7-18 7-26 0-19-14-35-35-35-39 0-55 61-55 65 0 5 4 5 5 5 5 0 5-2 7-9 11-38 28-51 42-51 4 0 11 0 11 13 0 11-5 23-7 30-20 49-24 70-24 85 0 39 28 53 60 53 7 0 26 0 43-29 12 27 41 29 53 29 32 0 50-26 61-52 14-32 27-89 27-109 0-24-10-30-18-30-10 0-21 11-21 20 0 6 3 9 7 12 5 4 14 15 14 35 0 15-12 57-22 78-11 22-26 36-47 36-19 0-31-12-31-36 0-12 3-25 4-31 6-24 12-47 18-71z"><text:p/></draw:path></draw:g></draw:g></text:p>
      <text:p text:style-name="P5"><draw:g text:anchor-type="as-char" svg:y="-0.296cm" draw:z-index="5" draw:name="Shape15" draw:style-name="gr1"><svg:title>TexMaths</svg:title><svg:desc>12§display§w \leftarrow w + \delta w§svg§600§FALSE§</svg:desc><draw:g draw:style-name="gr2"><draw:path draw:style-name="gr3" draw:text-style-name="P11" svg:width="2.246cm" svg:height="0.289cm" svg:x="0.008cm" svg:y="0.02cm" svg:viewBox="0 0 2247 290" svg:d="M1124 290c-375 0-750 0-1124 0 0-97 0-193 0-290 749 0 1499 0 2247 0 0 97 0 193 0 290-374 0-748 0-1123 0z"><text:p/></draw:path><draw:path draw:style-name="gr4" draw:text-style-name="P12" svg:width="0.279cm" svg:height="0.188cm" svg:x="-0.001cm" svg:y="0.113cm" svg:viewBox="0 0 280 189" svg:d="M182 43c3-9 8-25 8-27 0-8-6-12-12-12s-14 3-16 12c-1 3-22 83-24 94-4 12-5 21-5 28 0 4 0 6 1 7-9 23-22 36-39 36-34 0-34-31-34-39 0-13 3-29 23-81 4-13 7-19 7-27 0-18-14-34-35-34-40 0-56 60-56 65 0 3 5 3 6 3 4 0 4-1 6-7 12-39 28-53 43-53 4 0 10 2 10 15 0 11-4 21-7 28-18 51-23 70-23 86 0 38 27 52 59 52 7 0 27 0 44-29 11 26 40 29 53 29 31 0 50-26 61-51 14-33 28-89 28-109 0-23-12-29-20-29-9 0-20 11-20 19 0 6 2 9 6 12 5 5 16 16 16 36 0 14-12 55-23 77-12 22-27 37-47 37s-31-13-31-37c0-12 2-24 5-30 6-24 10-48 16-71z"><text:p/></draw:path><draw:path draw:style-name="gr4" draw:text-style-name="P12" svg:width="0.373cm" svg:height="0.218cm" svg:x="0.44cm" svg:y="0.083cm" svg:viewBox="0 0 374 219" svg:d="M360 119c7 0 14 0 14-9 0-8-7-8-14-8-104 0-209 0-313 0 23-18 33-35 37-41 19-29 16-37 23-55 0-6-5-6-9-6-7 0-7 1-9 8-10 42-35 77-82 96-5 3-7 3-7 6s2 4 7 6c43 18 72 50 82 96 2 5 2 7 9 7 4 0 9 0 9-6-7-18-4-26-22-54-8-13-20-27-38-40 104 0 209 0 313 0z"><text:p/></draw:path><draw:path draw:style-name="gr4" draw:text-style-name="P12" svg:width="0.277cm" svg:height="0.188cm" svg:x="0.968cm" svg:y="0.113cm" svg:viewBox="0 0 278 189" svg:d="M182 43c3-9 6-25 6-27 0-8-6-12-12-12-4 0-13 3-15 12-1 3-22 83-24 94-4 12-4 21-4 28 0 4 0 6 0 7-9 23-23 36-38 36-34 0-34-31-34-39 0-13 1-29 22-81 5-13 7-19 7-27 0-18-14-34-35-34-39 0-55 60-55 65 0 3 4 3 5 3 3 0 5-1 7-7 11-39 28-53 42-53 4 0 11 2 11 15 0 11-5 21-9 28-18 51-22 70-22 86 0 38 27 52 60 52 7 0 26 0 43-29 11 26 41 29 53 29 31 0 50-26 61-51 14-33 27-89 27-109 0-23-10-29-18-29-10 0-21 11-21 19 0 6 2 9 6 12 5 5 15 16 15 36 0 14-12 55-22 77-11 22-27 37-47 37-19 0-31-13-31-37 0-12 3-24 4-30 6-24 12-48 18-71z"><text:p/></draw:path><draw:path draw:style-name="gr4" draw:text-style-name="P12" svg:width="0.28cm" svg:height="0.278cm" svg:x="1.385cm" svg:y="0.053cm" svg:viewBox="0 0 281 279" svg:d="M149 148c39 0 78 0 117 0 6 0 15 0 15-8s-9-8-15-8c-39 0-78 0-117 0 0-40 0-78 0-118 0-6 0-14-9-14-8 0-8 8-8 14 0 40 0 78 0 118-40 0-78 0-118 0-6 0-14 0-14 8s8 8 14 8c40 0 78 0 118 0 0 39 0 78 0 117 0 6 0 14 8 14 9 0 9-8 9-14 0-39 0-78 0-117z"><text:p/></draw:path><draw:path draw:style-name="gr4" draw:text-style-name="P12" svg:width="0.172cm" svg:height="0.302cm" svg:x="1.8cm" svg:y="-0.001cm" svg:viewBox="0 0 173 303" svg:d="M94 115c-52 13-94 67-94 117 0 41 28 71 67 71 49 0 84-66 84-123 0-39-17-59-31-78s-40-51-40-68c0-10 9-21 23-21 13 0 22 6 30 12 9 5 17 11 23 11 11 0 17-11 17-17 0-9-6-11-22-14-21-5-27-5-35-5-32 0-48 18-48 43 0 23 14 47 26 72zM100 125c9 19 22 41 22 70s-15 98-55 98c-23 0-41-18-41-49 0-26 16-104 74-119z"><text:p/></draw:path><draw:path draw:style-name="gr4" draw:text-style-name="P12" svg:width="0.279cm" svg:height="0.188cm" svg:x="1.998cm" svg:y="0.113cm" svg:viewBox="0 0 280 189" svg:d="M182 43c3-9 8-25 8-27 0-8-6-12-14-12-4 0-12 3-15 12-1 3-21 83-24 94-3 12-4 21-4 28 0 4 0 6 1 7-9 23-22 36-39 36-34 0-34-31-34-39 0-13 3-29 22-81 5-13 7-19 7-27 0-18-13-34-34-34-40 0-56 60-56 65 0 3 4 2 5 3 5 0 5-1 7-7 12-39 28-53 43-53 4 0 10 2 10 15 0 11-5 21-7 28-18 51-24 70-24 86 0 38 28 52 60 52 7 0 27 0 44-29 11 26 40 29 53 29 31 0 49-26 61-51 14-33 28-89 28-109 0-23-12-29-20-29-9 0-20 11-20 19 0 6 2 9 6 12 5 5 16 16 16 36 0 14-14 55-24 77-11 22-26 37-46 37s-31-13-31-37c0-12 2-24 5-30 6-24 10-48 16-71z"><text:p/></draw:path></draw:g></draw:g></text:p>
      <text:p text:style-name="P1">The <text:span text:style-name="T1">constant </text:span><text:span text:style-name="T1"><draw:g text:anchor-type="as-char" svg:y="-0.189cm" draw:z-index="26" draw:name="Shape16" draw:style-name="gr1"><svg:title>TexMaths</svg:title><svg:desc>12§display§\alpha§svg§600§FALSE§</svg:desc><draw:g draw:style-name="gr2"><draw:path draw:style-name="gr3" draw:text-style-name="P11" svg:width="0.207cm" svg:height="0.144cm" svg:x="0.004cm" svg:y="0.022cm" svg:viewBox="0 0 208 145" svg:d="M0 0c69 0 139 0 208 0 0 48 0 97 0 145-69 0-139 0-208 0 0-48 0-97 0-145z"><text:p/></draw:path><draw:path draw:style-name="gr4" draw:text-style-name="P12" svg:width="0.234cm" svg:height="0.188cm" svg:x="-0.001cm" svg:y="0cm" svg:viewBox="0 0 235 189" svg:d="M182 87c0-67-38-87-68-87-58 0-114 60-114 118 0 38 25 71 68 71 27 0 57-10 88-35 6 22 19 35 38 35 23 0 35-23 35-30 0-3-3-4-5-4s-4 1-5 4c-8 20-22 20-24 20-13 0-13-32-13-42s0-10 5-14c39-50 32-65 48-98 0-1 0-5-5-5s-5 2-6 9c-8 26-22 59-42 82 0-9 0-16 0-24zM155 143c-36 31-69 36-86 36-25 0-38-18-38-46 0-20 11-63 25-85 19-31 42-38 57-38 40 0 40 54 40 86 0 15 0 40 2 47z"><text:p/></draw:path></draw:g></draw:g></text:span><text:span text:style-name="T1"><text:s/>with </text:span><text:span text:style-name="T1"><draw:g text:anchor-type="as-char" svg:y="-0.277cm" draw:z-index="27" draw:name="Shape17" draw:style-name="gr1"><svg:title>TexMaths</svg:title><svg:desc>12§display§0 \leq \alpha &lt; 1§svg§600§FALSE§</svg:desc><draw:g draw:style-name="gr2"><draw:path draw:style-name="gr3" draw:text-style-name="P11" svg:width="1.736cm" svg:height="0.291cm" svg:x="0.004cm" svg:y="0.022cm" svg:viewBox="0 0 1737 292" svg:d="M0 0c579 0 1157 0 1737 0 0 97 0 195 0 292-580 0-1158 0-1737 0 0-97 0-195 0-292z"><text:p/></draw:path><draw:path draw:style-name="gr4" draw:text-style-name="P12" svg:width="0.176cm" svg:height="0.286cm" svg:x="-0.001cm" svg:y="0cm" svg:viewBox="0 0 177 287" svg:d="M177 145c0-34-2-67-17-98-20-40-53-47-71-47-25 0-57 11-73 50-15 29-16 61-16 95 0 29 1 68 18 99 19 34 49 43 70 43 22 0 55-10 74-49 13-29 15-61 15-93zM88 277c-16 0-41-11-48-50-5-25-5-62-5-87 0-28 0-55 3-78 8-49 40-52 50-52 14 0 42 7 50 49 4 22 4 55 4 81 0 30 0 58-4 85-7 40-31 52-50 52z"><text:p/></draw:path><draw:path draw:style-name="gr4" draw:text-style-name="P12" svg:width="0.257cm" svg:height="0.322cm" svg:x="0.344cm" svg:y="0.012cm" svg:viewBox="0 0 258 323" svg:d="M249 18c5-2 9-4 9-10 0-3-4-8-9-8-2 0-6 2-8 4-78 35-155 71-233 108-7 4-8 6-8 10 0 3 2 7 8 9 78 36 155 72 233 108 6 2 7 2 8 2 5 0 9-3 9-8 0-4-3-6-10-10-73-33-146-68-219-101 73-35 147-69 220-104zM243 323c6 0 15 0 15-9 0-8-10-8-16-8-75 0-151 0-226 0-6 0-16 0-16 8 0 9 8 9 16 9 75 0 152 0 227 0z"><text:p/></draw:path><draw:path draw:style-name="gr4" draw:text-style-name="P12" svg:width="0.235cm" svg:height="0.188cm" svg:x="0.771cm" svg:y="0.092cm" svg:viewBox="0 0 236 189" svg:d="M183 86c0-64-38-86-69-86-58 0-114 60-114 119 0 39 25 70 68 70 27 0 57-10 89-34 6 21 19 34 38 34 23 0 36-22 36-29 0-2-3-3-6-3-2 0-3 1-4 3-9 19-23 19-24 19-14 0-14-31-14-40 0-10 0-11 5-16 40-49 33-66 48-98 0-1 0-3-5-3-4 0-4 1-6 8-8 26-21 58-42 82 0-9 0-18 0-26zM156 143c-37 31-70 36-86 36-26 0-39-18-39-44 0-20 11-66 25-87 20-30 42-38 57-38 42 0 42 55 42 87 0 15 0 39 1 46z"><text:p/></draw:path><draw:path draw:style-name="gr4" draw:text-style-name="P12" svg:width="0.257cm" svg:height="0.24cm" svg:x="1.175cm" svg:y="0.053cm" svg:viewBox="0 0 258 241" svg:d="M249 18c5-2 9-5 9-10 0-4-4-8-9-8-1 0-2 0-7 4-78 35-156 71-234 108-4 3-8 4-8 10 0 5 4 7 8 8 78 36 156 73 234 109 5 2 6 2 7 2 5 0 9-3 9-8s-4-7-9-10c-73-33-147-68-220-101 73-35 147-69 220-104z"><text:p/></draw:path><draw:path draw:style-name="gr4" draw:text-style-name="P12" svg:width="0.138cm" svg:height="0.276cm" svg:x="1.623cm" svg:y="0cm" svg:viewBox="0 0 139 277" svg:d="M86 11c0-10 0-11-9-11-27 26-64 26-77 26 0 5 0 9 0 13 8 0 34 0 55-10 0 71 0 143 0 215 0 15-1 20-39 20-5 0-9 0-14 0 0 5 0 10 0 13 16-1 52-1 69-1s54 0 68 1c0-3 0-8 0-13-5 0-8 0-13 0-38 0-40-5-40-20 0-78 0-156 0-233z"><text:p/></draw:path></draw:g></draw:g></text:span><text:span text:style-name="T1"><text:s/>is called the momentum</text:span></text:p>
      <text:p text:style-name="P5"><draw:g text:anchor-type="as-char" svg:y="-0.314cm" draw:z-index="3" draw:name="Shape18" draw:style-name="gr1"><svg:title>TexMaths</svg:title><svg:desc>12§display§\alpha \in [0,1)§svg§600§FALSE§</svg:desc><draw:g draw:style-name="gr2"><draw:path draw:style-name="gr3" draw:text-style-name="P11" svg:width="1.59cm" svg:height="0.375cm" svg:x="0.004cm" svg:y="0.022cm" svg:viewBox="0 0 1591 376" svg:d="M0 0c531 0 1060 0 1591 0 0 125 0 251 0 376-531 0-1060 0-1591 0 0-125 0-251 0-376z"><text:p/></draw:path><draw:path draw:style-name="gr4" draw:text-style-name="P12" svg:width="0.236cm" svg:height="0.189cm" svg:x="-0.001cm" svg:y="0.13cm" svg:viewBox="0 0 237 190" svg:d="M185 87c0-67-40-87-71-87-58 0-114 60-114 119 0 40 25 71 68 71 27 0 58-10 89-35 6 22 21 35 39 35 22 0 36-23 36-30 0-3-3-4-5-4-4 0-5 1-6 4-7 22-23 22-24 22-12 0-12-34-12-44 0-8 0-9 3-14 40-51 49-99 49-100-2-1 0-4-5-4-4 0-4 2-6 9-8 26-22 59-41 84 0-10 0-18 0-26zM156 144c-37 33-70 38-86 38-26 0-39-20-39-47 0-21 12-65 25-87 20-31 42-40 58-40 41 0 41 56 41 89 0 16 0 40 1 47z"><text:p/></draw:path><draw:path draw:style-name="gr4" draw:text-style-name="P12" svg:width="0.209cm" svg:height="0.242cm" svg:x="0.406cm" svg:y="0.088cm" svg:viewBox="0 0 210 243" svg:d="M196 131c7 0 14 0 14-8 0-9-7-9-14-9-60 0-119 0-179 0 5-56 54-96 113-96 21 0 44 0 66 0 7 0 14-1 14-10 0-8-7-8-14-8-22 0-45 0-66 0-72 0-130 55-130 123 0 67 58 120 130 120 21 0 44 0 66 0 7 0 14 0 14-9 0-8-7-7-14-7-22 0-45 0-66 0-59 0-108-39-113-96 60 0 119 0 179 0z"><text:p/></draw:path><draw:path draw:style-name="gr4" draw:text-style-name="P12" svg:width="0.057cm" svg:height="0.419cm" svg:x="0.818cm" svg:y="0cm" svg:viewBox="0 0 58 420" svg:d="M58 420c0-7 0-11 0-17-14 0-28 0-41 0 0-129 0-258 0-386 13 0 27 0 41 0 0-6 0-11 0-17-20 0-39 0-58 0 0 139 0 280 0 420 19 0 38 0 58 0z"><text:p/></draw:path><draw:path draw:style-name="gr4" draw:text-style-name="P12" svg:width="0.177cm" svg:height="0.287cm" svg:x="0.902cm" svg:y="0.035cm" svg:viewBox="0 0 178 288" svg:d="M178 145c0-32-3-67-17-97-21-41-54-48-72-48-25 0-57 11-73 50-15 29-16 63-16 95 0 33 1 69 19 101 18 34 48 42 69 42 22 0 55-8 74-48 13-30 16-61 16-95zM88 280c-16 0-41-11-48-52-5-24-5-62-5-87 0-27 0-54 3-77 8-51 40-54 50-54 14 0 42 7 50 49 4 24 4 55 4 82 0 32 0 60-4 86-7 40-31 53-50 53z"><text:p/></draw:path><draw:path draw:style-name="gr4" draw:text-style-name="P12" svg:width="0.048cm" svg:height="0.125cm" svg:x="1.132cm" svg:y="0.269cm" svg:viewBox="0 0 49 126" svg:d="M49 44c0-27-11-44-26-44s-23 11-23 23c0 11 8 23 23 23 5 0 9-3 14-6 1-2 1-2 3-2 0 3 0 0 0 6 0 32-15 57-29 71-4 4-4 5-4 6 0 4 1 5 4 5 5 0 38-32 38-82z"><text:p/></draw:path><draw:path draw:style-name="gr4" draw:text-style-name="P12" svg:width="0.138cm" svg:height="0.279cm" svg:x="1.321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4" draw:text-style-name="P12" svg:width="0.097cm" svg:height="0.419cm" svg:x="1.518cm" svg:y="0cm" svg:viewBox="0 0 98 420" svg:d="M98 210c0-32-4-84-27-131-25-51-61-79-66-79-3 0-5 1-5 4 0 2 0 2 8 10 42 41 66 109 66 196 0 71-15 145-68 199-6 4-6 4-6 6 0 3 2 5 5 5 5 0 42-29 67-82 22-47 26-94 26-128z"><text:p/></draw:path></draw:g></draw:g></text:p>
      <text:h text:style-name="Heading_20_3" text:outline-level="3"><text:soft-page-break/>Adaptive Moment Estimation (Adam)</text:h>
      <text:p text:style-name="P6">Adam maintains a running average of the gradients (<draw:g text:anchor-type="as-char" svg:y="-0.185cm" draw:z-index="8" draw:name="Shape19" draw:style-name="gr1"><svg:title>TexMaths</svg:title><svg:desc>12§display§m_t§svg§600§FALSE§</svg:desc><draw:g draw:style-name="gr2"><draw:path draw:style-name="gr3" draw:text-style-name="P11" svg:width="0.437cm" svg:height="0.207cm" svg:x="0.008cm" svg:y="0.02cm" svg:viewBox="0 0 438 208" svg:d="M219 208c-73 0-146 0-219 0 0-68 0-138 0-208 146 0 291 0 438 0 0 70 0 140 0 208-73 0-147 0-219 0z"><text:p/></draw:path><draw:path draw:style-name="gr4" draw:text-style-name="P12" svg:width="0.343cm" svg:height="0.189cm" svg:x="-0.001cm" svg:y="-0.001cm" svg:viewBox="0 0 344 190" svg:d="M25 160c-1 6-3 17-3 18 0 9 6 12 12 12 4 0 13-3 15-12 0-1 6-20 9-31 3-12 6-24 9-36 3-10 5-20 6-29 3-7 6-19 6-21 6-13 29-51 68-51 20 0 23 15 23 29 0 10-2 22-6 34-5 16-8 33-12 50-3 11-6 20-8 31-1 8-5 23-5 24 0 9 5 12 12 12 13 0 16-11 19-24 5-24 21-84 25-101 2-5 23-55 68-55 19 0 22 14 22 29 0 24-16 72-25 95-3 8-5 13-5 21 0 19 14 35 34 35 40 0 55-60 55-64s-3-4-5-4c-4 0-4 1-7 8-6 20-19 51-42 51-7 0-11-4-11-15 0-10 4-20 8-28 8-22 26-68 26-92 0-28-16-46-48-46-31 0-53 19-68 41 0-5-2-19-14-30-10-9-24-11-34-11-37 0-58 28-65 37-2-24-20-37-40-37-19 0-27 17-31 24-7 15-13 40-13 41 0 5 5 5 6 5 4 0 4-1 7-10 7-30 16-50 30-50 7 0 13 3 13 19 0 8-1 13-7 35-8 32-15 65-24 96z"><text:p/></draw:path><draw:path draw:style-name="gr4" draw:text-style-name="P12" svg:width="0.099cm" svg:height="0.186cm" svg:x="0.368cm" svg:y="0.065cm" svg:viewBox="0 0 100 187" svg:d="M60 69c10 0 20 0 30 0 6 0 10 0 10-8 0-3-4-3-10-3-10 0-18 0-28 0 4-15 8-29 11-44 0-2 1-3 1-4 0-5-4-10-9-10-9 0-12 5-15 13-2 7 2-7-10 45-10 0-21 0-30 0-6 0-10 0-10 6 0 5 4 5 8 5 10 0 18 0 28 0-6 22-11 45-17 68-2 7-5 17-5 22 0 17 16 28 33 28 32 0 50-41 50-45 0-5-3-4-5-4-3 0-3 2-6 5-8 18-22 35-39 35-6 0-10-4-10-14 0-3 1-10 1-12 8-28 15-56 22-83z"><text:p/></draw:path></draw:g></draw:g>) and the squared gradients (<draw:g text:anchor-type="as-char" svg:y="-0.187cm" draw:z-index="9" draw:name="Shape20" draw:style-name="gr1"><svg:title>TexMaths</svg:title><svg:desc>12§display§v_t§svg§600§FALSE§</svg:desc><draw:g draw:style-name="gr2"><draw:path draw:style-name="gr3" draw:text-style-name="P11" svg:width="0.27cm" svg:height="0.208cm" svg:x="0.01cm" svg:y="0.022cm" svg:viewBox="0 0 271 209" svg:d="M0 0c91 0 181 0 271 0 0 70 0 139 0 209-90 0-180 0-271 0 0-70 0-139 0-209z"><text:p/></draw:path><draw:path draw:style-name="gr4" draw:text-style-name="P12" svg:width="0.183cm" svg:height="0.19cm" svg:x="0cm" svg:y="0cm" svg:viewBox="0 0 184 191" svg:d="M184 30c0-23-11-30-18-30-11 0-21 11-21 20 0 5 2 8 7 12 8 9 14 20 14 35 0 18-25 114-74 114-21 0-31-14-31-36 0-24 11-55 24-90 2-7 5-13 5-20 0-19-13-35-35-35-39 0-55 61-55 65 0 3 4 2 5 3 5 0 5 0 7-7 12-42 30-51 42-51 3 0 11 0 11 13 0 11-4 21-8 29-18 49-24 68-24 86 0 46 38 53 57 53 70 0 94-139 94-161z"><text:p/></draw:path><draw:path draw:style-name="gr4" draw:text-style-name="P12" svg:width="0.098cm" svg:height="0.186cm" svg:x="0.203cm" svg:y="0.065cm" svg:viewBox="0 0 99 187" svg:d="M60 68c9 0 20 0 30 0 6 0 9 0 9-7 0-3-3-3-8-3-10 0-19 0-29 0 4-15 7-30 11-45 1-1 1-2 1-3 0-5-3-10-9-10-8 0-12 5-15 13-1 7 3-7-11 45-9 0-20 0-29 0-6 0-10 0-10 6 0 4 4 4 8 4 10 0 20 0 29 0-6 23-12 47-18 70-1 7-3 17-3 22 0 17 14 27 31 27 32 0 51-40 51-45 0-4-4-3-5-4-3 0-5 1-7 6-7 18-23 35-38 35-7 0-11-4-11-14 0-3 1-10 1-12 7-28 15-57 22-85z"><text:p/></draw:path></draw:g></draw:g>) for each weight in the network.</text:p>
      <text:p text:style-name="P5"><draw:g text:anchor-type="as-char" svg:y="-0.314cm" draw:z-index="6" draw:name="Shape21" draw:style-name="gr1"><svg:title>TexMaths</svg:title><svg:desc>12§display§m_t = \beta_1 m_{t-1} + (1- \beta_1)g_t§svg§600§FALSE§</svg:desc><draw:g draw:style-name="gr2"><draw:path draw:style-name="gr3" draw:text-style-name="P11" svg:width="4.724cm" svg:height="0.376cm" svg:x="0.008cm" svg:y="0.021cm" svg:viewBox="0 0 4725 377" svg:d="M2364 377c-789 0-1576 0-2364 0 0-126 0-251 0-377 1575 0 3150 0 4725 0 0 126 0 251 0 377-787 0-1574 0-2361 0z"><text:p/></draw:path><draw:path draw:style-name="gr4" draw:text-style-name="P12" svg:width="0.345cm" svg:height="0.19cm" svg:x="-0.001cm" svg:y="0.129cm" svg:viewBox="0 0 346 191" svg:d="M25 161c-1 7-3 17-3 19 0 8 6 11 12 11 4 0 13-3 15-12 1-1 6-20 9-31 3-13 6-25 9-37 3-10 5-20 7-29 2-7 5-19 5-21 6-13 29-51 69-51 19 0 22 15 22 28 0 11-2 23-6 37-3 15-8 31-12 48-2 10-6 21-8 32-1 8-5 23-5 25 0 8 6 11 12 11 13 0 16-11 19-24 6-24 22-85 26-101 1-6 22-56 69-56 18 0 23 14 23 28 0 25-18 73-26 95-4 10-6 15-6 23 0 21 15 35 34 35 40 0 56-61 56-65 0-3-4-3-5-3-5 0-5 1-6 7-7 21-21 52-43 52-8 0-11-4-11-14 0-11 5-20 8-30 7-21 25-68 25-92 0-28-16-46-48-46s-52 19-68 41c-1-5-2-19-14-30-11-9-24-11-35-11-37 0-58 28-65 37-2-24-20-37-40-37-19 0-27 17-31 24-7 14-13 40-13 41 0 5 5 5 6 5 4 0 4-1 7-10 7-30 16-50 30-50 7 0 13 3 13 19 0 8-1 13-6 35-8 32-16 65-25 97z"><text:p/></draw:path><draw:path draw:style-name="gr4" draw:text-style-name="P12" svg:width="0.099cm" svg:height="0.187cm" svg:x="0.37cm" svg:y="0.194cm" svg:viewBox="0 0 100 188" svg:d="M60 69c10 0 20 0 30 0 6 0 10 0 10-8 0-3-4-3-9-3-9 0-19 0-29 0 4-15 9-29 12-44 0-2 0-3 0-4 0-5-3-10-9-10-7 0-12 6-15 13-1 7 3-7-10 45-10 0-21 0-30 0-6 0-10 0-10 6 0 5 4 5 8 5 10 0 20 0 29 0-6 22-12 45-18 69-1 7-3 18-3 22 0 17 14 28 31 28 32 0 51-41 51-45 0-5-3-5-4-5-4 0-4 1-6 6-9 19-24 35-40 35-6 0-11-4-11-14 0-3 1-9 3-12 7-29 13-57 20-84z"><text:p/></draw:path><draw:path draw:style-name="gr4" draw:text-style-name="P12" svg:width="0.279cm" svg:height="0.099cm" svg:x="0.647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12" svg:width="0.228cm" svg:height="0.376cm" svg:x="1.081cm" svg:y="0.018cm" svg:viewBox="0 0 229 377" svg:d="M229 58c0-33-22-58-57-58-24 0-36 6-51 17-24 17-46 58-55 90-21 89-43 178-66 267-1 1 2 3 5 3 4 0 5-1 5-2 11-38 20-77 30-115 7 25 26 41 56 41 31 0 63-16 82-34 20-19 33-46 33-77 0-30-15-52-30-63 24-13 48-39 48-69zM154 127c-6 3-11 3-21 3-6 0-14 1-19-1 1-5 17-4 22-4 8 0 12 0 18 2zM205 48c0 29-15 59-37 72-12-3-20-5-32-5-10 0-33 0-33 14-1 12 22 10 29 10 16 0 22 0 35-6 16 16 18 29 18 49 1 24-10 55-20 70-17 23-46 39-70 39-31 0-48-24-48-54 0-5 0-10 3-18 9-36 18-71 26-106 9-37 41-103 91-103 24 0 38 13 38 38z"><text:p/></draw:path><draw:path draw:style-name="gr4" draw:text-style-name="P12" svg:width="0.106cm" svg:height="0.195cm" svg:x="1.339cm" svg:y="0.183cm" svg:viewBox="0 0 107 196" svg:d="M66 8c0-8 0-8-8-8-20 18-46 18-58 18 0 4 0 7 0 11 6 0 26 0 42-9 0 51 0 101 0 152 0 10 0 13-29 13-3 0-8 0-12 0 0 4 0 7 0 11 6-1 42-1 53-1 10 0 47 0 53 1 0-4 0-7 0-11-4 0-7 0-11 0-30 0-30-3-30-13 0-55 0-109 0-164z"><text:p/></draw:path><draw:path draw:style-name="gr4" draw:text-style-name="P12" svg:width="0.343cm" svg:height="0.19cm" svg:x="1.508cm" svg:y="0.129cm" svg:viewBox="0 0 344 191" svg:d="M24 161c-1 7-4 17-4 19 0 8 6 11 12 11s14-3 16-12c1-1 6-20 8-31 4-13 6-25 10-37 2-10 5-20 7-29 1-7 5-19 5-21 7-13 29-51 70-51 18 0 22 15 22 28 0 11-3 23-7 37-3 15-8 31-12 48-2 10-6 21-8 32-1 8-5 23-5 25 0 8 6 11 12 11 13 0 16-11 19-24 6-24 22-85 25-101 2-6 24-56 70-56 18 0 23 14 23 28 0 25-18 73-27 95-3 10-4 15-4 23 0 21 14 35 33 35 40 0 55-61 55-65 0-3-3-3-4-3-4 0-4 1-6 7-6 21-21 52-44 52-7 0-9-4-9-14 0-11 3-20 7-30 8-21 25-68 25-92 0-28-17-46-48-46s-53 19-68 41c-1-5-3-19-15-30-9-9-24-11-33-11-39 0-59 28-66 37-3-24-21-37-40-37s-26 17-31 24c-7 14-12 40-12 41 0 5 4 5 5 5 3 0 5-1 7-10 7-30 16-50 30-50 7 0 13 3 13 19 0 8-1 13-6 35-8 32-17 65-25 97z"><text:p/></draw:path><draw:path draw:style-name="gr4" draw:text-style-name="P12" svg:width="0.099cm" svg:height="0.187cm" svg:x="1.878cm" svg:y="0.194cm" svg:viewBox="0 0 100 188" svg:d="M60 69c11 0 20 0 31 0 5 0 9 0 9-8 0-3-4-3-9-3-9 0-18 0-27 0 3-15 7-29 10-44 0-2 0-3 0-4 0-5-3-10-9-10-7 0-12 6-13 13-3 7 1-7-12 45-10 0-21 0-30 0-6 0-10 0-10 6 0 5 4 5 10 5 9 0 18 0 27 0-6 22-12 45-18 69-1 7-3 18-3 22 0 17 14 28 31 28 32 0 51-41 51-45 0-5-3-5-4-5-4 0-4 1-6 6-9 19-24 35-40 35-6 0-11-4-11-14 0-3 1-9 3-12 7-29 13-57 20-84z"><text:p/></draw:path><draw:path draw:style-name="gr4" draw:text-style-name="P12" svg:width="0.198cm" svg:height="0.013cm" svg:x="2.025cm" svg:y="0.296cm" svg:viewBox="0 0 199 14" svg:d="M187 14c5 0 12 0 12-7s-7-7-12-7c-59 0-117 0-176 0-4 0-11 0-11 7s6 7 11 7c59 0 117 0 176 0z"><text:p/></draw:path><draw:path draw:style-name="gr4" draw:text-style-name="P12" svg:width="0.106cm" svg:height="0.195cm" svg:x="2.289cm" svg:y="0.183cm" svg:viewBox="0 0 107 196" svg:d="M66 8c0-8 0-8-8-8-20 18-46 18-58 18 0 4 0 7 0 11 6 0 26 0 42-9 0 51 0 101 0 152 0 10 0 13-29 13-3 0-8 0-12 0 0 4 0 7 0 11 6-1 42-1 53-1 10 0 47 0 53 1 0-4 0-7 0-11-4 0-7 0-11 0-30 0-30-3-30-13 0-55 0-109 0-164z"><text:p/></draw:path><draw:path draw:style-name="gr4" draw:text-style-name="P12" svg:width="0.28cm" svg:height="0.278cm" svg:x="2.562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12" svg:width="0.096cm" svg:height="0.42cm" svg:x="3.002cm" svg:y="-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12" svg:width="0.138cm" svg:height="0.278cm" svg:x="3.162cm" svg:y="0.035cm" svg:viewBox="0 0 139 279" svg:d="M86 11c0-11 0-11-9-11-27 26-64 26-77 26 0 5 0 9 0 14 8 0 34 0 55-11 0 72 0 144 0 216 0 16-1 21-39 21-5 0-9 0-14 0 0 4 0 9 0 13 15-1 52-1 69-1s53 0 68 1c0-4 0-9 0-13-5 0-9 0-14 0-37 0-39-5-39-21 0-78 0-156 0-234z"><text:p/></draw:path><draw:path draw:style-name="gr4" draw:text-style-name="P12" svg:width="0.257cm" svg:height="0.017cm" svg:x="3.463cm" svg:y="0.201cm" svg:viewBox="0 0 258 18" svg:d="M244 18c7 0 14-1 14-10 0-8-7-8-14-8-76 0-153 0-228 0-8 0-16 0-16 8 0 9 8 10 16 10 75 0 152 0 228 0z"><text:p/></draw:path><draw:path draw:style-name="gr4" draw:text-style-name="P12" svg:width="0.229cm" svg:height="0.376cm" svg:x="3.862cm" svg:y="0.018cm" svg:viewBox="0 0 230 377" svg:d="M230 58c0-33-24-58-57-58-24 0-36 6-52 17-23 17-45 58-54 90-23 89-44 178-67 267 0 1 1 3 5 3 2 0 5-1 6-2 9-38 19-77 29-115 8 25 26 41 57 41s63-16 82-34c20-19 33-46 33-77 0-30-15-52-31-63 25-13 49-39 49-69zM154 127c-5 3-10 3-20 3-6 0-14 1-19-1 1-5 16-4 21-4 9 0 13 0 18 2zM206 48c0 29-15 59-38 72-11-3-19-5-32-5-9 0-33 0-33 14 0 12 22 10 30 10 16 0 22 0 34-6 17 16 18 29 19 49 1 24-10 55-22 70-15 23-44 39-68 39-32 0-48-24-48-54 0-5 0-10 2-18 9-36 18-71 27-106 9-37 39-103 90-103 25 0 39 13 39 38z"><text:p/></draw:path><draw:path draw:style-name="gr4" draw:text-style-name="P12" svg:width="0.107cm" svg:height="0.195cm" svg:x="4.12cm" svg:y="0.183cm" svg:viewBox="0 0 108 196" svg:d="M67 8c0-8-1-8-9-8-18 18-46 18-58 18 0 4 0 7 0 11 7 0 26 0 43-9 0 51 0 101 0 152 0 10 0 13-30 13-3 0-7 0-11 0 0 4 0 7 0 11 5-1 42-1 53-1 9 0 46 0 53 1 0-4 0-7 0-11-4 0-8 0-12 0-29 0-29-3-29-13 0-55 0-109 0-164z"><text:p/></draw:path><draw:path draw:style-name="gr4" draw:text-style-name="P12" svg:width="0.097cm" svg:height="0.42cm" svg:x="4.301cm" svg:y="-0.001cm" svg:viewBox="0 0 98 421" svg:d="M98 210c0-32-4-83-28-131-26-51-62-79-65-79-4 0-5 2-5 5 0 1 0 1 8 9 41 41 65 109 65 196 0 71-15 146-67 199-6 6-6 6-6 7 0 2 1 5 5 5 3 0 42-29 66-83 21-46 27-93 27-128z"><text:p/></draw:path><draw:path draw:style-name="gr4" draw:text-style-name="P12" svg:width="0.192cm" svg:height="0.271cm" svg:x="4.448cm" svg:y="0.129cm" svg:viewBox="0 0 193 272" svg:d="M192 28c1-3 1-5 1-8 0-7-5-12-12-12-3 0-15 4-17 18-8-15-22-26-39-26-48 0-101 59-101 120 0 41 26 66 56 66 26 0 45-19 50-24-9 38-9 36-14 56-2 4-16 44-61 44-8 0-21 0-33-4 12-3 16-14 16-21s-4-15-15-15c-10 0-23 8-23 24 0 17 16 26 56 26 53 0 83-33 89-57 16-62 31-125 47-187zM138 132c-4 11-13 22-22 30-9 7-22 15-34 15-21 0-28-22-28-39 0-20 12-69 24-91 11-21 30-37 47-37 29 0 33 33 33 36 0 2 0 4-1 6-6 26-13 53-19 80z"><text:p/></draw:path><draw:path draw:style-name="gr4" draw:text-style-name="P12" svg:width="0.099cm" svg:height="0.187cm" svg:x="4.655cm" svg:y="0.194cm" svg:viewBox="0 0 100 188" svg:d="M60 69c10 0 20 0 30 0 6 0 10 0 10-8 0-3-4-3-10-3-10 0-18 0-28 0 4-15 8-29 11-44 0-2 1-3 1-4 0-5-4-10-9-10-9 0-12 6-15 13-2 7 2-7-10 45-10 0-21 0-30 0-6 0-10 0-10 6 0 5 4 5 8 5 10 0 18 0 28 0-6 22-11 45-17 69-2 7-5 18-5 22 0 17 15 28 32 28 33 0 51-41 51-45 0-5-3-5-5-5-3 0-3 1-6 6-8 19-22 35-39 35-6 0-10-4-10-14 0-3 1-9 1-12 8-29 15-57 22-84z"><text:p/></draw:path></draw:g></draw:g></text:p>
      <text:p text:style-name="P5"><draw:g text:anchor-type="as-char" svg:y="-0.369cm" draw:z-index="7" draw:name="Shape22" draw:style-name="gr1"><svg:title>TexMaths</svg:title><svg:desc>12§display§v_t = \beta_2 v_{t-1} + (1 - \beta_2)g_t^2§svg§600§FALSE§</svg:desc><draw:g draw:style-name="gr2"><draw:path draw:style-name="gr3" draw:text-style-name="P11" svg:width="4.445cm" svg:height="0.431cm" svg:x="0.008cm" svg:y="0.021cm" svg:viewBox="0 0 4446 432" svg:d="M2224 432c-742 0-1482 0-2224 0 0-144 0-288 0-432 1482 0 2964 0 4446 0 0 144 0 288 0 432-740 0-1482 0-2222 0z"><text:p/></draw:path><draw:path draw:style-name="gr4" draw:text-style-name="P12" svg:width="0.185cm" svg:height="0.19cm" svg:x="-0.001cm" svg:y="0.183cm" svg:viewBox="0 0 186 191" svg:d="M186 29c0-23-11-29-19-29-11 0-21 11-21 20 0 5 3 8 8 12 8 9 14 20 14 35 0 18-26 114-76 114-21 0-31-14-31-37s12-54 24-89c4-7 6-13 6-20 0-19-14-35-35-35-39 0-56 61-56 65 0 3 5 3 6 3 4 0 4 0 6-7 12-42 31-51 43-51 4 0 11 0 11 13 0 11-5 21-7 29-19 49-24 68-24 86 0 46 36 53 56 53 71 0 95-139 95-162z"><text:p/></draw:path><draw:path draw:style-name="gr4" draw:text-style-name="P12" svg:width="0.099cm" svg:height="0.186cm" svg:x="0.204cm" svg:y="0.248cm" svg:viewBox="0 0 100 187" svg:d="M60 67c10 0 20 0 30 0 6 0 10 0 10-6 0-3-4-3-9-3-9 0-19 0-29 0 4-15 8-30 11-45 1-1 1-2 1-3 0-6-3-10-9-10-7 0-12 5-15 13-2 7 3-7-10 45-10 0-21 0-30 0-6 0-10 0-10 6 0 3 4 3 8 3 10 0 20 0 29 0-6 23-12 46-18 70-1 7-5 18-5 22 0 18 16 28 33 28 32 0 51-42 51-45 0-4-3-3-4-4-4 0-5 1-8 6-7 18-22 35-39 35-6 0-10-4-10-14 0-4 1-10 1-12 8-29 15-58 22-86z"><text:p/></draw:path><draw:path draw:style-name="gr4" draw:text-style-name="P12" svg:width="0.279cm" svg:height="0.097cm" svg:x="0.481cm" svg:y="0.213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2" svg:width="0.229cm" svg:height="0.377cm" svg:x="0.914cm" svg:y="0.071cm" svg:viewBox="0 0 230 378" svg:d="M230 58c0-32-22-58-57-58-24 0-36 7-51 18-24 17-46 58-55 90-23 89-44 177-67 265 0 3 2 5 6 5 2 0 4-1 5-2 9-39 19-77 29-117 8 26 26 41 57 41 30 0 63-14 82-32 20-19 33-46 33-77 0-30-15-52-31-63 25-14 49-39 49-70zM155 128c-6 2-11 3-21 3-6 0-14 0-19-1 1-5 17-4 21-4 9 0 13 0 19 2zM206 48c0 30-15 60-37 73-12-5-20-5-33-5-9 0-33-1-33 14 0 12 22 11 30 11 16 0 22-2 35-7 16 16 18 29 18 49 1 24-10 55-22 72-15 21-44 37-68 37-32 0-48-25-48-54 0-4 0-10 2-18 9-36 18-72 27-107 9-36 39-103 91-103 24 0 38 13 38 38z"><text:p/></draw:path><draw:path draw:style-name="gr4" draw:text-style-name="P12" svg:width="0.13cm" svg:height="0.195cm" svg:x="1.159cm" svg:y="0.236cm" svg:viewBox="0 0 131 196" svg:d="M131 143c-4 0-7 0-11 0 0 6-4 24-7 26s-25 2-29 2c-18 0-37 0-55 0 31-27 42-35 60-50 21-17 42-35 42-63 0-35-31-58-70-58-36 0-61 26-61 53 0 15 13 17 16 17 7 0 15-5 15-16 0-5-2-16-17-16 9-20 29-27 44-27 28 0 44 23 44 47 0 26-18 46-28 56-24 23-46 47-70 71-4 2-4 2-4 11 41 0 80 0 121 0 4-18 6-36 10-53z"><text:p/></draw:path><draw:path draw:style-name="gr4" draw:text-style-name="P12" svg:width="0.185cm" svg:height="0.19cm" svg:x="1.342cm" svg:y="0.183cm" svg:viewBox="0 0 186 191" svg:d="M186 29c0-23-11-29-19-29-11 0-21 11-21 20 0 5 3 8 8 12 8 9 14 20 14 35 0 18-26 114-76 114-21 0-31-14-31-37s11-54 24-89c4-7 6-13 6-20 0-19-14-35-35-35-39 0-56 61-56 65 0 3 5 3 6 3 4 0 4 0 6-7 12-42 31-51 43-51 4 0 11 0 11 13 0 11-5 21-7 29-19 49-24 68-24 86 0 46 36 53 56 53 71 0 95-139 95-162z"><text:p/></draw:path><draw:path draw:style-name="gr4" draw:text-style-name="P12" svg:width="0.099cm" svg:height="0.186cm" svg:x="1.547cm" svg:y="0.248cm" svg:viewBox="0 0 100 187" svg:d="M60 67c10 0 20 0 30 0 6 0 10 0 10-6 0-3-4-3-9-3-9 0-19 0-29 0 4-15 8-30 11-45 1-1 1-2 1-3 0-6-3-10-9-10-7 0-12 5-15 13-2 7 3-7-10 45-10 0-21 0-30 0-6 0-10 0-10 6 0 3 4 3 8 3 10 0 20 0 29 0-6 23-12 46-18 70-1 7-5 18-5 22 0 18 16 28 33 28 32 0 51-42 51-45 0-4-3-3-4-4-4 0-5 1-8 6-7 18-22 35-39 35-6 0-10-4-10-14 0-4 1-10 1-12 8-29 15-58 22-86z"><text:p/></draw:path><draw:path draw:style-name="gr4" draw:text-style-name="P12" svg:width="0.199cm" svg:height="0.013cm" svg:x="1.693cm" svg:y="0.351cm" svg:viewBox="0 0 200 14" svg:d="M188 14c5 0 12 0 12-7s-7-7-12-7c-58 0-117 0-176 0-5 0-12 0-12 7s7 7 12 7c59 0 118 0 176 0z"><text:p/></draw:path><draw:path draw:style-name="gr4" draw:text-style-name="P12" svg:width="0.107cm" svg:height="0.195cm" svg:x="1.957cm" svg:y="0.236cm" svg:viewBox="0 0 108 196" svg:d="M67 8c0-7-1-8-9-8-18 19-46 19-58 19 0 4 0 7 0 11 7 0 26 0 43-8 0 50 0 99 0 150 0 9 0 13-30 13-3 0-7 0-11 0 0 4 0 7 0 11 5 0 42-1 53-1 9 0 46 1 53 1 0-4 0-7 0-11-4 0-8 0-12 0-29 0-29-4-29-13 0-56 0-110 0-164z"><text:p/></draw:path><draw:path draw:style-name="gr4" draw:text-style-name="P12" svg:width="0.279cm" svg:height="0.279cm" svg:x="2.232cm" svg:y="0.123cm" svg:viewBox="0 0 280 280" svg:d="M149 149c39 0 78 0 117 0 6 0 14 0 14-8 0-9-8-9-14-9-39 0-78 0-117 0 0-40 0-78 0-118 0-6 0-14-9-14-8 0-8 8-8 14 0 40 0 78 0 118-40 0-79 0-119 0-6 0-13 0-13 9 0 8 7 8 13 8 40 0 79 0 119 0 0 38 0 78 0 116 0 6 0 15 8 15 9 0 9-9 9-15 0-38 0-78 0-116z"><text:p/></draw:path><draw:path draw:style-name="gr4" draw:text-style-name="P12" svg:width="0.097cm" svg:height="0.418cm" svg:x="2.67cm" svg:y="0.054cm" svg:viewBox="0 0 98 419" svg:d="M98 416c0-2 0-3-7-10-53-53-66-132-66-196 0-73 16-146 67-199 6-5 6-6 6-7 0-3-2-4-4-4-4 0-42 29-68 82-21 46-26 93-26 128 0 33 5 83 28 130 26 53 62 79 66 79 2 0 4-1 4-3z"><text:p/></draw:path><draw:path draw:style-name="gr4" draw:text-style-name="P12" svg:width="0.138cm" svg:height="0.279cm" svg:x="2.83cm" svg:y="0.088cm" svg:viewBox="0 0 139 280" svg:d="M86 11c0-10 0-11-9-11-25 28-63 28-77 28 0 4 0 8 0 13 8 0 34 0 55-11 0 72 0 144 0 217 0 15-1 20-38 20-5 0-10 0-15 0 0 4 0 9 0 13 16-1 52-1 69-1s54 0 68 1c0-4 0-9 0-13-5 0-8 0-13 0-38 0-40-5-40-20 0-79 0-158 0-236z"><text:p/></draw:path><draw:path draw:style-name="gr4" draw:text-style-name="P12" svg:width="0.257cm" svg:height="0.016cm" svg:x="3.132cm" svg:y="0.255cm" svg:viewBox="0 0 258 17" svg:d="M242 17c8 0 16 0 16-9 0-8-8-8-16-8-75 0-152 0-228 0-7 0-14 0-14 8 0 9 7 9 14 9 76 0 153 0 228 0z"><text:p/></draw:path><draw:path draw:style-name="gr4" draw:text-style-name="P12" svg:width="0.229cm" svg:height="0.377cm" svg:x="3.532cm" svg:y="0.071cm" svg:viewBox="0 0 230 378" svg:d="M230 58c0-32-23-58-57-58-25 0-37 7-51 18-23 17-47 58-54 90-22 89-45 177-68 265-1 3 2 5 5 5 4 0 5-1 5-2 11-39 20-77 30-117 8 26 28 41 58 41 31 0 62-14 80-32 20-19 35-46 35-77 0-30-16-52-31-63 24-14 48-39 48-70zM154 128c-5 2-10 3-20 3-6 0-15 0-18-1 0-5 15-4 20-4 8 0 13 0 18 2zM207 48c0 30-17 60-39 73-10-5-19-5-32-5-8 0-32-1-32 14 0 12 21 11 28 11 16 0 22-2 35-7 16 16 18 29 18 49 1 24-8 55-20 72-17 21-45 37-69 37-32 0-48-25-48-54 0-4 0-10 2-18 9-36 19-72 27-107 10-36 40-103 90-103 24 0 40 13 40 38z"><text:p/></draw:path><draw:path draw:style-name="gr4" draw:text-style-name="P12" svg:width="0.129cm" svg:height="0.195cm" svg:x="3.776cm" svg:y="0.236cm" svg:viewBox="0 0 130 196" svg:d="M130 143c-4 0-6 0-10 0-1 6-4 24-7 26s-25 2-30 2c-18 0-36 0-54 0 31-27 41-35 59-50 21-17 42-35 42-63 0-35-32-58-69-58s-61 26-61 53c0 15 12 17 16 17 6 0 15-5 15-16 0-5-2-16-18-16 10-20 29-27 43-27 30 0 45 23 45 47 0 26-18 46-28 56-24 23-47 47-71 71-2 2-2 2-2 11 41 0 80 0 121 0 3-18 6-36 9-53z"><text:p/></draw:path><draw:path draw:style-name="gr4" draw:text-style-name="P12" svg:width="0.096cm" svg:height="0.418cm" svg:x="3.971cm" svg:y="0.054cm" svg:viewBox="0 0 97 419" svg:d="M97 210c0-32-5-84-27-131-26-51-62-79-66-79-3 0-4 1-4 4 0 1 0 2 7 9 42 42 66 109 66 197 0 71-15 145-68 198-5 5-5 6-5 8s1 3 4 3c4 0 42-28 67-82 21-46 26-91 26-127z"><text:p/></draw:path><draw:path draw:style-name="gr4" draw:text-style-name="P12" svg:width="0.192cm" svg:height="0.27cm" svg:x="4.117cm" svg:y="0.183cm" svg:viewBox="0 0 193 271" svg:d="M192 28c0-3 1-5 1-9 0-7-5-11-12-11-5 0-15 3-18 18-7-15-21-26-38-26-48 0-101 59-101 119 0 42 25 67 56 67 24 0 45-20 48-25 0 0 2 0 2 1-10 37-15 54-15 55-1 4-15 45-60 45-8 0-23 0-33-5 12-4 16-13 16-20 0-6-4-15-15-15-10 0-23 7-23 24s16 25 55 25c53 0 84-32 90-57 16-63 31-125 47-186zM137 132c-3 11-12 22-22 29-8 8-21 16-33 16-22 0-28-22-28-39 0-20 12-70 24-91 11-21 29-37 47-37 27 0 33 33 33 36 0 1-1 4-1 6-7 26-13 52-20 80z"><text:p/></draw:path><draw:path draw:style-name="gr4" draw:text-style-name="P12" svg:width="0.13cm" svg:height="0.195cm" svg:x="4.345cm" svg:y="0cm" svg:viewBox="0 0 131 196" svg:d="M131 142c-4 0-7 0-11 0 0 7-4 24-7 27-3 2-25 2-29 2-18 0-37 0-55 0 31-28 42-35 60-50 21-17 42-36 42-63 0-36-31-58-70-58-36 0-61 26-61 53 0 15 13 17 16 17 7 0 15-5 15-16 0-6-2-16-17-16 9-21 29-27 44-27 28 0 44 23 44 47 0 25-18 45-28 56-24 23-46 46-70 70-4 3-4 3-4 12 41 0 80 0 121 0 4-18 6-36 10-54z"><text:p/></draw:path><draw:path draw:style-name="gr4" draw:text-style-name="P12" svg:width="0.099cm" svg:height="0.186cm" svg:x="4.324cm" svg:y="0.287cm" svg:viewBox="0 0 100 187" svg:d="M60 67c11 0 20 0 31 0 5 0 9 0 9-6 0-3-4-3-9-3-9 0-18 0-27 0 3-15 7-30 10-45 0-1 2-2 2-3 0-6-5-10-11-10-7 0-12 5-13 13-3 7 1-7-12 45-10 0-21 0-30 0-6 0-10 0-10 6 0 3 4 3 10 3 9 0 18 0 27 0-6 23-11 46-17 70-2 7-4 18-4 23 0 17 14 27 31 27 32 0 51-42 51-45 0-4-3-4-4-4-4 0-4 1-6 6-9 18-24 35-40 35-6 0-11-4-11-14 0-4 1-10 3-12 7-29 13-58 20-86z"><text:p/></draw:path></draw:g></draw:g></text:p>
      <text:p text:style-name="P7">To speed up the training in the early stages, compensating for the fact that <draw:g text:anchor-type="as-char" svg:y="-0.187cm" draw:z-index="10" draw:name="Shape23" draw:style-name="gr1"><svg:title>TexMaths</svg:title><svg:desc>12§display§m_t, g_t§svg§600§FALSE§</svg:desc><draw:g draw:style-name="gr2"><draw:path draw:style-name="gr3" draw:text-style-name="P11" svg:width="0.973cm" svg:height="0.228cm" svg:x="0.008cm" svg:y="0.021cm" svg:viewBox="0 0 974 229" svg:d="M488 229c-163 0-325 0-488 0 0-76 0-153 0-229 325 0 649 0 974 0 0 76 0 153 0 229-162 0-324 0-486 0z"><text:p/></draw:path><draw:path draw:style-name="gr4" draw:text-style-name="P12" svg:width="0.345cm" svg:height="0.189cm" svg:x="-0.001cm" svg:y="-0.001cm" svg:viewBox="0 0 346 190" svg:d="M25 160c-1 7-3 17-3 18 0 8 6 12 12 12 4 0 13-4 15-12 0-1 6-20 9-30 3-13 6-25 9-37 3-10 5-20 6-29 3-7 6-19 6-21 6-13 29-51 69-51 19 0 22 15 22 29 0 10-2 22-6 34-3 16-8 33-12 50-2 11-6 21-8 31-1 8-5 23-5 24 0 8 5 12 12 12 13 0 16-11 18-24 6-23 22-84 27-101 1-5 22-55 68-55 19 0 23 14 23 29 0 24-17 72-25 95-4 9-6 14-6 21 0 21 14 35 34 35 40 0 56-60 56-64s-4-4-5-4c-5 0-5 1-7 8-6 22-20 50-42 50-8 0-11-3-11-13 0-11 3-20 7-29 8-21 26-68 26-92 0-28-16-46-48-46s-54 19-69 41c0-5-1-19-13-30-11-9-24-11-35-11-37 0-58 28-65 37-2-24-20-37-40-37-19 0-27 17-31 24-7 14-13 40-13 41 0 5 5 5 6 5 4 0 4-1 7-10 7-30 16-50 30-50 7 0 13 3 13 19 0 8-1 13-7 35-8 32-15 65-24 96z"><text:p/></draw:path><draw:path draw:style-name="gr4" draw:text-style-name="P12" svg:width="0.099cm" svg:height="0.185cm" svg:x="0.37cm" svg:y="0.064cm" svg:viewBox="0 0 100 186" svg:d="M60 69c10 0 20 0 30 0 6 0 10 0 10-8 0-3-4-3-10-3-10 0-18 0-28 0 4-15 8-29 11-44 0-2 1-3 1-4 0-5-4-10-9-10-9 0-12 5-15 13-2 7 2-7-10 45-10 0-21 0-30 0-6 0-10 0-10 6 0 5 4 5 8 5 10 0 18 0 28 0-6 22-11 45-17 69-2 8-5 17-5 21 0 17 16 27 33 27 32 0 50-40 50-44 0-5-3-4-5-4-3 0-3 2-6 6-8 17-22 34-39 34-6 0-10-4-10-14 0-3 1-9 1-11 8-29 15-57 22-84z"><text:p/></draw:path><draw:path draw:style-name="gr4" draw:text-style-name="P12" svg:width="0.048cm" svg:height="0.125cm" svg:x="0.54cm" svg:y="0.14cm" svg:viewBox="0 0 49 126" svg:d="M49 45c0-28-11-45-26-45s-23 11-23 22c0 12 8 23 23 23 5 0 11-2 14-7 1 0 1-1 3-1 0 3 1 2 1 8 0 31-16 56-29 69-5 5-5 6-5 8s3 4 4 4c5 0 38-32 38-81z"><text:p/></draw:path><draw:path draw:style-name="gr4" draw:text-style-name="P12" svg:width="0.192cm" svg:height="0.271cm" svg:x="0.697cm" svg:y="-0.001cm" svg:viewBox="0 0 193 272" svg:d="M192 28c1-3 1-5 1-8 0-7-5-12-12-12-3 0-15 4-17 18-8-15-22-26-39-26-48 0-100 59-100 120 0 40 25 65 55 65 26 0 46-19 50-24-9 38-9 38-14 56-2 3-16 45-61 45-7 0-21 0-33-3 13-5 18-16 18-23 0-6-5-15-17-15-10 0-23 8-23 24 0 18 16 27 56 27 53 0 83-34 89-59 16-61 31-124 47-185zM138 132c-2 11-12 21-22 29-9 7-21 15-34 15-21 0-27-22-27-38 0-20 12-69 23-91 12-21 30-37 48-37 28 0 34 33 34 36 0 2-2 5-2 6-7 26-13 53-20 80z"><text:p/></draw:path><draw:path draw:style-name="gr4" draw:text-style-name="P12" svg:width="0.099cm" svg:height="0.185cm" svg:x="0.905cm" svg:y="0.064cm" svg:viewBox="0 0 100 186" svg:d="M60 69c10 0 20 0 30 0 6 0 10 0 10-8 0-3-4-3-10-3-10 0-18 0-28 0 4-15 8-29 11-44 0-2 1-3 1-4 0-5-4-10-9-10-9 0-12 5-15 13-2 7 2-7-10 45-10 0-21 0-30 0-6 0-10 0-10 6 0 5 4 5 8 5 10 0 18 0 28 0-6 22-11 45-17 69-2 8-5 17-5 21 0 17 16 27 33 27 32 0 50-40 50-44 0-5-3-4-5-4-3 0-3 2-6 6-8 17-22 34-39 34-6 0-10-4-10-14 0-3 1-9 1-11 8-29 15-57 22-84z"><text:p/></draw:path></draw:g></draw:g><text:s/>are initialised to zero, we rescale as follows:</text:p>
      <text:p text:style-name="P5"><draw:g text:anchor-type="as-char" svg:y="-0.469cm" draw:z-index="11" draw:name="Shape24" draw:style-name="gr1"><svg:title>TexMaths</svg:title><svg:desc>12§display§\hat{m}_t = \dfrac{m_t}{1 - \beta_1^t}§svg§600§FALSE§</svg:desc><draw:g draw:style-name="gr2"><draw:path draw:style-name="gr3" draw:text-style-name="P11" svg:width="2.24cm" svg:height="0.826cm" svg:x="0.008cm" svg:y="0.021cm" svg:viewBox="0 0 2241 827" svg:d="M0 0c747 0 1494 0 2241 0 0 276 0 552 0 827-747 0-1494 0-2241 0 0-275 0-551 0-827z"><text:p/></draw:path><draw:path draw:style-name="gr4" draw:text-style-name="P12" svg:width="0.112cm" svg:height="0.064cm" svg:x="0.115cm" svg:y="0.178cm" svg:viewBox="0 0 113 65" svg:d="M56 0c-19 19-37 38-56 58 2 2 5 4 7 7 17-15 33-29 49-43 17 14 33 28 50 43 2-3 4-5 7-7-19-20-37-39-57-58z"><text:p/></draw:path><draw:path draw:style-name="gr4" draw:text-style-name="P12" svg:width="0.345cm" svg:height="0.19cm" svg:x="-0.001cm" svg:y="0.284cm" svg:viewBox="0 0 346 191" svg:d="M25 162c-1 6-3 15-3 18 0 7 6 11 12 11 4 0 12-3 15-11 0-1 6-22 9-31 2-14 6-25 8-39 2-9 6-18 7-27 3-7 6-21 6-22 6-13 29-51 69-51 19 0 22 15 22 30 0 10-2 21-6 34-3 17-8 33-12 49-2 11-6 21-8 32-1 8-6 22-6 25 0 7 6 11 13 11 12 0 16-10 18-24 6-23 22-84 25-101 3-6 24-56 70-56 19 0 23 14 23 30 0 24-17 72-25 93-5 11-6 16-6 24 0 19 14 34 34 34 40 0 56-62 56-65 0-4-4-4-5-4-5 0-5 1-7 7-6 23-20 53-42 53-8 0-11-5-11-14 0-11 3-21 7-30 8-22 26-68 26-92 0-28-16-46-48-46s-54 19-69 42c0-6-1-20-13-30-11-10-24-12-35-12-37 0-59 28-66 37-1-24-19-37-39-37-19 0-27 17-31 24-7 16-13 40-13 42 0 4 4 2 5 4 5 0 5 0 7-10 7-30 16-50 31-50 7 0 13 3 13 19 0 9-1 14-7 36-8 32-15 64-24 97z"><text:p/></draw:path><draw:path draw:style-name="gr4" draw:text-style-name="P12" svg:width="0.099cm" svg:height="0.186cm" svg:x="0.37cm" svg:y="0.35cm" svg:viewBox="0 0 100 187" svg:d="M60 67c10 0 20 0 30 0 6 0 10 0 10-6 0-5-4-5-9-5-9 0-19 0-29 0 4-14 8-28 11-43 0-1 1-2 1-3 0-6-3-10-9-10-9 0-12 5-15 12-2 7 3-6-10 44-10 0-21 0-30 0-6 0-10 0-10 8 0 3 4 3 8 3 10 0 20 0 29 0-6 23-12 47-18 70-1 7-5 18-5 21 0 18 16 29 33 29 32 0 50-42 50-46 0-3-3-3-5-3s-3 0-6 6c-8 18-22 35-39 35-6 0-10-4-10-15 0-3 1-9 1-12 8-28 15-56 22-85z"><text:p/></draw:path><draw:path draw:style-name="gr4" draw:text-style-name="P12" svg:width="0.28cm" svg:height="0.097cm" svg:x="0.646cm" svg:y="0.31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" svg:width="0.345cm" svg:height="0.19cm" svg:x="1.446cm" svg:y="0cm" svg:viewBox="0 0 346 191" svg:d="M25 161c-1 7-3 16-3 19 0 7 6 11 12 11 4 0 13-4 15-12 1-2 6-21 9-32 3-12 6-25 9-37 3-9 5-19 7-28 2-8 5-20 5-21 6-13 29-51 69-51 19 0 22 15 22 28 0 11-2 23-6 35-3 17-8 33-12 49-2 11-6 22-8 33-1 8-5 22-5 25 0 7 6 11 12 11 13 0 16-11 19-24 6-24 22-85 26-102 1-5 22-55 69-55 18 0 23 14 23 28 0 24-18 72-26 95-4 10-6 14-6 23 0 20 15 35 34 35 40 0 56-62 56-65 0-5-4-5-5-5-5 0-5 1-6 8-7 22-21 52-43 52-8 0-11-4-11-13 0-11 5-21 8-30 7-22 25-68 25-92 0-28-16-46-48-46s-52 18-68 41c-1-6-2-19-14-30-11-9-24-11-35-11-37 0-58 26-65 37-2-24-20-37-40-37-19 0-26 17-31 24-7 14-13 40-13 41 0 5 5 5 6 5 4 0 5-2 7-11 7-29 16-49 30-49 7 0 13 3 13 19 0 8-1 13-6 35-8 32-16 64-25 97z"><text:p/></draw:path><draw:path draw:style-name="gr4" draw:text-style-name="P12" svg:width="0.099cm" svg:height="0.186cm" svg:x="1.817cm" svg:y="0.065cm" svg:viewBox="0 0 100 187" svg:d="M60 68c10 0 20 0 30 0 6 0 10 0 10-7 0-3-4-3-9-3-9 0-19 0-29 0 4-15 9-29 12-44 0-2 0-3 0-4 0-5-3-10-9-10-7 0-12 5-15 13-1 7 3-7-10 45-10 0-21 0-30 0-6 0-10 0-10 6 0 4 4 4 8 4 10 0 20 0 29 0-6 23-12 47-18 70-1 7-3 18-3 21 0 17 14 28 31 28 32 0 51-41 51-44 0-5-3-4-4-5-4 0-4 1-6 6-9 19-24 35-40 35-7 0-11-4-11-15 0-2 1-8 3-12 7-27 13-56 20-84z"><text:p/></draw:path><draw:path draw:style-name="gr4" draw:text-style-name="P12" svg:width="1.151cm" svg:height="0.016cm" svg:x="1.119cm" svg:y="0.357cm" svg:viewBox="0 0 1152 17" svg:d="M0 0c384 0 768 0 1152 0 0 6 0 11 0 17-384 0-768 0-1152 0 0-6 0-11 0-17z"><text:p/></draw:path><draw:path draw:style-name="gr4" draw:text-style-name="P12" svg:width="0.138cm" svg:height="0.278cm" svg:x="1.155cm" svg:y="0.478cm" svg:viewBox="0 0 139 279" svg:d="M86 11c0-11 0-11-9-11-27 26-64 26-77 26 0 5 0 9 0 14 8 0 34 0 55-11 0 73 0 145 0 218 0 14-1 20-39 20-5 0-9 0-14 0 0 4 0 8 0 12 15-1 52-1 69-1s54 0 68 1c0-4 0-8 0-12-5 0-8 0-13 0-38 0-40-4-40-20 0-79 0-157 0-236z"><text:p/></draw:path><draw:path draw:style-name="gr4" draw:text-style-name="P12" svg:width="0.256cm" svg:height="0.016cm" svg:x="1.457cm" svg:y="0.647cm" svg:viewBox="0 0 257 17" svg:d="M242 17c8 0 15 0 15-9 0-8-7-8-15-8-75 0-152 0-228 0-7 0-14 0-14 8 0 9 7 9 14 9 76 0 153 0 228 0z"><text:p/></draw:path><draw:path draw:style-name="gr4" draw:text-style-name="P12" svg:width="0.229cm" svg:height="0.377cm" svg:x="1.856cm" svg:y="0.461cm" svg:viewBox="0 0 230 378" svg:d="M230 58c0-33-24-58-57-58-24 0-36 6-52 17-23 17-45 57-54 90-23 88-44 177-67 267 0 1 1 4 5 4 2 0 5 0 6-2 9-39 19-77 29-116 8 25 26 41 57 41s63-14 82-34c20-19 33-45 33-76 0-32-15-53-31-64 25-13 49-39 49-69zM154 127c-5 2-10 2-20 2-6 0-14 2-19-1 1-4 16-3 21-3 9 0 13 0 18 2zM206 48c0 29-15 59-38 72-11-4-19-5-32-5-9 0-33 0-33 13 0 12 22 11 30 11 16 0 22 0 34-5 17 15 18 28 19 47 1 25-10 56-22 73-15 23-44 37-68 37-32 0-48-24-48-54 0-4 0-10 2-19 9-36 18-71 27-105 9-37 39-103 90-103 25 0 39 13 39 38z"><text:p/></draw:path><draw:path draw:style-name="gr4" draw:text-style-name="P12" svg:width="0.099cm" svg:height="0.186cm" svg:x="2.116cm" svg:y="0.43cm" svg:viewBox="0 0 100 187" svg:d="M60 67c11 0 20 0 31 0 5 0 9 0 9-6 0-3-4-3-9-3-9 0-18 0-27 0 3-15 7-30 10-45 0-1 0-2 0-3 0-6-3-10-9-10-7 0-12 5-13 12-3 8 1-6-12 46-10 0-21 0-30 0-6 0-10 0-10 6 0 3 4 3 10 3 9 0 18 0 27 0-6 23-11 47-17 70-2 8-4 18-4 22 0 17 14 28 31 28 32 0 51-42 51-46s-3-3-4-3c-4 0-4 1-6 6-9 18-24 35-40 35-6 0-11-4-11-15 0-2 1-9 3-12 7-28 13-56 20-85z"><text:p/></draw:path><draw:path draw:style-name="gr4" draw:text-style-name="P12" svg:width="0.107cm" svg:height="0.194cm" svg:x="2.114cm" svg:y="0.677cm" svg:viewBox="0 0 108 195" svg:d="M67 8c0-8-1-8-9-8-18 18-46 19-58 19 0 4 0 6 0 10 7 0 26 0 43-7 0 50 0 99 0 149 0 10 0 14-30 14-3 0-7 0-11 0 0 3 0 7 0 10 5 0 42-1 53-1 9 0 46 1 53 1 0-3 0-7 0-10-4 0-8 0-12 0-29 0-29-4-29-14 0-53 0-109 0-163z"><text:p/></draw:path></draw:g></draw:g></text:p>
      <text:p text:style-name="P5"><draw:g text:anchor-type="as-char" svg:y="-0.469cm" draw:z-index="12" draw:name="Shape25" draw:style-name="gr1"><svg:title>TexMaths</svg:title><svg:desc>12§display§\hat{v}_t = \dfrac{v_t}{1 - \beta_2^t}§svg§600§FALSE§</svg:desc><draw:g draw:style-name="gr2"><draw:path draw:style-name="gr3" draw:text-style-name="P11" svg:width="2.074cm" svg:height="0.826cm" svg:x="0.008cm" svg:y="0.021cm" svg:viewBox="0 0 2075 827" svg:d="M0 0c691 0 1384 0 2075 0 0 276 0 552 0 827-691 0-1384 0-2075 0 0-275 0-551 0-827z"><text:p/></draw:path><draw:path draw:style-name="gr4" draw:text-style-name="P12" svg:width="0.112cm" svg:height="0.064cm" svg:x="0.052cm" svg:y="0.178cm" svg:viewBox="0 0 113 65" svg:d="M56 0c-19 19-37 38-56 58 2 2 5 4 7 7 17-15 33-29 49-43 17 14 33 28 50 43 2-3 4-5 7-7-19-20-37-39-57-58z"><text:p/></draw:path><draw:path draw:style-name="gr4" draw:text-style-name="P12" svg:width="0.184cm" svg:height="0.19cm" svg:x="-0.001cm" svg:y="0.284cm" svg:viewBox="0 0 185 191" svg:d="M185 30c0-23-11-30-18-30-11 0-21 12-21 20 0 6 3 9 6 14 10 8 15 19 15 34 0 17-25 114-75 114-21 0-31-15-31-37 0-23 11-54 24-89 4-7 5-13 5-21 0-19-13-35-34-35-39 0-56 61-56 66 0 4 4 2 5 4 5 0 5-2 7-8 12-43 30-52 43-52 3 0 10 0 10 13 0 11-4 23-7 30-18 49-24 68-24 86 0 46 37 52 56 52 71 0 95-139 95-161z"><text:p/></draw:path><draw:path draw:style-name="gr4" draw:text-style-name="P12" svg:width="0.099cm" svg:height="0.186cm" svg:x="0.204cm" svg:y="0.35cm" svg:viewBox="0 0 100 187" svg:d="M60 67c10 0 20 0 30 0 6 0 10 0 10-6 0-5-4-5-10-5-10 0-18 0-28 0 4-14 8-28 11-43 0-1 1-2 1-3 0-6-4-10-10-10-8 0-11 5-14 12-2 7 2-6-10 44-11 0-21 0-32 0-4 0-8 0-8 8 0 3 4 3 8 3 10 0 18 0 28 0-6 23-11 47-17 70-2 7-5 18-5 21 0 18 15 29 32 29 33 0 51-42 51-46 0-3-3-3-5-3-3 0-3 0-6 6-8 18-22 35-39 35-6 0-10-4-10-15 0-3 1-9 1-12 8-28 15-56 22-85z"><text:p/></draw:path><draw:path draw:style-name="gr4" draw:text-style-name="P12" svg:width="0.28cm" svg:height="0.097cm" svg:x="0.48cm" svg:y="0.31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" svg:width="0.185cm" svg:height="0.19cm" svg:x="1.363cm" svg:y="0cm" svg:viewBox="0 0 186 191" svg:d="M186 30c0-23-11-30-19-30-11 0-21 11-21 20 0 5 3 9 8 12 8 9 14 21 14 35 0 18-26 114-76 114-21 0-31-14-31-36 0-24 12-55 24-90 4-7 6-13 6-20 0-19-14-35-35-35-39 0-56 61-56 65 0 5 5 5 6 5 4 0 5-2 6-9 13-42 31-51 43-51 4 0 11 0 11 13 0 11-5 21-7 30-19 48-24 67-24 85 0 45 37 53 56 53 71 0 95-139 95-161z"><text:p/></draw:path><draw:path draw:style-name="gr4" draw:text-style-name="P12" svg:width="0.099cm" svg:height="0.186cm" svg:x="1.568cm" svg:y="0.065cm" svg:viewBox="0 0 100 187" svg:d="M60 68c10 0 20 0 30 0 6 0 10 0 10-7 0-3-4-3-9-3-9 0-19 0-29 0 4-15 8-29 11-44 1-2 1-3 1-4 0-5-3-10-9-10-7 0-12 5-15 13-1 7 3-7-10 45-10 0-21 0-30 0-6 0-10 0-10 6 0 4 4 4 8 4 10 0 20 0 29 0-6 23-12 47-18 70-1 7-5 18-5 21 0 17 16 28 33 28 32 0 51-41 51-44 0-5-3-4-4-5-4 0-5 1-8 6-7 19-22 35-38 35-7 0-11-4-11-15 0-2 1-8 1-12 8-27 15-56 22-84z"><text:p/></draw:path><draw:path draw:style-name="gr4" draw:text-style-name="P12" svg:width="1.151cm" svg:height="0.016cm" svg:x="0.953cm" svg:y="0.357cm" svg:viewBox="0 0 1152 17" svg:d="M0 0c384 0 768 0 1152 0 0 6 0 11 0 17-384 0-768 0-1152 0 0-6 0-11 0-17z"><text:p/></draw:path><draw:path draw:style-name="gr4" draw:text-style-name="P12" svg:width="0.138cm" svg:height="0.278cm" svg:x="0.99cm" svg:y="0.478cm" svg:viewBox="0 0 139 279" svg:d="M86 11c0-11 0-11-9-11-27 26-64 26-77 26 0 5 0 9 0 14 8 0 34 0 55-11 0 73 0 145 0 218 0 14-1 20-39 20-5 0-9 0-14 0 0 4 0 8 0 12 15-1 52-1 69-1s54 0 68 1c0-4 0-8 0-12-5 0-8 0-13 0-38 0-40-4-40-20 0-79 0-157 0-236z"><text:p/></draw:path><draw:path draw:style-name="gr4" draw:text-style-name="P12" svg:width="0.257cm" svg:height="0.016cm" svg:x="1.29cm" svg:y="0.647cm" svg:viewBox="0 0 258 17" svg:d="M244 17c7 0 14 0 14-9 0-8-7-8-14-8-76 0-153 0-228 0-8 0-16 0-16 8 0 9 8 9 16 9 75 0 152 0 228 0z"><text:p/></draw:path><draw:path draw:style-name="gr4" draw:text-style-name="P12" svg:width="0.229cm" svg:height="0.377cm" svg:x="1.69cm" svg:y="0.461cm" svg:viewBox="0 0 230 378" svg:d="M230 58c0-33-24-58-57-58-24 0-36 6-52 17-23 17-45 57-54 90-23 88-44 177-67 267 0 1 1 4 5 4 2 0 5 0 6-2 9-39 19-77 29-116 8 25 26 41 57 41s63-14 82-34c20-19 33-45 33-76 0-32-15-53-31-64 25-13 49-39 49-69zM154 127c-5 2-10 2-20 2-6 0-14 2-19-1 1-4 16-3 21-3 9 0 13 0 18 2zM206 48c0 29-15 59-38 72-11-4-19-5-32-5-9 0-33 0-33 13 0 12 22 11 30 11 16 0 22 0 34-5 17 15 18 28 19 47 0 25-10 56-22 73-15 23-44 37-68 37-32 0-48-24-48-54 0-4 0-10 2-19 9-36 18-71 27-105 9-37 39-103 90-103 25 0 39 13 39 38z"><text:p/></draw:path><draw:path draw:style-name="gr4" draw:text-style-name="P12" svg:width="0.099cm" svg:height="0.186cm" svg:x="1.95cm" svg:y="0.43cm" svg:viewBox="0 0 100 187" svg:d="M60 67c11 0 20 0 31 0 5 0 9 0 9-6 0-3-4-3-9-3-9 0-18 0-27 0 3-15 7-30 10-45 0-1 0-2 0-3 0-6-3-10-9-10-7 0-12 5-13 12-3 8 1-6-12 46-10 0-21 0-30 0-6 0-10 0-10 6 0 3 4 3 10 3 9 0 18 0 27 0-6 23-12 47-18 70-1 8-3 18-3 22 0 17 14 28 31 28 32 0 51-42 51-46s-3-3-4-3c-4 0-4 1-6 6-9 18-24 35-40 35-6 0-11-4-11-15 0-2 1-9 3-12 7-28 13-56 20-85z"><text:p/></draw:path><draw:path draw:style-name="gr4" draw:text-style-name="P12" svg:width="0.13cm" svg:height="0.194cm" svg:x="1.934cm" svg:y="0.677cm" svg:viewBox="0 0 131 195" svg:d="M131 141c-4 0-7 0-11 0-1 8-4 24-7 28-3 1-25 1-30 1-18 0-36 0-54 0 31-27 42-36 59-49 22-18 43-36 43-63 0-36-31-58-70-58-36 0-61 25-61 53 0 14 12 17 16 17 7 0 15-6 15-16 0-6-2-16-18-16 10-21 30-27 43-27 30 0 46 23 46 47 0 25-19 45-28 56-24 23-48 45-72 69-2 4-2 4-2 12 41 0 80 0 121 0 4-18 6-36 10-54z"><text:p/></draw:path></draw:g></draw:g></text:p>
      <text:p text:style-name="P7">Finally, each parameter is adjusted according to:</text:p>
      <text:p text:style-name="P5"><draw:g text:anchor-type="as-char" svg:y="-0.467cm" draw:z-index="13" draw:name="Shape26" draw:style-name="gr1"><svg:title>TexMaths</svg:title><svg:desc>12§display§w_t = w_{t-1} - \dfrac{\eta}{\sqrt{\hat{v}_t} + \epsilon} \hat{m}_t§svg§600§FALSE§</svg:desc><draw:g draw:style-name="gr2"><draw:path draw:style-name="gr3" draw:text-style-name="P11" svg:width="4.339cm" svg:height="0.818cm" svg:x="0.008cm" svg:y="0.021cm" svg:viewBox="0 0 4340 819" svg:d="M0 0c1446 0 2893 0 4340 0 0 273 0 547 0 819-1447 0-2894 0-4340 0 0-272 0-546 0-819z"><text:p/></draw:path><draw:path draw:style-name="gr4" draw:text-style-name="P12" svg:width="0.279cm" svg:height="0.19cm" svg:x="-0.001cm" svg:y="0.284cm" svg:viewBox="0 0 280 191" svg:d="M182 44c3-9 8-25 8-27 0-9-6-12-14-12-4 0-12 3-15 12-1 3-21 84-24 95-3 12-4 20-4 27 0 5 0 5 1 8-10 22-22 36-39 36-34 0-34-32-34-39 0-13 3-30 22-82 5-13 7-19 7-27 0-19-13-35-34-35-40 0-56 61-56 65 0 5 4 3 5 5 5 0 5-2 7-8 12-39 28-52 43-52 4 0 10 1 10 14 0 11-5 22-7 29-18 50-24 70-24 85 0 39 28 53 60 53 7 0 27 0 44-29 11 27 40 29 53 29 31 0 49-26 61-52 14-32 28-89 28-109 0-23-12-30-20-30-9 0-20 12-20 20 0 6 2 9 6 12 5 5 16 16 16 36 0 15-14 56-24 77-11 22-26 38-46 38s-31-14-31-38c0-12 2-25 5-30 6-24 10-47 16-71z"><text:p/></draw:path><draw:path draw:style-name="gr4" draw:text-style-name="P12" svg:width="0.099cm" svg:height="0.186cm" svg:x="0.301cm" svg:y="0.35cm" svg:viewBox="0 0 100 187" svg:d="M60 67c10 0 20 0 30 0 6 0 10 0 10-6 0-5-4-5-9-5-9 0-19 0-29 0 4-14 8-28 11-43 1-1 1-2 1-3 0-6-3-10-9-10-7 0-12 5-15 12-2 7 3-6-10 44-10 0-21 0-30 0-6 0-10 0-10 8 0 3 4 3 8 3 10 0 20 0 29 0-6 23-12 47-18 70-1 7-5 18-5 22 0 18 16 28 33 28 32 0 51-42 51-45 0-4-3-3-4-4-4 0-5 0-8 6-7 18-22 35-39 35-6 0-10-4-10-14 0-4 1-10 1-12 8-29 15-57 22-86z"><text:p/></draw:path><draw:path draw:style-name="gr4" draw:text-style-name="P12" svg:width="0.28cm" svg:height="0.098cm" svg:x="0.577cm" svg:y="0.319cm" svg:viewBox="0 0 281 99" svg:d="M266 17c6 0 15 0 15-9 0-8-9-8-13-8-84 0-170 0-254 0-6 0-14 0-14 8 0 9 8 9 14 9 84 0 168 0 252 0zM268 99c4 0 13 0 13-9 0-8-9-8-15-8-84 0-168 0-252 0-6 0-14 0-14 8 0 9 8 9 14 9 84 0 170 0 254 0z"><text:p/></draw:path><draw:path draw:style-name="gr4" draw:text-style-name="P12" svg:width="0.277cm" svg:height="0.19cm" svg:x="1.012cm" svg:y="0.284cm" svg:viewBox="0 0 278 191" svg:d="M182 44c3-9 6-25 6-27 0-9-6-12-12-12-4 0-12 3-15 12-1 3-21 84-24 95-3 12-4 20-4 27 0 5 0 5 0 8-9 22-21 36-38 36-34 0-34-32-34-39 0-13 3-30 22-82 5-13 7-19 7-27 0-19-14-35-35-35-39 0-55 61-55 65 0 5 4 5 5 5 5 0 5-2 7-8 11-39 28-52 42-52 4 0 11 1 11 14 0 11-5 22-7 29-20 50-24 70-24 85 0 39 28 53 60 53 7 0 26 0 43-29 12 27 41 29 53 29 32 0 50-26 61-52 14-32 27-89 27-109 0-23-10-30-18-30-10 0-21 12-21 20 0 6 3 9 7 12 5 5 14 16 14 36 0 15-12 56-22 77-11 22-26 38-47 38-19 0-31-14-31-38 0-12 3-25 4-30 6-24 12-47 18-71z"><text:p/></draw:path><draw:path draw:style-name="gr4" draw:text-style-name="P12" svg:width="0.099cm" svg:height="0.186cm" svg:x="1.314cm" svg:y="0.35cm" svg:viewBox="0 0 100 187" svg:d="M60 67c10 0 20 0 30 0 5 0 10 0 10-6 0-5-5-5-10-5-10 0-18 0-28 0 4-14 8-28 11-43 0-1 1-2 1-3 0-6-4-10-10-10-8 0-11 5-14 12-2 7 2-6-12 44-9 0-20 0-30 0-4 0-8 0-8 8 0 3 2 3 8 3 10 0 18 0 28 0-6 23-11 47-17 70-2 7-5 18-5 22 0 18 15 28 32 28 33 0 51-42 51-45 0-4-3-4-5-4-3 0-3 0-6 6-8 18-22 35-39 35-6 0-10-4-10-14 0-4 1-10 1-12 8-29 15-57 22-86z"><text:p/></draw:path><draw:path draw:style-name="gr4" draw:text-style-name="P12" svg:width="0.198cm" svg:height="0.013cm" svg:x="1.461cm" svg:y="0.453cm" svg:viewBox="0 0 199 14" svg:d="M187 14c5 0 12 0 12-7s-7-7-12-7c-59 0-116 0-175 0-5 0-12 0-12 7s7 7 12 7c59 0 116 0 175 0z"><text:p/></draw:path><draw:path draw:style-name="gr4" draw:text-style-name="P12" svg:width="0.106cm" svg:height="0.195cm" svg:x="1.725cm" svg:y="0.34cm" svg:viewBox="0 0 107 196" svg:d="M66 8c0-8 0-8-8-8-20 19-46 19-58 19 0 4 0 7 0 11 7 0 26 0 42-8 0 50 0 99 0 150 0 9 0 13-29 13-3 0-8 0-12 0 0 4 0 7 0 11 6 0 42-1 53-1 10 0 47 1 53 1 0-4 0-7 0-11-4 0-7 0-11 0-30 0-30-4-30-13 0-54 0-110 0-164z"><text:p/></draw:path><draw:path draw:style-name="gr4" draw:text-style-name="P12" svg:width="0.256cm" svg:height="0.016cm" svg:x="2.01cm" svg:y="0.358cm" svg:viewBox="0 0 257 17" svg:d="M242 17c8 0 15 0 15-9 0-8-7-8-15-8-75 0-152 0-228 0-7 0-14 0-14 8 0 9 7 9 14 9 76 0 153 0 228 0z"><text:p/></draw:path><draw:path draw:style-name="gr4" draw:text-style-name="P12" svg:width="0.196cm" svg:height="0.277cm" svg:x="3.041cm" svg:y="0cm" svg:viewBox="0 0 197 278" svg:d="M193 70c3-8 4-14 4-24 0-28-17-46-48-46-34 0-55 22-66 37-1-24-19-37-39-37-19 0-27 17-31 24-7 14-13 40-13 41 0 5 4 3 5 5 5 0 5-2 7-11 7-29 16-49 31-49 7 0 13 3 13 19 0 8-1 13-7 35-8 32-15 65-24 97-1 7-3 17-3 19 0 7 6 11 12 11 4 0 12-4 15-12 0-1 5-20 9-31 2-12 6-25 8-37 2-10 6-20 7-29 1-3 5-17 5-20 1-3 14-27 29-38 9-7 23-14 41-14s22 14 22 28c0 3 0 10-4 27-16 65-33 130-48 195-2 4-2 3-2 6 0 7 5 12 12 12 14 0 16-12 17-17 16-64 33-128 48-191z"><text:p/></draw:path><draw:path draw:style-name="gr4" draw:text-style-name="P12" svg:width="1.39cm" svg:height="0.016cm" svg:x="2.446cm" svg:y="0.358cm" svg:viewBox="0 0 1391 17" svg:d="M0 0c463 0 926 0 1391 0 0 6 0 11 0 17-465 0-928 0-1391 0 0-6 0-11 0-17z"><text:p/></draw:path><draw:path draw:style-name="gr4" draw:text-style-name="P12" svg:width="0.328cm" svg:height="0.421cm" svg:x="2.477cm" svg:y="0.441cm" svg:viewBox="0 0 329 422" svg:d="M133 377c-25-55-49-109-74-163-4-7-5-7-6-7s-3 0-7 3c-14 10-28 19-41 30-5 5-5 6-5 8 0 1 1 4 4 4 2 0 9-6 14-9 2-3 10-8 13-11 28 60 57 121 84 183 3 7 5 7 9 7 6 0 7-3 10-9 64-132 128-264 191-396 4-6 4-7 4-9 0-3-4-8-9-8-3 0-7 2-9 8-59 123-119 246-178 369z"><text:p/></draw:path><draw:path draw:style-name="gr4" draw:text-style-name="P12" svg:width="0.352cm" svg:height="0.016cm" svg:x="2.797cm" svg:y="0.441cm" svg:viewBox="0 0 353 17" svg:d="M0 0c118 0 235 0 353 0 0 6 0 11 0 17-118 0-235 0-353 0 0-6 0-11 0-17z"><text:p/></draw:path><draw:path draw:style-name="gr4" draw:text-style-name="P12" svg:width="0.112cm" svg:height="0.064cm" svg:x="2.862cm" svg:y="0.492cm" svg:viewBox="0 0 113 65" svg:d="M56 0c-19 19-37 38-56 58 2 2 5 4 7 7 17-15 33-28 49-42 17 14 33 27 50 42 2-3 4-5 7-7-19-20-37-39-57-58z"><text:p/></draw:path><draw:path draw:style-name="gr4" draw:text-style-name="P12" svg:width="0.184cm" svg:height="0.19cm" svg:x="2.809cm" svg:y="0.601cm" svg:viewBox="0 0 185 191" svg:d="M185 29c0-23-11-29-18-29-11 0-21 11-21 20 0 5 2 8 6 12 10 9 15 20 15 35 0 18-25 114-75 114-21 0-31-14-31-37s11-54 24-89c4-7 5-13 5-21 0-18-13-34-35-34-39 0-55 61-55 65 0 3 4 2 5 3 5 0 5 0 7-7 12-42 30-53 42-53 4 0 11 0 11 15 0 9-4 21-7 29-18 49-24 68-24 86 0 46 37 53 56 53 71 0 95-139 95-162z"><text:p/></draw:path><draw:path draw:style-name="gr4" draw:text-style-name="P12" svg:width="0.099cm" svg:height="0.186cm" svg:x="3.015cm" svg:y="0.664cm" svg:viewBox="0 0 100 187" svg:d="M60 67c10 0 20 0 30 0 5 0 10 0 10-6 0-3-5-3-10-3-10 0-18 0-28 0 4-15 8-30 11-45 0-1 1-2 1-3 0-6-4-10-10-10-8 0-11 5-14 13-2 7 2-7-12 45-9 0-20 0-30 0-4 0-8 0-8 6 0 3 2 3 8 3 10 0 18 0 28 0-6 23-11 47-17 70-2 8-5 18-5 23 0 17 15 27 32 27 33 0 51-42 51-45 0-5-3-4-5-4-3 0-3 1-6 6-8 18-22 35-39 35-6 0-10-4-10-14 0-3 0-10 1-12 8-29 15-57 22-86z"><text:p/></draw:path><draw:path draw:style-name="gr4" draw:text-style-name="P12" svg:width="0.279cm" svg:height="0.28cm" svg:x="3.268cm" svg:y="0.541cm" svg:viewBox="0 0 280 281" svg:d="M149 149c39 0 78 0 117 0 6 0 14 0 14-8 0-9-8-9-14-9-39 0-78 0-117 0 0-39 0-78 0-118 0-6 0-14-9-14-8 0-8 8-8 14 0 40 0 79 0 118-40 0-79 0-119 0-6 0-13 0-13 9 0 8 7 8 13 8 40 0 79 0 119 0 0 38 0 78 0 118 0 6 0 14 8 14 9 0 9-8 9-14 0-40 0-80 0-118z"><text:p/></draw:path><draw:path draw:style-name="gr4" draw:text-style-name="P12" svg:width="0.137cm" svg:height="0.185cm" svg:x="3.686cm" svg:y="0.604cm" svg:viewBox="0 0 138 186" svg:d="M106 87c7 0 14 0 14-8 0-6-5-6-12-6-23 0-46 0-68 0 9-36 33-61 72-61 4 0 8 0 13 0 7 0 13 0 13-7 0-5-5-5-12-5-5 0-10 0-14 0-56 0-112 42-112 106 0 47 31 80 76 80 27 0 55-17 55-21 0-2 0-6-4-6-1 0-2 0-6 2-13 8-29 16-44 16-24 0-46-18-46-56 0-14 4-30 5-34 23 0 47 0 70 0z"><text:p/></draw:path><draw:path draw:style-name="gr4" draw:text-style-name="P12" svg:width="0.112cm" svg:height="0.064cm" svg:x="4.016cm" svg:y="0.179cm" svg:viewBox="0 0 113 65" svg:d="M56 0c-19 19-37 38-56 58 2 2 6 4 8 7 16-15 33-29 48-43 17 14 33 28 50 43 2-3 4-5 7-7-19-20-37-39-57-58z"><text:p/></draw:path><draw:path draw:style-name="gr4" draw:text-style-name="P12" svg:width="0.345cm" svg:height="0.19cm" svg:x="3.899cm" svg:y="0.284cm" svg:viewBox="0 0 346 191" svg:d="M25 162c-1 6-3 16-3 18 0 7 6 11 12 11 4 0 13-2 15-11 0-1 6-21 9-31 2-13 6-25 8-38 4-10 6-18 7-28 3-7 6-21 6-22 6-13 29-51 69-51 19 0 22 15 22 30 0 10-2 21-6 34-3 17-8 33-12 50-2 11-6 20-8 31-1 8-6 23-6 25 0 7 6 11 13 11 13 0 16-10 18-24 6-23 22-84 27-101 1-6 22-56 69-56 18 0 23 14 23 30 0 24-18 72-26 93-4 11-6 16-6 24 0 20 14 34 34 34 40 0 56-61 56-65 0-3-4-3-5-3-5 0-5 1-6 7-7 23-21 53-43 53-8 0-11-5-11-15 0-11 3-20 8-30 7-21 25-68 25-92 0-28-16-46-48-46s-54 19-69 41c0-5-1-19-13-29-11-10-24-12-35-12-37 0-59 28-66 37-1-24-19-37-39-37-19 0-27 17-31 24-7 16-13 40-13 41 0 5 4 3 5 5 5 0 5 0 7-10 7-30 16-50 31-50 7 0 13 3 13 19 0 9-1 14-7 36-8 32-15 65-24 97z"><text:p/></draw:path><draw:path draw:style-name="gr4" draw:text-style-name="P12" svg:width="0.099cm" svg:height="0.186cm" svg:x="4.27cm" svg:y="0.35cm" svg:viewBox="0 0 100 187" svg:d="M60 67c10 0 20 0 30 0 6 0 10 0 10-6 0-5-4-5-9-5-9 0-19 0-29 0 4-14 8-28 11-43 1-1 1-2 1-3 0-6-3-10-9-10-7 0-12 5-15 12-2 7 3-6-10 44-10 0-21 0-30 0-6 0-10 0-10 8 0 3 4 3 8 3 10 0 20 0 29 0-6 23-12 47-18 70-1 7-5 18-5 22 0 18 16 28 33 28 32 0 51-42 51-45 0-4-3-3-4-4-4 0-5 0-8 6-7 18-22 35-39 35-6 0-10-4-10-14 0-4 1-10 1-12 8-29 15-57 22-86z"><text:p/></draw:path></draw:g></draw:g></text:p>
      <text:p text:style-name="P7">As with momentum, when switching from SGD to adam, we often need to reduce the learning rate <draw:g text:anchor-type="as-char" svg:y="-0.189cm" draw:z-index="14" draw:name="Shape27" draw:style-name="gr1"><svg:title>TexMaths</svg:title><svg:desc>12§display§\eta§svg§600§FALSE§</svg:desc><draw:g draw:style-name="gr2"><draw:path draw:style-name="gr3" draw:text-style-name="P11" svg:width="0.162cm" svg:height="0.231cm" svg:x="0.008cm" svg:y="0.022cm" svg:viewBox="0 0 163 232" svg:d="M0 0c54 0 109 0 163 0 0 77 0 155 0 232-54 0-109 0-163 0 0-77 0-155 0-232z"><text:p/></draw:path><draw:path draw:style-name="gr4" draw:text-style-name="P12" svg:width="0.193cm" svg:height="0.274cm" svg:x="-0.001cm" svg:y="0cm" svg:viewBox="0 0 194 275" svg:d="M190 70c3-9 4-14 4-26 0-26-17-44-48-44-33 0-54 22-63 36-3-24-21-36-39-36-19 0-27 17-31 24-7 14-13 40-13 41 0 3 4 2 5 3 5 0 5 0 7-9 7-30 16-49 31-49 7 0 13 2 13 19 0 8-2 13-7 35-8 32-15 64-24 96-1 6-3 15-3 18 0 7 4 10 12 10 4 0 12-2 15-10 0-2 5-22 7-32 3-12 6-25 10-37 2-8 5-18 7-27 1-3 4-17 5-20s14-27 26-38c10-7 23-14 41-14s23 14 23 28c0 3 0 10-5 27-16 63-31 128-48 192-1 5-1 6-1 7 0 6 5 11 12 11 13 0 15-12 17-17 16-62 32-126 47-188z"><text:p/></draw:path></draw:g></draw:g><text:s/>in order to compensate for the factor of <draw:g text:anchor-type="as-char" svg:y="-0.561cm" draw:z-index="15" draw:name="Shape28" draw:style-name="gr1"><svg:title>TexMaths</svg:title><svg:desc>12§display§\dfrac{1}{\sqrt{\hat{v}_t + \epsilon}}§svg§600§FALSE§</svg:desc><draw:g draw:style-name="gr2"><draw:path draw:style-name="gr3" draw:text-style-name="P11" svg:width="1.344cm" svg:height="0.912cm" svg:x="0.022cm" svg:y="0.022cm" svg:viewBox="0 0 1345 913" svg:d="M0 0c449 0 896 0 1345 0 0 305 0 608 0 913-449 0-896 0-1345 0 0-305 0-608 0-913z"><text:p/></draw:path><draw:path draw:style-name="gr4" draw:text-style-name="P12" svg:width="0.138cm" svg:height="0.28cm" svg:x="0.626cm" svg:y="0cm" svg:viewBox="0 0 139 281" svg:d="M86 11c0-10 0-11-9-11-25 26-63 26-77 26 0 5 0 9 0 14 8 0 34 0 55-11 0 73 0 145 0 218 0 16-1 20-38 20-5 0-9 0-13 0 0 4 0 9 0 14 14-2 49-2 67-2 17 0 54 0 68 2 0-5 0-10 0-14-5 0-8 0-13 0-37 0-40-4-40-20 0-79 0-157 0-236z"><text:p/></draw:path><draw:path draw:style-name="gr4" draw:text-style-name="P12" svg:width="1.387cm" svg:height="0.016cm" svg:x="0cm" svg:y="0.452cm" svg:viewBox="0 0 1388 17" svg:d="M0 0c463 0 925 0 1388 0 0 6 0 11 0 17-463 0-925 0-1388 0 0-6 0-11 0-17z"><text:p/></draw:path><draw:path draw:style-name="gr4" draw:text-style-name="P12" svg:width="0.327cm" svg:height="0.42cm" svg:x="0.031cm" svg:y="0.533cm" svg:viewBox="0 0 328 421" svg:d="M133 377c-25-56-49-110-74-164-4-7-5-7-6-7s-4 0-7 4c-14 9-28 19-41 30-5 5-5 6-5 7s1 4 4 4c2 0 9-5 14-9 2-2 8-7 13-11 28 60 55 122 83 183 4 7 6 7 10 7 6 0 7-3 10-9 64-131 128-263 191-395 3-6 3-7 3-9 0-4-3-8-9-8-2 0-6 2-9 8-59 123-118 245-177 369z"><text:p/></draw:path><draw:path draw:style-name="gr4" draw:text-style-name="P12" svg:width="1.036cm" svg:height="0.016cm" svg:x="0.352cm" svg:y="0.533cm" svg:viewBox="0 0 1037 17" svg:d="M0 0c346 0 691 0 1037 0 0 6 0 11 0 17-346 0-691 0-1037 0 0-6 0-11 0-17z"><text:p/></draw:path><draw:path draw:style-name="gr4" draw:text-style-name="P12" svg:width="0.111cm" svg:height="0.064cm" svg:x="0.416cm" svg:y="0.586cm" svg:viewBox="0 0 112 65" svg:d="M56 0c-19 19-37 38-56 58 2 2 5 4 7 7 17-15 33-29 49-43 16 14 33 28 48 43 3-3 5-5 8-7-18-20-38-39-56-58z"><text:p/></draw:path><draw:path draw:style-name="gr4" draw:text-style-name="P12" svg:width="0.184cm" svg:height="0.19cm" svg:x="0.364cm" svg:y="0.693cm" svg:viewBox="0 0 185 191" svg:d="M185 29c0-23-11-29-19-29-10 0-21 11-21 19 0 6 3 9 7 13 9 9 15 20 15 35 0 18-27 114-76 114-21 0-31-14-31-37s12-54 25-89c3-7 5-13 5-21 0-18-13-34-35-34-39 0-55 61-55 65 0 3 4 3 5 3 3 0 5-1 7-7 12-43 30-53 42-53 4 0 11 0 11 15 0 9-5 21-7 29-20 49-24 68-24 86 0 45 37 53 56 53 71 0 95-141 95-162z"><text:p/></draw:path><draw:path draw:style-name="gr4" draw:text-style-name="P12" svg:width="0.099cm" svg:height="0.186cm" svg:x="0.567cm" svg:y="0.757cm" svg:viewBox="0 0 100 187" svg:d="M60 67c10 0 20 0 30 0 6 0 10 0 10-6 0-3-4-3-9-3-9 0-19 0-29 0 4-15 9-30 12-45 0-1 0-2 0-3 0-6-3-10-9-10-7 0-12 5-15 12-1 8 3-6-10 46-10 0-21 0-30 0-6 0-10 0-10 6 0 3 4 3 8 3 10 0 20 0 29 0-6 23-12 47-18 70-1 8-3 18-3 22 0 17 14 28 31 28 32 0 51-42 51-46s-3-2-4-3c-4 0-4 1-6 6-9 18-24 35-40 35-7 0-11-4-11-15 0-2 1-9 3-12 7-28 13-56 20-85z"><text:p/></draw:path><draw:path draw:style-name="gr4" draw:text-style-name="P12" svg:width="0.28cm" svg:height="0.28cm" svg:x="0.819cm" svg:y="0.633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12" svg:width="0.138cm" svg:height="0.186cm" svg:x="1.237cm" svg:y="0.697cm" svg:viewBox="0 0 139 187" svg:d="M106 86c7 0 14 0 14-7 0-5-5-5-12-5-23 0-46 0-68 0 9-36 33-61 72-61 4 0 8 0 13 0 7 0 14 0 14-7 0-6-6-6-13-6-5 0-10 0-14 0-56 0-112 43-112 107 0 46 31 80 77 80 26 0 54-17 54-22 0-1 0-6-4-6-1 0-2 0-6 3-13 8-29 15-44 15-24 0-46-18-46-55 0-14 4-30 5-36 23 0 47 0 70 0z"><text:p/></draw:path></draw:g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21:04:16.432647940</meta:creation-date>
    <dc:date>2022-09-13T20:49:37.625640278</dc:date>
    <meta:editing-duration>PT19M26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2" meta:paragraph-count="32" meta:word-count="164" meta:character-count="998" meta:non-whitespace-character-count="843"/>
  </office:meta>
</office:document-meta>
</file>